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map style:condition="cell-content()=701" style:apply-style-name="Pirometro1" style:base-cell-address="Sheet1.B2"/>
      <style:map style:condition="cell-content()=702" style:apply-style-name="Pirometro2" style:base-cell-address="Sheet1.B2"/>
      <style:map style:condition="cell-content()=0" style:apply-style-name="Vacio" style:base-cell-address="Sheet1.B2"/>
      <style:map style:condition="cell-content()=703" style:apply-style-name="Magnetometro" style:base-cell-address="Sheet1.B2"/>
    </style:style>
    <style:style style:name="ce2" style:family="table-cell" style:parent-style-name="Default">
      <style:map style:condition="cell-content()=701" style:apply-style-name="Pirometro1" style:base-cell-address="Sheet1.B2"/>
      <style:map style:condition="cell-content()=702" style:apply-style-name="Pirometro2" style:base-cell-address="Sheet1.B2"/>
      <style:map style:condition="cell-content()=0" style:apply-style-name="Vacio" style:base-cell-address="Sheet1.B2"/>
      <style:map style:condition="cell-content()=703" style:apply-style-name="Magnetometro" style:base-cell-address="Sheet1.B2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43"/>
    <style:style style:name="ce6" style:family="table-cell" style:parent-style-name="Default">
      <style:text-properties style:font-name="Arial" style:font-name-asian="DejaVu Sans" style:font-name-complex="Lohit Hindi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formula="of:=COUNT([.B2:.B31]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4M58S" calcext:value-type="time">
            <text:p>12:54:58 PM</text:p>
          </table:table-cell>
          <table:table-cell table:formula="of:=COUNT([.B2:.B6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4M59S" calcext:value-type="time">
            <text:p>12:54:59 PM</text:p>
          </table:table-cell>
          <table:table-cell table:number-columns-repeated="2"/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00S" calcext:value-type="time">
            <text:p>12:55:00 PM</text:p>
          </table:table-cell>
          <table:table-cell table:number-columns-repeated="2"/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01S" calcext:value-type="time">
            <text:p>12:55:01 PM</text:p>
          </table:table-cell>
          <table:table-cell table:number-columns-repeated="2"/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02S" calcext:value-type="time">
            <text:p>12:55:02 PM</text:p>
          </table:table-cell>
          <table:table-cell table:number-columns-repeated="2"/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03S" calcext:value-type="time">
            <text:p>12:55:03 PM</text:p>
          </table:table-cell>
          <table:table-cell table:formula="of:=COUNT([.B7:.B24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03S" calcext:value-type="time">
            <text:p>12:55:03 PM</text:p>
          </table:table-cell>
          <table:table-cell table:number-columns-repeated="2"/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03S" calcext:value-type="time">
            <text:p>12:55:03 PM</text:p>
          </table:table-cell>
          <table:table-cell table:number-columns-repeated="2"/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04S" calcext:value-type="time">
            <text:p>12:55:04 PM</text:p>
          </table:table-cell>
          <table:table-cell table:number-columns-repeated="2"/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04S" calcext:value-type="time">
            <text:p>12:55:04 PM</text:p>
          </table:table-cell>
          <table:table-cell table:number-columns-repeated="2"/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05S" calcext:value-type="time">
            <text:p>12:55:05 PM</text:p>
          </table:table-cell>
          <table:table-cell table:number-columns-repeated="2"/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05S" calcext:value-type="time">
            <text:p>12:55:05 PM</text:p>
          </table:table-cell>
          <table:table-cell table:number-columns-repeated="2"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06S" calcext:value-type="time">
            <text:p>12:55:06 PM</text:p>
          </table:table-cell>
          <table:table-cell table:number-columns-repeated="2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07S" calcext:value-type="time">
            <text:p>12:55:07 PM</text:p>
          </table:table-cell>
          <table:table-cell table:number-columns-repeated="2"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07S" calcext:value-type="time">
            <text:p>12:55:07 PM</text:p>
          </table:table-cell>
          <table:table-cell table:number-columns-repeated="2"/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08S" calcext:value-type="time">
            <text:p>12:55:08 PM</text:p>
          </table:table-cell>
          <table:table-cell table:number-columns-repeated="2"/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08S" calcext:value-type="time">
            <text:p>12:55:08 PM</text:p>
          </table:table-cell>
          <table:table-cell table:number-columns-repeated="2"/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09S" calcext:value-type="time">
            <text:p>12:55:09 PM</text:p>
          </table:table-cell>
          <table:table-cell table:number-columns-repeated="2"/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09S" calcext:value-type="time">
            <text:p>12:55:09 PM</text:p>
          </table:table-cell>
          <table:table-cell table:number-columns-repeated="2"/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10S" calcext:value-type="time">
            <text:p>12:55:10 PM</text:p>
          </table:table-cell>
          <table:table-cell table:number-columns-repeated="2"/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10S" calcext:value-type="time">
            <text:p>12:55:10 PM</text:p>
          </table:table-cell>
          <table:table-cell table:number-columns-repeated="2"/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11S" calcext:value-type="time">
            <text:p>12:55:11 PM</text:p>
          </table:table-cell>
          <table:table-cell table:number-columns-repeated="2"/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11S" calcext:value-type="time">
            <text:p>12:55:11 PM</text:p>
          </table:table-cell>
          <table:table-cell table:number-columns-repeated="2"/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12S" calcext:value-type="time">
            <text:p>12:55:12 PM</text:p>
          </table:table-cell>
          <table:table-cell table:formula="of:=COUNT([.B25:.B31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13S" calcext:value-type="time">
            <text:p>12:55:13 PM</text:p>
          </table:table-cell>
          <table:table-cell table:number-columns-repeated="2"/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14S" calcext:value-type="time">
            <text:p>12:55:14 PM</text:p>
          </table:table-cell>
          <table:table-cell table:number-columns-repeated="2"/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15S" calcext:value-type="time">
            <text:p>12:55:15 PM</text:p>
          </table:table-cell>
          <table:table-cell table:number-columns-repeated="2"/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16S" calcext:value-type="time">
            <text:p>12:55:16 PM</text:p>
          </table:table-cell>
          <table:table-cell table:number-columns-repeated="2"/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17S" calcext:value-type="time">
            <text:p>12:55:17 PM</text:p>
          </table:table-cell>
          <table:table-cell table:number-columns-repeated="2"/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18S" calcext:value-type="time">
            <text:p>12:55:18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25S" calcext:value-type="time">
            <text:p>12:55:25 PM</text:p>
          </table:table-cell>
          <table:table-cell table:number-columns-repeated="2"/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26S" calcext:value-type="time">
            <text:p>12:55:26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formula="of:=COUNT([.B36:.B62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35S" calcext:value-type="time">
            <text:p>12:55:35 PM</text:p>
          </table:table-cell>
          <table:table-cell table:style-name="ce6" table:formula="of:=COUNT([.B36:.B43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36S" calcext:value-type="time">
            <text:p>12:55:36 PM</text:p>
          </table:table-cell>
          <table:table-cell table:number-columns-repeated="2"/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37S" calcext:value-type="time">
            <text:p>12:55:37 PM</text:p>
          </table:table-cell>
          <table:table-cell table:number-columns-repeated="2"/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38S" calcext:value-type="time">
            <text:p>12:55:38 PM</text:p>
          </table:table-cell>
          <table:table-cell table:number-columns-repeated="2"/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39S" calcext:value-type="time">
            <text:p>12:55:39 PM</text:p>
          </table:table-cell>
          <table:table-cell table:number-columns-repeated="2"/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40S" calcext:value-type="time">
            <text:p>12:55:40 PM</text:p>
          </table:table-cell>
          <table:table-cell table:number-columns-repeated="2"/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41S" calcext:value-type="time">
            <text:p>12:55:41 PM</text:p>
          </table:table-cell>
          <table:table-cell table:number-columns-repeated="2"/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42S" calcext:value-type="time">
            <text:p>12:55:42 PM</text:p>
          </table:table-cell>
          <table:table-cell table:number-columns-repeated="2"/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42S" calcext:value-type="time">
            <text:p>12:55:42 PM</text:p>
          </table:table-cell>
          <table:table-cell table:formula="of:=COUNT([.B44:.B57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42S" calcext:value-type="time">
            <text:p>12:55:42 PM</text:p>
          </table:table-cell>
          <table:table-cell table:number-columns-repeated="2"/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43S" calcext:value-type="time">
            <text:p>12:55:43 PM</text:p>
          </table:table-cell>
          <table:table-cell table:number-columns-repeated="2"/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43S" calcext:value-type="time">
            <text:p>12:55:43 PM</text:p>
          </table:table-cell>
          <table:table-cell table:number-columns-repeated="2"/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44S" calcext:value-type="time">
            <text:p>12:55:44 PM</text:p>
          </table:table-cell>
          <table:table-cell table:number-columns-repeated="2"/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44S" calcext:value-type="time">
            <text:p>12:55:44 PM</text:p>
          </table:table-cell>
          <table:table-cell table:number-columns-repeated="2"/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45S" calcext:value-type="time">
            <text:p>12:55:45 PM</text:p>
          </table:table-cell>
          <table:table-cell table:number-columns-repeated="2"/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45S" calcext:value-type="time">
            <text:p>12:55:45 PM</text:p>
          </table:table-cell>
          <table:table-cell table:number-columns-repeated="2"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46S" calcext:value-type="time">
            <text:p>12:55:46 PM</text:p>
          </table:table-cell>
          <table:table-cell table:number-columns-repeated="2"/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46S" calcext:value-type="time">
            <text:p>12:55:46 PM</text:p>
          </table:table-cell>
          <table:table-cell table:number-columns-repeated="2"/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46S" calcext:value-type="time">
            <text:p>12:55:46 PM</text:p>
          </table:table-cell>
          <table:table-cell table:number-columns-repeated="2"/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47S" calcext:value-type="time">
            <text:p>12:55:47 PM</text:p>
          </table:table-cell>
          <table:table-cell table:number-columns-repeated="2"/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47S" calcext:value-type="time">
            <text:p>12:55:47 PM</text:p>
          </table:table-cell>
          <table:table-cell table:number-columns-repeated="2"/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48S" calcext:value-type="time">
            <text:p>12:55:48 PM</text:p>
          </table:table-cell>
          <table:table-cell table:number-columns-repeated="2"/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48S" calcext:value-type="time">
            <text:p>12:55:48 PM</text:p>
          </table:table-cell>
          <table:table-cell table:formula="of:=COUNT([.B58:.B6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49S" calcext:value-type="time">
            <text:p>12:55:49 PM</text:p>
          </table:table-cell>
          <table:table-cell table:number-columns-repeated="2"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51S" calcext:value-type="time">
            <text:p>12:55:51 PM</text:p>
          </table:table-cell>
          <table:table-cell table:number-columns-repeated="2"/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52S" calcext:value-type="time">
            <text:p>12:55:52 PM</text:p>
          </table:table-cell>
          <table:table-cell table:number-columns-repeated="2"/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5M53S" calcext:value-type="time">
            <text:p>12:55:53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formula="of:=COUNT([.B64:.B89]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6M25S" calcext:value-type="time">
            <text:p>12:56:25 PM</text:p>
          </table:table-cell>
          <table:table-cell table:formula="of:=COUNT([.B64:.B69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6M26S" calcext:value-type="time">
            <text:p>12:56:26 PM</text:p>
          </table:table-cell>
          <table:table-cell table:number-columns-repeated="2"/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6M27S" calcext:value-type="time">
            <text:p>12:56:27 PM</text:p>
          </table:table-cell>
          <table:table-cell table:number-columns-repeated="2"/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6M28S" calcext:value-type="time">
            <text:p>12:56:28 PM</text:p>
          </table:table-cell>
          <table:table-cell table:number-columns-repeated="2"/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6M29S" calcext:value-type="time">
            <text:p>12:56:29 PM</text:p>
          </table:table-cell>
          <table:table-cell table:number-columns-repeated="2"/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6M30S" calcext:value-type="time">
            <text:p>12:56:30 PM</text:p>
          </table:table-cell>
          <table:table-cell table:number-columns-repeated="2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6M30S" calcext:value-type="time">
            <text:p>12:56:30 PM</text:p>
          </table:table-cell>
          <table:table-cell table:formula="of:=COUNT([.B70:.B85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6M31S" calcext:value-type="time">
            <text:p>12:56:31 PM</text:p>
          </table:table-cell>
          <table:table-cell table:number-columns-repeated="2"/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6M31S" calcext:value-type="time">
            <text:p>12:56:31 PM</text:p>
          </table:table-cell>
          <table:table-cell table:number-columns-repeated="2"/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6M32S" calcext:value-type="time">
            <text:p>12:56:32 PM</text:p>
          </table:table-cell>
          <table:table-cell table:number-columns-repeated="2"/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6M32S" calcext:value-type="time">
            <text:p>12:56:32 PM</text:p>
          </table:table-cell>
          <table:table-cell table:number-columns-repeated="2"/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6M33S" calcext:value-type="time">
            <text:p>12:56:33 PM</text:p>
          </table:table-cell>
          <table:table-cell table:number-columns-repeated="2"/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6M34S" calcext:value-type="time">
            <text:p>12:56:34 PM</text:p>
          </table:table-cell>
          <table:table-cell table:number-columns-repeated="2"/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6M34S" calcext:value-type="time">
            <text:p>12:56:34 PM</text:p>
          </table:table-cell>
          <table:table-cell table:number-columns-repeated="2"/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6M35S" calcext:value-type="time">
            <text:p>12:56:35 PM</text:p>
          </table:table-cell>
          <table:table-cell table:number-columns-repeated="2"/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6M35S" calcext:value-type="time">
            <text:p>12:56:35 PM</text:p>
          </table:table-cell>
          <table:table-cell table:number-columns-repeated="2"/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6M36S" calcext:value-type="time">
            <text:p>12:56:36 PM</text:p>
          </table:table-cell>
          <table:table-cell table:number-columns-repeated="2"/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6M36S" calcext:value-type="time">
            <text:p>12:56:36 PM</text:p>
          </table:table-cell>
          <table:table-cell table:number-columns-repeated="2"/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6M37S" calcext:value-type="time">
            <text:p>12:56:37 PM</text:p>
          </table:table-cell>
          <table:table-cell table:number-columns-repeated="2"/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6M37S" calcext:value-type="time">
            <text:p>12:56:37 PM</text:p>
          </table:table-cell>
          <table:table-cell table:number-columns-repeated="2"/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6M38S" calcext:value-type="time">
            <text:p>12:56:38 PM</text:p>
          </table:table-cell>
          <table:table-cell table:number-columns-repeated="2"/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6M38S" calcext:value-type="time">
            <text:p>12:56:38 PM</text:p>
          </table:table-cell>
          <table:table-cell table:number-columns-repeated="2"/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6M39S" calcext:value-type="time">
            <text:p>12:56:39 PM</text:p>
          </table:table-cell>
          <table:table-cell table:formula="of:=COUNT([.B86:.B89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6M40S" calcext:value-type="time">
            <text:p>12:56:40 PM</text:p>
          </table:table-cell>
          <table:table-cell table:number-columns-repeated="2"/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6M41S" calcext:value-type="time">
            <text:p>12:56:41 PM</text:p>
          </table:table-cell>
          <table:table-cell table:number-columns-repeated="2"/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6M42S" calcext:value-type="time">
            <text:p>12:56:42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formula="of:=COUNT([.B91:.B121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7M19S" calcext:value-type="time">
            <text:p>12:57:19 PM</text:p>
          </table:table-cell>
          <table:table-cell table:formula="of:=COUNT([.B91:.B98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7M20S" calcext:value-type="time">
            <text:p>12:57:20 PM</text:p>
          </table:table-cell>
          <table:table-cell table:number-columns-repeated="2"/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7M21S" calcext:value-type="time">
            <text:p>12:57:21 PM</text:p>
          </table:table-cell>
          <table:table-cell table:number-columns-repeated="2"/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7M22S" calcext:value-type="time">
            <text:p>12:57:22 PM</text:p>
          </table:table-cell>
          <table:table-cell table:number-columns-repeated="2"/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7M23S" calcext:value-type="time">
            <text:p>12:57:23 PM</text:p>
          </table:table-cell>
          <table:table-cell table:number-columns-repeated="2"/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7M24S" calcext:value-type="time">
            <text:p>12:57:24 PM</text:p>
          </table:table-cell>
          <table:table-cell table:number-columns-repeated="2"/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7M25S" calcext:value-type="time">
            <text:p>12:57:25 PM</text:p>
          </table:table-cell>
          <table:table-cell table:number-columns-repeated="2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7M26S" calcext:value-type="time">
            <text:p>12:57:26 PM</text:p>
          </table:table-cell>
          <table:table-cell table:number-columns-repeated="2"/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7M26S" calcext:value-type="time">
            <text:p>12:57:26 PM</text:p>
          </table:table-cell>
          <table:table-cell table:formula="of:=COUNT([.B99:.B118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7M26S" calcext:value-type="time">
            <text:p>12:57:26 PM</text:p>
          </table:table-cell>
          <table:table-cell table:number-columns-repeated="2"/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7M27S" calcext:value-type="time">
            <text:p>12:57:27 PM</text:p>
          </table:table-cell>
          <table:table-cell table:number-columns-repeated="2"/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7M27S" calcext:value-type="time">
            <text:p>12:57:27 PM</text:p>
          </table:table-cell>
          <table:table-cell table:number-columns-repeated="2"/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7M28S" calcext:value-type="time">
            <text:p>12:57:28 PM</text:p>
          </table:table-cell>
          <table:table-cell table:number-columns-repeated="2"/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7M28S" calcext:value-type="time">
            <text:p>12:57:28 PM</text:p>
          </table:table-cell>
          <table:table-cell table:number-columns-repeated="2"/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7M29S" calcext:value-type="time">
            <text:p>12:57:29 PM</text:p>
          </table:table-cell>
          <table:table-cell table:number-columns-repeated="2"/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7M29S" calcext:value-type="time">
            <text:p>12:57:29 PM</text:p>
          </table:table-cell>
          <table:table-cell table:number-columns-repeated="2"/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7M30S" calcext:value-type="time">
            <text:p>12:57:30 PM</text:p>
          </table:table-cell>
          <table:table-cell table:number-columns-repeated="2"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7M30S" calcext:value-type="time">
            <text:p>12:57:30 PM</text:p>
          </table:table-cell>
          <table:table-cell table:number-columns-repeated="2"/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7M30S" calcext:value-type="time">
            <text:p>12:57:30 PM</text:p>
          </table:table-cell>
          <table:table-cell table:number-columns-repeated="2"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7M31S" calcext:value-type="time">
            <text:p>12:57:31 PM</text:p>
          </table:table-cell>
          <table:table-cell table:number-columns-repeated="2"/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7M31S" calcext:value-type="time">
            <text:p>12:57:31 PM</text:p>
          </table:table-cell>
          <table:table-cell table:number-columns-repeated="2"/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7M31S" calcext:value-type="time">
            <text:p>12:57:31 PM</text:p>
          </table:table-cell>
          <table:table-cell table:number-columns-repeated="2"/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7M32S" calcext:value-type="time">
            <text:p>12:57:32 PM</text:p>
          </table:table-cell>
          <table:table-cell table:number-columns-repeated="2"/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7M32S" calcext:value-type="time">
            <text:p>12:57:32 PM</text:p>
          </table:table-cell>
          <table:table-cell table:number-columns-repeated="2"/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7M32S" calcext:value-type="time">
            <text:p>12:57:32 PM</text:p>
          </table:table-cell>
          <table:table-cell table:number-columns-repeated="2"/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7M33S" calcext:value-type="time">
            <text:p>12:57:33 PM</text:p>
          </table:table-cell>
          <table:table-cell table:number-columns-repeated="2"/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7M33S" calcext:value-type="time">
            <text:p>12:57:33 PM</text:p>
          </table:table-cell>
          <table:table-cell table:number-columns-repeated="2"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7M34S" calcext:value-type="time">
            <text:p>12:57:34 PM</text:p>
          </table:table-cell>
          <table:table-cell table:number-columns-repeated="2"/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7M34S" calcext:value-type="time">
            <text:p>12:57:34 PM</text:p>
          </table:table-cell>
          <table:table-cell table:formula="of:=COUNT([.B119:.B121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7M39S" calcext:value-type="time">
            <text:p>12:57:39 PM</text:p>
          </table:table-cell>
          <table:table-cell table:number-columns-repeated="2"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7M40S" calcext:value-type="time">
            <text:p>12:57:40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formula="of:=COUNT([.B123:.B151]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16S" calcext:value-type="time">
            <text:p>12:58:16 PM</text:p>
          </table:table-cell>
          <table:table-cell table:formula="of:=COUNT([.B123:.B127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17S" calcext:value-type="time">
            <text:p>12:58:17 PM</text:p>
          </table:table-cell>
          <table:table-cell table:number-columns-repeated="2"/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18S" calcext:value-type="time">
            <text:p>12:58:18 PM</text:p>
          </table:table-cell>
          <table:table-cell table:number-columns-repeated="2"/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19S" calcext:value-type="time">
            <text:p>12:58:19 PM</text:p>
          </table:table-cell>
          <table:table-cell table:number-columns-repeated="2"/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20S" calcext:value-type="time">
            <text:p>12:58:20 PM</text:p>
          </table:table-cell>
          <table:table-cell table:number-columns-repeated="2"/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21S" calcext:value-type="time">
            <text:p>12:58:21 PM</text:p>
          </table:table-cell>
          <table:table-cell table:style-name="ce6" table:formula="of:=COUNT([.B128:.B141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21S" calcext:value-type="time">
            <text:p>12:58:21 PM</text:p>
          </table:table-cell>
          <table:table-cell table:number-columns-repeated="2"/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21S" calcext:value-type="time">
            <text:p>12:58:21 PM</text:p>
          </table:table-cell>
          <table:table-cell table:number-columns-repeated="2"/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22S" calcext:value-type="time">
            <text:p>12:58:22 PM</text:p>
          </table:table-cell>
          <table:table-cell table:number-columns-repeated="2"/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22S" calcext:value-type="time">
            <text:p>12:58:22 PM</text:p>
          </table:table-cell>
          <table:table-cell table:number-columns-repeated="2"/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23S" calcext:value-type="time">
            <text:p>12:58:23 PM</text:p>
          </table:table-cell>
          <table:table-cell table:number-columns-repeated="2"/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24S" calcext:value-type="time">
            <text:p>12:58:24 PM</text:p>
          </table:table-cell>
          <table:table-cell table:number-columns-repeated="2"/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24S" calcext:value-type="time">
            <text:p>12:58:24 PM</text:p>
          </table:table-cell>
          <table:table-cell table:number-columns-repeated="2"/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24S" calcext:value-type="time">
            <text:p>12:58:24 PM</text:p>
          </table:table-cell>
          <table:table-cell table:number-columns-repeated="2"/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25S" calcext:value-type="time">
            <text:p>12:58:25 PM</text:p>
          </table:table-cell>
          <table:table-cell table:number-columns-repeated="2"/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25S" calcext:value-type="time">
            <text:p>12:58:25 PM</text:p>
          </table:table-cell>
          <table:table-cell table:number-columns-repeated="2"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25S" calcext:value-type="time">
            <text:p>12:58:25 PM</text:p>
          </table:table-cell>
          <table:table-cell table:number-columns-repeated="2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26S" calcext:value-type="time">
            <text:p>12:58:26 PM</text:p>
          </table:table-cell>
          <table:table-cell table:number-columns-repeated="2"/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26S" calcext:value-type="time">
            <text:p>12:58:26 PM</text:p>
          </table:table-cell>
          <table:table-cell table:number-columns-repeated="2"/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27S" calcext:value-type="time">
            <text:p>12:58:27 PM</text:p>
          </table:table-cell>
          <table:table-cell table:formula="of:=COUNT([.B142:.B151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28S" calcext:value-type="time">
            <text:p>12:58:28 PM</text:p>
          </table:table-cell>
          <table:table-cell table:number-columns-repeated="2"/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29S" calcext:value-type="time">
            <text:p>12:58:29 PM</text:p>
          </table:table-cell>
          <table:table-cell table:number-columns-repeated="2"/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30S" calcext:value-type="time">
            <text:p>12:58:30 PM</text:p>
          </table:table-cell>
          <table:table-cell table:number-columns-repeated="2"/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31S" calcext:value-type="time">
            <text:p>12:58:31 PM</text:p>
          </table:table-cell>
          <table:table-cell table:number-columns-repeated="2"/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32S" calcext:value-type="time">
            <text:p>12:58:32 PM</text:p>
          </table:table-cell>
          <table:table-cell table:number-columns-repeated="2"/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33S" calcext:value-type="time">
            <text:p>12:58:33 PM</text:p>
          </table:table-cell>
          <table:table-cell table:number-columns-repeated="2"/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34S" calcext:value-type="time">
            <text:p>12:58:34 PM</text:p>
          </table:table-cell>
          <table:table-cell table:number-columns-repeated="2"/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35S" calcext:value-type="time">
            <text:p>12:58:35 PM</text:p>
          </table:table-cell>
          <table:table-cell table:number-columns-repeated="2"/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36S" calcext:value-type="time">
            <text:p>12:58:36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formula="of:=COUNT([.B153:.B183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48S" calcext:value-type="time">
            <text:p>12:58:48 PM</text:p>
          </table:table-cell>
          <table:table-cell table:formula="of:=COUNT([.B153:.B159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49S" calcext:value-type="time">
            <text:p>12:58:49 PM</text:p>
          </table:table-cell>
          <table:table-cell table:number-columns-repeated="2"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50S" calcext:value-type="time">
            <text:p>12:58:50 PM</text:p>
          </table:table-cell>
          <table:table-cell table:number-columns-repeated="2"/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51S" calcext:value-type="time">
            <text:p>12:58:51 PM</text:p>
          </table:table-cell>
          <table:table-cell table:number-columns-repeated="2"/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52S" calcext:value-type="time">
            <text:p>12:58:52 PM</text:p>
          </table:table-cell>
          <table:table-cell table:number-columns-repeated="2"/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53S" calcext:value-type="time">
            <text:p>12:58:53 PM</text:p>
          </table:table-cell>
          <table:table-cell table:number-columns-repeated="2"/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54S" calcext:value-type="time">
            <text:p>12:58:54 PM</text:p>
          </table:table-cell>
          <table:table-cell table:number-columns-repeated="2"/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54S" calcext:value-type="time">
            <text:p>12:58:54 PM</text:p>
          </table:table-cell>
          <table:table-cell table:formula="of:=COUNT([.B160:.B178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54S" calcext:value-type="time">
            <text:p>12:58:54 PM</text:p>
          </table:table-cell>
          <table:table-cell table:number-columns-repeated="2"/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55S" calcext:value-type="time">
            <text:p>12:58:55 PM</text:p>
          </table:table-cell>
          <table:table-cell table:number-columns-repeated="2"/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55S" calcext:value-type="time">
            <text:p>12:58:55 PM</text:p>
          </table:table-cell>
          <table:table-cell table:number-columns-repeated="2"/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56S" calcext:value-type="time">
            <text:p>12:58:56 PM</text:p>
          </table:table-cell>
          <table:table-cell table:number-columns-repeated="2"/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56S" calcext:value-type="time">
            <text:p>12:58:56 PM</text:p>
          </table:table-cell>
          <table:table-cell table:number-columns-repeated="2"/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57S" calcext:value-type="time">
            <text:p>12:58:57 PM</text:p>
          </table:table-cell>
          <table:table-cell table:number-columns-repeated="2"/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57S" calcext:value-type="time">
            <text:p>12:58:57 PM</text:p>
          </table:table-cell>
          <table:table-cell table:number-columns-repeated="2"/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58S" calcext:value-type="time">
            <text:p>12:58:58 PM</text:p>
          </table:table-cell>
          <table:table-cell table:number-columns-repeated="2"/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58S" calcext:value-type="time">
            <text:p>12:58:58 PM</text:p>
          </table:table-cell>
          <table:table-cell table:number-columns-repeated="2"/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58S" calcext:value-type="time">
            <text:p>12:58:58 PM</text:p>
          </table:table-cell>
          <table:table-cell table:number-columns-repeated="2"/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59S" calcext:value-type="time">
            <text:p>12:58:59 PM</text:p>
          </table:table-cell>
          <table:table-cell table:number-columns-repeated="2"/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59S" calcext:value-type="time">
            <text:p>12:58:59 PM</text:p>
          </table:table-cell>
          <table:table-cell table:number-columns-repeated="2"/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8M59S" calcext:value-type="time">
            <text:p>12:58:59 PM</text:p>
          </table:table-cell>
          <table:table-cell table:number-columns-repeated="2"/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00S" calcext:value-type="time">
            <text:p>12:59:00 PM</text:p>
          </table:table-cell>
          <table:table-cell table:number-columns-repeated="2"/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00S" calcext:value-type="time">
            <text:p>12:59:00 PM</text:p>
          </table:table-cell>
          <table:table-cell table:number-columns-repeated="2"/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01S" calcext:value-type="time">
            <text:p>12:59:01 PM</text:p>
          </table:table-cell>
          <table:table-cell table:number-columns-repeated="2"/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01S" calcext:value-type="time">
            <text:p>12:59:01 PM</text:p>
          </table:table-cell>
          <table:table-cell table:number-columns-repeated="2"/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02S" calcext:value-type="time">
            <text:p>12:59:02 PM</text:p>
          </table:table-cell>
          <table:table-cell table:number-columns-repeated="2"/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02S" calcext:value-type="time">
            <text:p>12:59:02 PM</text:p>
          </table:table-cell>
          <table:table-cell table:formula="of:=COUNT([.B179:.B183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04S" calcext:value-type="time">
            <text:p>12:59:04 PM</text:p>
          </table:table-cell>
          <table:table-cell table:number-columns-repeated="2"/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05S" calcext:value-type="time">
            <text:p>12:59:05 PM</text:p>
          </table:table-cell>
          <table:table-cell table:number-columns-repeated="2"/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07S" calcext:value-type="time">
            <text:p>12:59:07 PM</text:p>
          </table:table-cell>
          <table:table-cell table:number-columns-repeated="2"/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08S" calcext:value-type="time">
            <text:p>12:59:08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formula="of:=COUNT([.B185:.B211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23S" calcext:value-type="time">
            <text:p>12:59:23 PM</text:p>
          </table:table-cell>
          <table:table-cell table:formula="of:=COUNT([.B185:.B188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24S" calcext:value-type="time">
            <text:p>12:59:24 PM</text:p>
          </table:table-cell>
          <table:table-cell table:number-columns-repeated="2"/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25S" calcext:value-type="time">
            <text:p>12:59:25 PM</text:p>
          </table:table-cell>
          <table:table-cell table:number-columns-repeated="2"/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26S" calcext:value-type="time">
            <text:p>12:59:26 PM</text:p>
          </table:table-cell>
          <table:table-cell table:number-columns-repeated="2"/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28S" calcext:value-type="time">
            <text:p>12:59:28 PM</text:p>
          </table:table-cell>
          <table:table-cell table:formula="of:=COUNT([.B189:.B205])" office:value-type="float" office:value="17" calcext:value-type="float">
            <text:p>17</text:p>
          </table:table-cell>
          <table:table-cell office:value-type="string" calcext:value-type="string">
            <text:p>Revisar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28S" calcext:value-type="time">
            <text:p>12:59:28 PM</text:p>
          </table:table-cell>
          <table:table-cell table:number-columns-repeated="2"/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29S" calcext:value-type="time">
            <text:p>12:59:29 PM</text:p>
          </table:table-cell>
          <table:table-cell table:number-columns-repeated="2"/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30S" calcext:value-type="time">
            <text:p>12:59:30 PM</text:p>
          </table:table-cell>
          <table:table-cell table:number-columns-repeated="2"/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31S" calcext:value-type="time">
            <text:p>12:59:31 PM</text:p>
          </table:table-cell>
          <table:table-cell table:number-columns-repeated="2"/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31S" calcext:value-type="time">
            <text:p>12:59:31 PM</text:p>
          </table:table-cell>
          <table:table-cell table:number-columns-repeated="2"/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31S" calcext:value-type="time">
            <text:p>12:59:31 PM</text:p>
          </table:table-cell>
          <table:table-cell table:number-columns-repeated="2"/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32S" calcext:value-type="time">
            <text:p>12:59:32 PM</text:p>
          </table:table-cell>
          <table:table-cell table:number-columns-repeated="2"/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32S" calcext:value-type="time">
            <text:p>12:59:32 PM</text:p>
          </table:table-cell>
          <table:table-cell table:number-columns-repeated="2"/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32S" calcext:value-type="time">
            <text:p>12:59:32 PM</text:p>
          </table:table-cell>
          <table:table-cell table:number-columns-repeated="2"/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33S" calcext:value-type="time">
            <text:p>12:59:33 PM</text:p>
          </table:table-cell>
          <table:table-cell table:number-columns-repeated="2"/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33S" calcext:value-type="time">
            <text:p>12:59:33 PM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34S" calcext:value-type="time">
            <text:p>12:59:34 PM</text:p>
          </table:table-cell>
          <table:table-cell table:number-columns-repeated="2"/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35S" calcext:value-type="time">
            <text:p>12:59:35 PM</text:p>
          </table:table-cell>
          <table:table-cell table:number-columns-repeated="2"/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35S" calcext:value-type="time">
            <text:p>12:59:35 PM</text:p>
          </table:table-cell>
          <table:table-cell table:number-columns-repeated="2"/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36S" calcext:value-type="time">
            <text:p>12:59:36 PM</text:p>
          </table:table-cell>
          <table:table-cell table:number-columns-repeated="2"/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36S" calcext:value-type="time">
            <text:p>12:59:36 PM</text:p>
          </table:table-cell>
          <table:table-cell table:number-columns-repeated="2"/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37S" calcext:value-type="time">
            <text:p>12:59:37 PM</text:p>
          </table:table-cell>
          <table:table-cell table:formula="of:=COUNT([.B206:.B211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38S" calcext:value-type="time">
            <text:p>12:59:38 PM</text:p>
          </table:table-cell>
          <table:table-cell table:number-columns-repeated="2"/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39S" calcext:value-type="time">
            <text:p>12:59:39 PM</text:p>
          </table:table-cell>
          <table:table-cell table:number-columns-repeated="2"/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40S" calcext:value-type="time">
            <text:p>12:59:40 PM</text:p>
          </table:table-cell>
          <table:table-cell table:number-columns-repeated="2"/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41S" calcext:value-type="time">
            <text:p>12:59:41 PM</text:p>
          </table:table-cell>
          <table:table-cell table:number-columns-repeated="2"/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2H59M42S" calcext:value-type="time">
            <text:p>12:59:42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formula="of:=COUNT([.B213:.B241]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04S" calcext:value-type="time">
            <text:p>01:00:04 PM</text:p>
          </table:table-cell>
          <table:table-cell table:formula="of:=COUNT([.B213:.B218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05S" calcext:value-type="time">
            <text:p>01:00:05 PM</text:p>
          </table:table-cell>
          <table:table-cell table:number-columns-repeated="2"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06S" calcext:value-type="time">
            <text:p>01:00:06 PM</text:p>
          </table:table-cell>
          <table:table-cell table:number-columns-repeated="2"/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07S" calcext:value-type="time">
            <text:p>01:00:07 PM</text:p>
          </table:table-cell>
          <table:table-cell table:number-columns-repeated="2"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08S" calcext:value-type="time">
            <text:p>01:00:08 PM</text:p>
          </table:table-cell>
          <table:table-cell table:number-columns-repeated="2"/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09S" calcext:value-type="time">
            <text:p>01:00:09 PM</text:p>
          </table:table-cell>
          <table:table-cell table:number-columns-repeated="2"/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10S" calcext:value-type="time">
            <text:p>01:00:10 PM</text:p>
          </table:table-cell>
          <table:table-cell table:formula="of:=COUNT([.B219:.B236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11S" calcext:value-type="time">
            <text:p>01:00:11 PM</text:p>
          </table:table-cell>
          <table:table-cell table:number-columns-repeated="2"/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11S" calcext:value-type="time">
            <text:p>01:00:11 PM</text:p>
          </table:table-cell>
          <table:table-cell table:number-columns-repeated="2"/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12S" calcext:value-type="time">
            <text:p>01:00:12 PM</text:p>
          </table:table-cell>
          <table:table-cell table:number-columns-repeated="2"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12S" calcext:value-type="time">
            <text:p>01:00:12 PM</text:p>
          </table:table-cell>
          <table:table-cell table:number-columns-repeated="2"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13S" calcext:value-type="time">
            <text:p>01:00:13 PM</text:p>
          </table:table-cell>
          <table:table-cell table:number-columns-repeated="2"/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13S" calcext:value-type="time">
            <text:p>01:00:13 PM</text:p>
          </table:table-cell>
          <table:table-cell table:number-columns-repeated="2"/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14S" calcext:value-type="time">
            <text:p>01:00:14 PM</text:p>
          </table:table-cell>
          <table:table-cell table:number-columns-repeated="2"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14S" calcext:value-type="time">
            <text:p>01:00:14 PM</text:p>
          </table:table-cell>
          <table:table-cell table:number-columns-repeated="2"/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14S" calcext:value-type="time">
            <text:p>01:00:14 PM</text:p>
          </table:table-cell>
          <table:table-cell table:number-columns-repeated="2"/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15S" calcext:value-type="time">
            <text:p>01:00:15 PM</text:p>
          </table:table-cell>
          <table:table-cell table:number-columns-repeated="2"/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15S" calcext:value-type="time">
            <text:p>01:00:15 PM</text:p>
          </table:table-cell>
          <table:table-cell table:number-columns-repeated="2"/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15S" calcext:value-type="time">
            <text:p>01:00:15 PM</text:p>
          </table:table-cell>
          <table:table-cell table:number-columns-repeated="2"/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16S" calcext:value-type="time">
            <text:p>01:00:16 PM</text:p>
          </table:table-cell>
          <table:table-cell table:number-columns-repeated="2"/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16S" calcext:value-type="time">
            <text:p>01:00:16 PM</text:p>
          </table:table-cell>
          <table:table-cell table:number-columns-repeated="2"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16S" calcext:value-type="time">
            <text:p>01:00:16 PM</text:p>
          </table:table-cell>
          <table:table-cell table:number-columns-repeated="2"/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17S" calcext:value-type="time">
            <text:p>01:00:17 PM</text:p>
          </table:table-cell>
          <table:table-cell table:number-columns-repeated="2"/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18S" calcext:value-type="time">
            <text:p>01:00:18 PM</text:p>
          </table:table-cell>
          <table:table-cell table:number-columns-repeated="2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18S" calcext:value-type="time">
            <text:p>01:00:18 PM</text:p>
          </table:table-cell>
          <table:table-cell table:formula="of:=COUNT([.B237:.B241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19S" calcext:value-type="time">
            <text:p>01:00:19 PM</text:p>
          </table:table-cell>
          <table:table-cell table:number-columns-repeated="2"/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20S" calcext:value-type="time">
            <text:p>01:00:20 PM</text:p>
          </table:table-cell>
          <table:table-cell table:number-columns-repeated="2"/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21S" calcext:value-type="time">
            <text:p>01:00:21 PM</text:p>
          </table:table-cell>
          <table:table-cell table:number-columns-repeated="2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22S" calcext:value-type="time">
            <text:p>01:00:22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formula="of:=COUNT([.B243:.B247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48S" calcext:value-type="time">
            <text:p>01:00:48 PM</text:p>
          </table:table-cell>
          <table:table-cell table:number-columns-repeated="2"/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49S" calcext:value-type="time">
            <text:p>01:00:49 PM</text:p>
          </table:table-cell>
          <table:table-cell table:number-columns-repeated="2"/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50S" calcext:value-type="time">
            <text:p>01:00:50 PM</text:p>
          </table:table-cell>
          <table:table-cell table:number-columns-repeated="2"/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51S" calcext:value-type="time">
            <text:p>01:00:51 PM</text:p>
          </table:table-cell>
          <table:table-cell table:number-columns-repeated="2"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52S" calcext:value-type="time">
            <text:p>01:00:52 PM</text:p>
          </table:table-cell>
          <table:table-cell table:number-columns-repeated="2"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53S" calcext:value-type="time">
            <text:p>01:00:53 PM</text:p>
          </table:table-cell>
          <table:table-cell table:formula="of:=COUNT([.B248:.B264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53S" calcext:value-type="time">
            <text:p>01:00:53 PM</text:p>
          </table:table-cell>
          <table:table-cell table:number-columns-repeated="2"/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53S" calcext:value-type="time">
            <text:p>01:00:53 PM</text:p>
          </table:table-cell>
          <table:table-cell table:number-columns-repeated="2"/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54S" calcext:value-type="time">
            <text:p>01:00:54 PM</text:p>
          </table:table-cell>
          <table:table-cell table:number-columns-repeated="2"/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54S" calcext:value-type="time">
            <text:p>01:00:54 PM</text:p>
          </table:table-cell>
          <table:table-cell table:number-columns-repeated="2"/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55S" calcext:value-type="time">
            <text:p>01:00:55 PM</text:p>
          </table:table-cell>
          <table:table-cell table:number-columns-repeated="2"/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56S" calcext:value-type="time">
            <text:p>01:00:56 PM</text:p>
          </table:table-cell>
          <table:table-cell table:number-columns-repeated="2"/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56S" calcext:value-type="time">
            <text:p>01:00:56 PM</text:p>
          </table:table-cell>
          <table:table-cell table:number-columns-repeated="2"/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57S" calcext:value-type="time">
            <text:p>01:00:57 PM</text:p>
          </table:table-cell>
          <table:table-cell table:number-columns-repeated="2"/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57S" calcext:value-type="time">
            <text:p>01:00:57 PM</text:p>
          </table:table-cell>
          <table:table-cell table:number-columns-repeated="2"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57S" calcext:value-type="time">
            <text:p>01:00:57 PM</text:p>
          </table:table-cell>
          <table:table-cell table:number-columns-repeated="2"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58S" calcext:value-type="time">
            <text:p>01:00:58 PM</text:p>
          </table:table-cell>
          <table:table-cell table:number-columns-repeated="2"/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58S" calcext:value-type="time">
            <text:p>01:00:58 PM</text:p>
          </table:table-cell>
          <table:table-cell table:number-columns-repeated="2"/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59S" calcext:value-type="time">
            <text:p>01:00:59 PM</text:p>
          </table:table-cell>
          <table:table-cell table:number-columns-repeated="2"/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0M59S" calcext:value-type="time">
            <text:p>01:00:59 PM</text:p>
          </table:table-cell>
          <table:table-cell table:number-columns-repeated="2"/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00S" calcext:value-type="time">
            <text:p>01:01:00 PM</text:p>
          </table:table-cell>
          <table:table-cell table:number-columns-repeated="2"/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00S" calcext:value-type="time">
            <text:p>01:01:00 PM</text:p>
          </table:table-cell>
          <table:table-cell table:number-columns-repeated="2"/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01S" calcext:value-type="time">
            <text:p>01:01:01 PM</text:p>
          </table:table-cell>
          <table:table-cell table:formula="of:=COUNT([.B265:.B271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02S" calcext:value-type="time">
            <text:p>01:01:02 PM</text:p>
          </table:table-cell>
          <table:table-cell table:number-columns-repeated="2"/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03S" calcext:value-type="time">
            <text:p>01:01:03 PM</text:p>
          </table:table-cell>
          <table:table-cell table:number-columns-repeated="2"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04S" calcext:value-type="time">
            <text:p>01:01:04 PM</text:p>
          </table:table-cell>
          <table:table-cell table:number-columns-repeated="2"/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05S" calcext:value-type="time">
            <text:p>01:01:05 PM</text:p>
          </table:table-cell>
          <table:table-cell table:number-columns-repeated="2"/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06S" calcext:value-type="time">
            <text:p>01:01:06 PM</text:p>
          </table:table-cell>
          <table:table-cell table:number-columns-repeated="2"/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07S" calcext:value-type="time">
            <text:p>01:01:07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formula="of:=COUNT([.B273:.B303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22S" calcext:value-type="time">
            <text:p>01:01:22 PM</text:p>
          </table:table-cell>
          <table:table-cell table:formula="of:=COUNT([.B273:.B280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23S" calcext:value-type="time">
            <text:p>01:01:23 PM</text:p>
          </table:table-cell>
          <table:table-cell table:number-columns-repeated="2"/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24S" calcext:value-type="time">
            <text:p>01:01:24 PM</text:p>
          </table:table-cell>
          <table:table-cell table:number-columns-repeated="2"/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25S" calcext:value-type="time">
            <text:p>01:01:25 PM</text:p>
          </table:table-cell>
          <table:table-cell table:number-columns-repeated="2"/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26S" calcext:value-type="time">
            <text:p>01:01:26 PM</text:p>
          </table:table-cell>
          <table:table-cell table:number-columns-repeated="2"/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27S" calcext:value-type="time">
            <text:p>01:01:27 PM</text:p>
          </table:table-cell>
          <table:table-cell table:number-columns-repeated="2"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28S" calcext:value-type="time">
            <text:p>01:01:28 PM</text:p>
          </table:table-cell>
          <table:table-cell table:number-columns-repeated="2"/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29S" calcext:value-type="time">
            <text:p>01:01:29 PM</text:p>
          </table:table-cell>
          <table:table-cell table:number-columns-repeated="2"/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29S" calcext:value-type="time">
            <text:p>01:01:29 PM</text:p>
          </table:table-cell>
          <table:table-cell table:formula="of:=COUNT([.B281:.B297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29S" calcext:value-type="time">
            <text:p>01:01:29 PM</text:p>
          </table:table-cell>
          <table:table-cell table:number-columns-repeated="2"/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30S" calcext:value-type="time">
            <text:p>01:01:30 PM</text:p>
          </table:table-cell>
          <table:table-cell table:number-columns-repeated="2"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30S" calcext:value-type="time">
            <text:p>01:01:30 PM</text:p>
          </table:table-cell>
          <table:table-cell table:number-columns-repeated="2"/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31S" calcext:value-type="time">
            <text:p>01:01:31 PM</text:p>
          </table:table-cell>
          <table:table-cell table:number-columns-repeated="2"/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31S" calcext:value-type="time">
            <text:p>01:01:31 PM</text:p>
          </table:table-cell>
          <table:table-cell table:number-columns-repeated="2"/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32S" calcext:value-type="time">
            <text:p>01:01:32 PM</text:p>
          </table:table-cell>
          <table:table-cell table:number-columns-repeated="2"/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32S" calcext:value-type="time">
            <text:p>01:01:32 PM</text:p>
          </table:table-cell>
          <table:table-cell table:number-columns-repeated="2"/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32S" calcext:value-type="time">
            <text:p>01:01:32 PM</text:p>
          </table:table-cell>
          <table:table-cell table:number-columns-repeated="2"/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33S" calcext:value-type="time">
            <text:p>01:01:33 PM</text:p>
          </table:table-cell>
          <table:table-cell table:number-columns-repeated="2"/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33S" calcext:value-type="time">
            <text:p>01:01:33 PM</text:p>
          </table:table-cell>
          <table:table-cell table:number-columns-repeated="2"/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33S" calcext:value-type="time">
            <text:p>01:01:33 PM</text:p>
          </table:table-cell>
          <table:table-cell table:number-columns-repeated="2"/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34S" calcext:value-type="time">
            <text:p>01:01:34 PM</text:p>
          </table:table-cell>
          <table:table-cell table:number-columns-repeated="2"/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34S" calcext:value-type="time">
            <text:p>01:01:34 PM</text:p>
          </table:table-cell>
          <table:table-cell table:number-columns-repeated="2"/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35S" calcext:value-type="time">
            <text:p>01:01:35 PM</text:p>
          </table:table-cell>
          <table:table-cell table:number-columns-repeated="2"/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35S" calcext:value-type="time">
            <text:p>01:01:35 PM</text:p>
          </table:table-cell>
          <table:table-cell table:number-columns-repeated="2"/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36S" calcext:value-type="time">
            <text:p>01:01:36 PM</text:p>
          </table:table-cell>
          <table:table-cell table:number-columns-repeated="2"/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36S" calcext:value-type="time">
            <text:p>01:01:36 PM</text:p>
          </table:table-cell>
          <table:table-cell table:formula="of:=COUNT([.B298:.B303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38S" calcext:value-type="time">
            <text:p>01:01:38 PM</text:p>
          </table:table-cell>
          <table:table-cell table:number-columns-repeated="2"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39S" calcext:value-type="time">
            <text:p>01:01:39 PM</text:p>
          </table:table-cell>
          <table:table-cell table:number-columns-repeated="2"/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40S" calcext:value-type="time">
            <text:p>01:01:40 PM</text:p>
          </table:table-cell>
          <table:table-cell table:number-columns-repeated="2"/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41S" calcext:value-type="time">
            <text:p>01:01:41 PM</text:p>
          </table:table-cell>
          <table:table-cell table:number-columns-repeated="2"/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1M42S" calcext:value-type="time">
            <text:p>01:01:42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formula="of:=COUNT([.B305:.B324])" office:value-type="float" office:value="20" calcext:value-type="float">
            <text:p>20</text:p>
          </table:table-cell>
          <table:table-cell table:style-name="ce7" office:value-type="string" calcext:value-type="string">
            <text:p>Inválido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18S" calcext:value-type="time">
            <text:p>01:02:18 PM</text:p>
          </table:table-cell>
          <table:table-cell table:formula="of:=COUNT([.B305:.B310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19S" calcext:value-type="time">
            <text:p>01:02:19 PM</text:p>
          </table:table-cell>
          <table:table-cell table:number-columns-repeated="2"/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20S" calcext:value-type="time">
            <text:p>01:02:20 PM</text:p>
          </table:table-cell>
          <table:table-cell table:number-columns-repeated="2"/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21S" calcext:value-type="time">
            <text:p>01:02:21 PM</text:p>
          </table:table-cell>
          <table:table-cell table:number-columns-repeated="2"/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22S" calcext:value-type="time">
            <text:p>01:02:22 PM</text:p>
          </table:table-cell>
          <table:table-cell table:number-columns-repeated="2"/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23S" calcext:value-type="time">
            <text:p>01:02:23 PM</text:p>
          </table:table-cell>
          <table:table-cell table:number-columns-repeated="2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25S" calcext:value-type="time">
            <text:p>01:02:25 PM</text:p>
          </table:table-cell>
          <table:table-cell table:formula="of:=COUNT([.B311:.B319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25S" calcext:value-type="time">
            <text:p>01:02:25 PM</text:p>
          </table:table-cell>
          <table:table-cell table:number-columns-repeated="2"/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26S" calcext:value-type="time">
            <text:p>01:02:26 PM</text:p>
          </table:table-cell>
          <table:table-cell table:number-columns-repeated="2"/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26S" calcext:value-type="time">
            <text:p>01:02:26 PM</text:p>
          </table:table-cell>
          <table:table-cell table:number-columns-repeated="2"/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27S" calcext:value-type="time">
            <text:p>01:02:27 PM</text:p>
          </table:table-cell>
          <table:table-cell table:number-columns-repeated="2"/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28S" calcext:value-type="time">
            <text:p>01:02:28 PM</text:p>
          </table:table-cell>
          <table:table-cell table:number-columns-repeated="2"/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28S" calcext:value-type="time">
            <text:p>01:02:28 PM</text:p>
          </table:table-cell>
          <table:table-cell table:number-columns-repeated="2"/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29S" calcext:value-type="time">
            <text:p>01:02:29 PM</text:p>
          </table:table-cell>
          <table:table-cell table:number-columns-repeated="2"/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29S" calcext:value-type="time">
            <text:p>01:02:29 PM</text:p>
          </table:table-cell>
          <table:table-cell table:number-columns-repeated="2"/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30S" calcext:value-type="time">
            <text:p>01:02:30 PM</text:p>
          </table:table-cell>
          <table:table-cell table:formula="of:=COUNT([.B320:.B324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31S" calcext:value-type="time">
            <text:p>01:02:31 PM</text:p>
          </table:table-cell>
          <table:table-cell table:number-columns-repeated="2"/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32S" calcext:value-type="time">
            <text:p>01:02:32 PM</text:p>
          </table:table-cell>
          <table:table-cell table:number-columns-repeated="2"/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33S" calcext:value-type="time">
            <text:p>01:02:33 PM</text:p>
          </table:table-cell>
          <table:table-cell table:number-columns-repeated="2"/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34S" calcext:value-type="time">
            <text:p>01:02:34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formula="of:=COUNT([.B326:.B355]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48S" calcext:value-type="time">
            <text:p>01:02:48 PM</text:p>
          </table:table-cell>
          <table:table-cell table:formula="of:=COUNT([.B326:.B331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49S" calcext:value-type="time">
            <text:p>01:02:49 PM</text:p>
          </table:table-cell>
          <table:table-cell table:number-columns-repeated="2"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50S" calcext:value-type="time">
            <text:p>01:02:50 PM</text:p>
          </table:table-cell>
          <table:table-cell table:number-columns-repeated="2"/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51S" calcext:value-type="time">
            <text:p>01:02:51 PM</text:p>
          </table:table-cell>
          <table:table-cell table:number-columns-repeated="2"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52S" calcext:value-type="time">
            <text:p>01:02:52 PM</text:p>
          </table:table-cell>
          <table:table-cell table:number-columns-repeated="2"/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53S" calcext:value-type="time">
            <text:p>01:02:53 PM</text:p>
          </table:table-cell>
          <table:table-cell table:number-columns-repeated="2"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54S" calcext:value-type="time">
            <text:p>01:02:54 PM</text:p>
          </table:table-cell>
          <table:table-cell table:formula="of:=COUNT([.B332:.B350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54S" calcext:value-type="time">
            <text:p>01:02:54 PM</text:p>
          </table:table-cell>
          <table:table-cell table:number-columns-repeated="2"/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54S" calcext:value-type="time">
            <text:p>01:02:54 PM</text:p>
          </table:table-cell>
          <table:table-cell table:number-columns-repeated="2"/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55S" calcext:value-type="time">
            <text:p>01:02:55 PM</text:p>
          </table:table-cell>
          <table:table-cell table:number-columns-repeated="2"/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55S" calcext:value-type="time">
            <text:p>01:02:55 PM</text:p>
          </table:table-cell>
          <table:table-cell table:number-columns-repeated="2"/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56S" calcext:value-type="time">
            <text:p>01:02:56 PM</text:p>
          </table:table-cell>
          <table:table-cell table:number-columns-repeated="2"/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56S" calcext:value-type="time">
            <text:p>01:02:56 PM</text:p>
          </table:table-cell>
          <table:table-cell table:number-columns-repeated="2"/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57S" calcext:value-type="time">
            <text:p>01:02:57 PM</text:p>
          </table:table-cell>
          <table:table-cell table:number-columns-repeated="2"/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57S" calcext:value-type="time">
            <text:p>01:02:57 PM</text:p>
          </table:table-cell>
          <table:table-cell table:number-columns-repeated="2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57S" calcext:value-type="time">
            <text:p>01:02:57 PM</text:p>
          </table:table-cell>
          <table:table-cell table:number-columns-repeated="2"/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58S" calcext:value-type="time">
            <text:p>01:02:58 PM</text:p>
          </table:table-cell>
          <table:table-cell table:number-columns-repeated="2"/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58S" calcext:value-type="time">
            <text:p>01:02:58 PM</text:p>
          </table:table-cell>
          <table:table-cell table:number-columns-repeated="2"/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58S" calcext:value-type="time">
            <text:p>01:02:58 PM</text:p>
          </table:table-cell>
          <table:table-cell table:number-columns-repeated="2"/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59S" calcext:value-type="time">
            <text:p>01:02:59 PM</text:p>
          </table:table-cell>
          <table:table-cell table:number-columns-repeated="2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59S" calcext:value-type="time">
            <text:p>01:02:59 PM</text:p>
          </table:table-cell>
          <table:table-cell table:number-columns-repeated="2"/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2M59S" calcext:value-type="time">
            <text:p>01:02:59 PM</text:p>
          </table:table-cell>
          <table:table-cell table:number-columns-repeated="2"/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00S" calcext:value-type="time">
            <text:p>01:03:00 PM</text:p>
          </table:table-cell>
          <table:table-cell table:number-columns-repeated="2"/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00S" calcext:value-type="time">
            <text:p>01:03:00 PM</text:p>
          </table:table-cell>
          <table:table-cell table:number-columns-repeated="2"/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01S" calcext:value-type="time">
            <text:p>01:03:01 PM</text:p>
          </table:table-cell>
          <table:table-cell table:number-columns-repeated="2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01S" calcext:value-type="time">
            <text:p>01:03:01 PM</text:p>
          </table:table-cell>
          <table:table-cell table:formula="of:=COUNT([.B351:.B355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03S" calcext:value-type="time">
            <text:p>01:03:03 PM</text:p>
          </table:table-cell>
          <table:table-cell table:number-columns-repeated="2"/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04S" calcext:value-type="time">
            <text:p>01:03:04 PM</text:p>
          </table:table-cell>
          <table:table-cell table:number-columns-repeated="2"/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05S" calcext:value-type="time">
            <text:p>01:03:05 PM</text:p>
          </table:table-cell>
          <table:table-cell table:number-columns-repeated="2"/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06S" calcext:value-type="time">
            <text:p>01:03:06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formula="of:=COUNT([.B357:.B384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31S" calcext:value-type="time">
            <text:p>01:03:31 PM</text:p>
          </table:table-cell>
          <table:table-cell table:formula="of:=COUNT([.B357:.B36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32S" calcext:value-type="time">
            <text:p>01:03:32 PM</text:p>
          </table:table-cell>
          <table:table-cell table:number-columns-repeated="2"/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33S" calcext:value-type="time">
            <text:p>01:03:33 PM</text:p>
          </table:table-cell>
          <table:table-cell table:number-columns-repeated="2"/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34S" calcext:value-type="time">
            <text:p>01:03:34 PM</text:p>
          </table:table-cell>
          <table:table-cell table:number-columns-repeated="2"/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35S" calcext:value-type="time">
            <text:p>01:03:35 PM</text:p>
          </table:table-cell>
          <table:table-cell table:formula="of:=COUNT([.B361:.B378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35S" calcext:value-type="time">
            <text:p>01:03:35 PM</text:p>
          </table:table-cell>
          <table:table-cell table:number-columns-repeated="2"/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35S" calcext:value-type="time">
            <text:p>01:03:35 PM</text:p>
          </table:table-cell>
          <table:table-cell table:number-columns-repeated="2"/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36S" calcext:value-type="time">
            <text:p>01:03:36 PM</text:p>
          </table:table-cell>
          <table:table-cell table:number-columns-repeated="2"/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36S" calcext:value-type="time">
            <text:p>01:03:36 PM</text:p>
          </table:table-cell>
          <table:table-cell table:number-columns-repeated="2"/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37S" calcext:value-type="time">
            <text:p>01:03:37 PM</text:p>
          </table:table-cell>
          <table:table-cell table:number-columns-repeated="2"/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37S" calcext:value-type="time">
            <text:p>01:03:37 PM</text:p>
          </table:table-cell>
          <table:table-cell table:number-columns-repeated="2"/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38S" calcext:value-type="time">
            <text:p>01:03:38 PM</text:p>
          </table:table-cell>
          <table:table-cell table:number-columns-repeated="2"/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38S" calcext:value-type="time">
            <text:p>01:03:38 PM</text:p>
          </table:table-cell>
          <table:table-cell table:number-columns-repeated="2"/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38S" calcext:value-type="time">
            <text:p>01:03:38 PM</text:p>
          </table:table-cell>
          <table:table-cell table:number-columns-repeated="2"/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39S" calcext:value-type="time">
            <text:p>01:03:39 PM</text:p>
          </table:table-cell>
          <table:table-cell table:number-columns-repeated="2"/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39S" calcext:value-type="time">
            <text:p>01:03:39 PM</text:p>
          </table:table-cell>
          <table:table-cell table:number-columns-repeated="2"/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39S" calcext:value-type="time">
            <text:p>01:03:39 PM</text:p>
          </table:table-cell>
          <table:table-cell table:number-columns-repeated="2"/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40S" calcext:value-type="time">
            <text:p>01:03:40 PM</text:p>
          </table:table-cell>
          <table:table-cell table:number-columns-repeated="2"/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40S" calcext:value-type="time">
            <text:p>01:03:40 PM</text:p>
          </table:table-cell>
          <table:table-cell table:number-columns-repeated="2"/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40S" calcext:value-type="time">
            <text:p>01:03:40 PM</text:p>
          </table:table-cell>
          <table:table-cell table:number-columns-repeated="2"/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41S" calcext:value-type="time">
            <text:p>01:03:41 PM</text:p>
          </table:table-cell>
          <table:table-cell table:number-columns-repeated="2"/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41S" calcext:value-type="time">
            <text:p>01:03:41 PM</text:p>
          </table:table-cell>
          <table:table-cell table:number-columns-repeated="2"/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42S" calcext:value-type="time">
            <text:p>01:03:42 PM</text:p>
          </table:table-cell>
          <table:table-cell table:formula="of:=COUNT([.B379:.B38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43S" calcext:value-type="time">
            <text:p>01:03:43 PM</text:p>
          </table:table-cell>
          <table:table-cell table:number-columns-repeated="2"/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44S" calcext:value-type="time">
            <text:p>01:03:44 PM</text:p>
          </table:table-cell>
          <table:table-cell table:number-columns-repeated="2"/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45S" calcext:value-type="time">
            <text:p>01:03:45 PM</text:p>
          </table:table-cell>
          <table:table-cell table:number-columns-repeated="2"/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46S" calcext:value-type="time">
            <text:p>01:03:46 PM</text:p>
          </table:table-cell>
          <table:table-cell table:number-columns-repeated="2"/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3M47S" calcext:value-type="time">
            <text:p>01:03:47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formula="of:=COUNT([.B386:.B415]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02S" calcext:value-type="time">
            <text:p>01:04:02 PM</text:p>
          </table:table-cell>
          <table:table-cell table:formula="of:=COUNT([.B386:.B393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03S" calcext:value-type="time">
            <text:p>01:04:03 PM</text:p>
          </table:table-cell>
          <table:table-cell table:number-columns-repeated="2"/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04S" calcext:value-type="time">
            <text:p>01:04:04 PM</text:p>
          </table:table-cell>
          <table:table-cell table:number-columns-repeated="2"/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05S" calcext:value-type="time">
            <text:p>01:04:05 PM</text:p>
          </table:table-cell>
          <table:table-cell table:number-columns-repeated="2"/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06S" calcext:value-type="time">
            <text:p>01:04:06 PM</text:p>
          </table:table-cell>
          <table:table-cell table:number-columns-repeated="2"/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07S" calcext:value-type="time">
            <text:p>01:04:07 PM</text:p>
          </table:table-cell>
          <table:table-cell table:number-columns-repeated="2"/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08S" calcext:value-type="time">
            <text:p>01:04:08 PM</text:p>
          </table:table-cell>
          <table:table-cell table:number-columns-repeated="2"/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09S" calcext:value-type="time">
            <text:p>01:04:09 PM</text:p>
          </table:table-cell>
          <table:table-cell table:number-columns-repeated="2"/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09S" calcext:value-type="time">
            <text:p>01:04:09 PM</text:p>
          </table:table-cell>
          <table:table-cell table:formula="of:=COUNT([.B394:.B412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10S" calcext:value-type="time">
            <text:p>01:04:10 PM</text:p>
          </table:table-cell>
          <table:table-cell table:number-columns-repeated="2"/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10S" calcext:value-type="time">
            <text:p>01:04:10 PM</text:p>
          </table:table-cell>
          <table:table-cell table:number-columns-repeated="2"/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11S" calcext:value-type="time">
            <text:p>01:04:11 PM</text:p>
          </table:table-cell>
          <table:table-cell table:number-columns-repeated="2"/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11S" calcext:value-type="time">
            <text:p>01:04:11 PM</text:p>
          </table:table-cell>
          <table:table-cell table:number-columns-repeated="2"/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12S" calcext:value-type="time">
            <text:p>01:04:12 PM</text:p>
          </table:table-cell>
          <table:table-cell table:number-columns-repeated="2"/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12S" calcext:value-type="time">
            <text:p>01:04:12 PM</text:p>
          </table:table-cell>
          <table:table-cell table:number-columns-repeated="2"/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13S" calcext:value-type="time">
            <text:p>01:04:13 PM</text:p>
          </table:table-cell>
          <table:table-cell table:number-columns-repeated="2"/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13S" calcext:value-type="time">
            <text:p>01:04:13 PM</text:p>
          </table:table-cell>
          <table:table-cell table:number-columns-repeated="2"/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13S" calcext:value-type="time">
            <text:p>01:04:13 PM</text:p>
          </table:table-cell>
          <table:table-cell table:number-columns-repeated="2"/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14S" calcext:value-type="time">
            <text:p>01:04:14 PM</text:p>
          </table:table-cell>
          <table:table-cell table:number-columns-repeated="2"/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14S" calcext:value-type="time">
            <text:p>01:04:14 PM</text:p>
          </table:table-cell>
          <table:table-cell table:number-columns-repeated="2"/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14S" calcext:value-type="time">
            <text:p>01:04:14 PM</text:p>
          </table:table-cell>
          <table:table-cell table:number-columns-repeated="2"/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15S" calcext:value-type="time">
            <text:p>01:04:15 PM</text:p>
          </table:table-cell>
          <table:table-cell table:number-columns-repeated="2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15S" calcext:value-type="time">
            <text:p>01:04:15 PM</text:p>
          </table:table-cell>
          <table:table-cell table:number-columns-repeated="2"/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15S" calcext:value-type="time">
            <text:p>01:04:15 PM</text:p>
          </table:table-cell>
          <table:table-cell table:number-columns-repeated="2"/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16S" calcext:value-type="time">
            <text:p>01:04:16 PM</text:p>
          </table:table-cell>
          <table:table-cell table:number-columns-repeated="2"/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16S" calcext:value-type="time">
            <text:p>01:04:16 PM</text:p>
          </table:table-cell>
          <table:table-cell table:number-columns-repeated="2"/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17S" calcext:value-type="time">
            <text:p>01:04:17 PM</text:p>
          </table:table-cell>
          <table:table-cell table:number-columns-repeated="2"/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17S" calcext:value-type="time">
            <text:p>01:04:17 PM</text:p>
          </table:table-cell>
          <table:table-cell table:formula="of:=COUNT([.B413:.B415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21S" calcext:value-type="time">
            <text:p>01:04:21 PM</text:p>
          </table:table-cell>
          <table:table-cell table:number-columns-repeated="2"/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22S" calcext:value-type="time">
            <text:p>01:04:22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46S" calcext:value-type="time">
            <text:p>01:04:46 PM</text:p>
          </table:table-cell>
          <table:table-cell table:number-columns-repeated="2"/>
        </table:table-row>
        <table:table-row table:style-name="ro1">
          <table:table-cell office:value-type="float" office:value="3809" calcext:value-type="float">
            <text:p>380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47S" calcext:value-type="time">
            <text:p>01:04:47 PM</text:p>
          </table:table-cell>
          <table:table-cell table:number-columns-repeated="2"/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48S" calcext:value-type="time">
            <text:p>01:04:48 PM</text:p>
          </table:table-cell>
          <table:table-cell table:number-columns-repeated="2"/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49S" calcext:value-type="time">
            <text:p>01:04:49 PM</text:p>
          </table:table-cell>
          <table:table-cell table:number-columns-repeated="2"/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49S" calcext:value-type="time">
            <text:p>01:04:49 PM</text:p>
          </table:table-cell>
          <table:table-cell table:number-columns-repeated="2"/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50S" calcext:value-type="time">
            <text:p>01:04:50 PM</text:p>
          </table:table-cell>
          <table:table-cell table:number-columns-repeated="2"/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51S" calcext:value-type="time">
            <text:p>01:04:51 PM</text:p>
          </table:table-cell>
          <table:table-cell table:number-columns-repeated="2"/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52S" calcext:value-type="time">
            <text:p>01:04:52 PM</text:p>
          </table:table-cell>
          <table:table-cell table:number-columns-repeated="2"/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52S" calcext:value-type="time">
            <text:p>01:04:52 PM</text:p>
          </table:table-cell>
          <table:table-cell table:number-columns-repeated="2"/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52S" calcext:value-type="time">
            <text:p>01:04:52 PM</text:p>
          </table:table-cell>
          <table:table-cell table:number-columns-repeated="2"/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53S" calcext:value-type="time">
            <text:p>01:04:53 PM</text:p>
          </table:table-cell>
          <table:table-cell table:number-columns-repeated="2"/>
        </table:table-row>
        <table:table-row table:style-name="ro1">
          <table:table-cell office:value-type="float" office:value="3819" calcext:value-type="float">
            <text:p>381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53S" calcext:value-type="time">
            <text:p>01:04:53 PM</text:p>
          </table:table-cell>
          <table:table-cell table:number-columns-repeated="2"/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53S" calcext:value-type="time">
            <text:p>01:04:53 PM</text:p>
          </table:table-cell>
          <table:table-cell table:number-columns-repeated="2"/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54S" calcext:value-type="time">
            <text:p>01:04:54 PM</text:p>
          </table:table-cell>
          <table:table-cell table:number-columns-repeated="2"/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54S" calcext:value-type="time">
            <text:p>01:04:54 PM</text:p>
          </table:table-cell>
          <table:table-cell table:number-columns-repeated="2"/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55S" calcext:value-type="time">
            <text:p>01:04:55 PM</text:p>
          </table:table-cell>
          <table:table-cell table:number-columns-repeated="2"/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55S" calcext:value-type="time">
            <text:p>01:04:55 PM</text:p>
          </table:table-cell>
          <table:table-cell table:number-columns-repeated="2"/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56S" calcext:value-type="time">
            <text:p>01:04:56 PM</text:p>
          </table:table-cell>
          <table:table-cell table:number-columns-repeated="2"/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57S" calcext:value-type="time">
            <text:p>01:04:57 PM</text:p>
          </table:table-cell>
          <table:table-cell table:number-columns-repeated="2"/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58S" calcext:value-type="time">
            <text:p>01:04:58 PM</text:p>
          </table:table-cell>
          <table:table-cell table:number-columns-repeated="2"/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4M59S" calcext:value-type="time">
            <text:p>01:04:59 PM</text:p>
          </table:table-cell>
          <table:table-cell table:number-columns-repeated="2"/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5M00S" calcext:value-type="time">
            <text:p>01:05:00 PM</text:p>
          </table:table-cell>
          <table:table-cell table:number-columns-repeated="2"/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5M01S" calcext:value-type="time">
            <text:p>01:05:01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5M23S" calcext:value-type="time">
            <text:p>01:05:23 PM</text:p>
          </table:table-cell>
          <table:table-cell table:number-columns-repeated="2"/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5M24S" calcext:value-type="time">
            <text:p>01:05:24 PM</text:p>
          </table:table-cell>
          <table:table-cell table:number-columns-repeated="2"/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5M25S" calcext:value-type="time">
            <text:p>01:05:25 PM</text:p>
          </table:table-cell>
          <table:table-cell table:number-columns-repeated="2"/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5M26S" calcext:value-type="time">
            <text:p>01:05:26 PM</text:p>
          </table:table-cell>
          <table:table-cell table:number-columns-repeated="2"/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5M27S" calcext:value-type="time">
            <text:p>01:05:27 PM</text:p>
          </table:table-cell>
          <table:table-cell table:number-columns-repeated="2"/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5M28S" calcext:value-type="time">
            <text:p>01:05:28 PM</text:p>
          </table:table-cell>
          <table:table-cell table:number-columns-repeated="2"/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5M28S" calcext:value-type="time">
            <text:p>01:05:28 PM</text:p>
          </table:table-cell>
          <table:table-cell table:number-columns-repeated="2"/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5M29S" calcext:value-type="time">
            <text:p>01:05:29 PM</text:p>
          </table:table-cell>
          <table:table-cell table:number-columns-repeated="2"/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5M29S" calcext:value-type="time">
            <text:p>01:05:29 PM</text:p>
          </table:table-cell>
          <table:table-cell table:number-columns-repeated="2"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5M30S" calcext:value-type="time">
            <text:p>01:05:30 PM</text:p>
          </table:table-cell>
          <table:table-cell table:number-columns-repeated="2"/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5M30S" calcext:value-type="time">
            <text:p>01:05:30 PM</text:p>
          </table:table-cell>
          <table:table-cell table:number-columns-repeated="2"/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5M31S" calcext:value-type="time">
            <text:p>01:05:31 PM</text:p>
          </table:table-cell>
          <table:table-cell table:number-columns-repeated="2"/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5M31S" calcext:value-type="time">
            <text:p>01:05:31 PM</text:p>
          </table:table-cell>
          <table:table-cell table:number-columns-repeated="2"/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5M32S" calcext:value-type="time">
            <text:p>01:05:32 PM</text:p>
          </table:table-cell>
          <table:table-cell table:number-columns-repeated="2"/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5M32S" calcext:value-type="time">
            <text:p>01:05:32 PM</text:p>
          </table:table-cell>
          <table:table-cell table:number-columns-repeated="2"/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5M32S" calcext:value-type="time">
            <text:p>01:05:32 PM</text:p>
          </table:table-cell>
          <table:table-cell table:number-columns-repeated="2"/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5M33S" calcext:value-type="time">
            <text:p>01:05:33 PM</text:p>
          </table:table-cell>
          <table:table-cell table:number-columns-repeated="2"/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5M33S" calcext:value-type="time">
            <text:p>01:05:33 PM</text:p>
          </table:table-cell>
          <table:table-cell table:number-columns-repeated="2"/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5M33S" calcext:value-type="time">
            <text:p>01:05:33 PM</text:p>
          </table:table-cell>
          <table:table-cell table:number-columns-repeated="2"/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5M34S" calcext:value-type="time">
            <text:p>01:05:34 PM</text:p>
          </table:table-cell>
          <table:table-cell table:number-columns-repeated="2"/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5M34S" calcext:value-type="time">
            <text:p>01:05:34 PM</text:p>
          </table:table-cell>
          <table:table-cell table:number-columns-repeated="2"/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5M35S" calcext:value-type="time">
            <text:p>01:05:35 PM</text:p>
          </table:table-cell>
          <table:table-cell table:number-columns-repeated="2"/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5M37S" calcext:value-type="time">
            <text:p>01:05:37 PM</text:p>
          </table:table-cell>
          <table:table-cell table:number-columns-repeated="2"/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5M38S" calcext:value-type="time">
            <text:p>01:05:38 PM</text:p>
          </table:table-cell>
          <table:table-cell table:number-columns-repeated="2"/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5M39S" calcext:value-type="time">
            <text:p>01:05:39 PM</text:p>
          </table:table-cell>
          <table:table-cell table:number-columns-repeated="2"/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5M40S" calcext:value-type="time">
            <text:p>01:05:40 PM</text:p>
          </table:table-cell>
          <table:table-cell table:number-columns-repeated="2"/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5M41S" calcext:value-type="time">
            <text:p>01:05:41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12S" calcext:value-type="time">
            <text:p>01:06:12 PM</text:p>
          </table:table-cell>
          <table:table-cell table:number-columns-repeated="2"/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13S" calcext:value-type="time">
            <text:p>01:06:13 PM</text:p>
          </table:table-cell>
          <table:table-cell table:number-columns-repeated="2"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14S" calcext:value-type="time">
            <text:p>01:06:14 PM</text:p>
          </table:table-cell>
          <table:table-cell table:number-columns-repeated="2"/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15S" calcext:value-type="time">
            <text:p>01:06:15 PM</text:p>
          </table:table-cell>
          <table:table-cell table:number-columns-repeated="2"/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16S" calcext:value-type="time">
            <text:p>01:06:16 PM</text:p>
          </table:table-cell>
          <table:table-cell table:number-columns-repeated="2"/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16S" calcext:value-type="time">
            <text:p>01:06:16 PM</text:p>
          </table:table-cell>
          <table:table-cell table:number-columns-repeated="2"/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17S" calcext:value-type="time">
            <text:p>01:06:17 PM</text:p>
          </table:table-cell>
          <table:table-cell table:number-columns-repeated="2"/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18S" calcext:value-type="time">
            <text:p>01:06:18 PM</text:p>
          </table:table-cell>
          <table:table-cell table:number-columns-repeated="2"/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19S" calcext:value-type="time">
            <text:p>01:06:19 PM</text:p>
          </table:table-cell>
          <table:table-cell table:number-columns-repeated="2"/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19S" calcext:value-type="time">
            <text:p>01:06:19 PM</text:p>
          </table:table-cell>
          <table:table-cell table:number-columns-repeated="2"/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19S" calcext:value-type="time">
            <text:p>01:06:19 PM</text:p>
          </table:table-cell>
          <table:table-cell table:number-columns-repeated="2"/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20S" calcext:value-type="time">
            <text:p>01:06:20 PM</text:p>
          </table:table-cell>
          <table:table-cell table:number-columns-repeated="2"/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20S" calcext:value-type="time">
            <text:p>01:06:20 PM</text:p>
          </table:table-cell>
          <table:table-cell table:number-columns-repeated="2"/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20S" calcext:value-type="time">
            <text:p>01:06:20 PM</text:p>
          </table:table-cell>
          <table:table-cell table:number-columns-repeated="2"/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21S" calcext:value-type="time">
            <text:p>01:06:21 PM</text:p>
          </table:table-cell>
          <table:table-cell table:number-columns-repeated="2"/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21S" calcext:value-type="time">
            <text:p>01:06:21 PM</text:p>
          </table:table-cell>
          <table:table-cell table:number-columns-repeated="2"/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22S" calcext:value-type="time">
            <text:p>01:06:22 PM</text:p>
          </table:table-cell>
          <table:table-cell table:number-columns-repeated="2"/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23S" calcext:value-type="time">
            <text:p>01:06:23 PM</text:p>
          </table:table-cell>
          <table:table-cell table:number-columns-repeated="2"/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23S" calcext:value-type="time">
            <text:p>01:06:23 PM</text:p>
          </table:table-cell>
          <table:table-cell table:number-columns-repeated="2"/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24S" calcext:value-type="time">
            <text:p>01:06:24 PM</text:p>
          </table:table-cell>
          <table:table-cell table:number-columns-repeated="2"/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25S" calcext:value-type="time">
            <text:p>01:06:25 PM</text:p>
          </table:table-cell>
          <table:table-cell table:number-columns-repeated="2"/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26S" calcext:value-type="time">
            <text:p>01:06:26 PM</text:p>
          </table:table-cell>
          <table:table-cell table:number-columns-repeated="2"/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27S" calcext:value-type="time">
            <text:p>01:06:27 PM</text:p>
          </table:table-cell>
          <table:table-cell table:number-columns-repeated="2"/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28S" calcext:value-type="time">
            <text:p>01:06:28 PM</text:p>
          </table:table-cell>
          <table:table-cell table:number-columns-repeated="2"/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29S" calcext:value-type="time">
            <text:p>01:06:29 PM</text:p>
          </table:table-cell>
          <table:table-cell table:number-columns-repeated="2"/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30S" calcext:value-type="time">
            <text:p>01:06:30 PM</text:p>
          </table:table-cell>
          <table:table-cell table:number-columns-repeated="2"/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31S" calcext:value-type="time">
            <text:p>01:06:31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47S" calcext:value-type="time">
            <text:p>01:06:47 PM</text:p>
          </table:table-cell>
          <table:table-cell table:number-columns-repeated="2"/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48S" calcext:value-type="time">
            <text:p>01:06:48 PM</text:p>
          </table:table-cell>
          <table:table-cell table:number-columns-repeated="2"/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49S" calcext:value-type="time">
            <text:p>01:06:49 PM</text:p>
          </table:table-cell>
          <table:table-cell table:number-columns-repeated="2"/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50S" calcext:value-type="time">
            <text:p>01:06:50 PM</text:p>
          </table:table-cell>
          <table:table-cell table:number-columns-repeated="2"/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51S" calcext:value-type="time">
            <text:p>01:06:51 PM</text:p>
          </table:table-cell>
          <table:table-cell table:number-columns-repeated="2"/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52S" calcext:value-type="time">
            <text:p>01:06:52 PM</text:p>
          </table:table-cell>
          <table:table-cell table:number-columns-repeated="2"/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53S" calcext:value-type="time">
            <text:p>01:06:53 PM</text:p>
          </table:table-cell>
          <table:table-cell table:number-columns-repeated="2"/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54S" calcext:value-type="time">
            <text:p>01:06:54 PM</text:p>
          </table:table-cell>
          <table:table-cell table:number-columns-repeated="2"/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55S" calcext:value-type="time">
            <text:p>01:06:55 PM</text:p>
          </table:table-cell>
          <table:table-cell table:number-columns-repeated="2"/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56S" calcext:value-type="time">
            <text:p>01:06:56 PM</text:p>
          </table:table-cell>
          <table:table-cell table:number-columns-repeated="2"/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56S" calcext:value-type="time">
            <text:p>01:06:56 PM</text:p>
          </table:table-cell>
          <table:table-cell table:number-columns-repeated="2"/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56S" calcext:value-type="time">
            <text:p>01:06:56 PM</text:p>
          </table:table-cell>
          <table:table-cell table:number-columns-repeated="2"/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57S" calcext:value-type="time">
            <text:p>01:06:57 PM</text:p>
          </table:table-cell>
          <table:table-cell table:number-columns-repeated="2"/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57S" calcext:value-type="time">
            <text:p>01:06:57 PM</text:p>
          </table:table-cell>
          <table:table-cell table:number-columns-repeated="2"/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58S" calcext:value-type="time">
            <text:p>01:06:58 PM</text:p>
          </table:table-cell>
          <table:table-cell table:number-columns-repeated="2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58S" calcext:value-type="time">
            <text:p>01:06:58 PM</text:p>
          </table:table-cell>
          <table:table-cell table:number-columns-repeated="2"/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59S" calcext:value-type="time">
            <text:p>01:06:59 PM</text:p>
          </table:table-cell>
          <table:table-cell table:number-columns-repeated="2"/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6M59S" calcext:value-type="time">
            <text:p>01:06:59 PM</text:p>
          </table:table-cell>
          <table:table-cell table:number-columns-repeated="2"/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00S" calcext:value-type="time">
            <text:p>01:07:00 PM</text:p>
          </table:table-cell>
          <table:table-cell table:number-columns-repeated="2"/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00S" calcext:value-type="time">
            <text:p>01:07:00 PM</text:p>
          </table:table-cell>
          <table:table-cell table:number-columns-repeated="2"/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00S" calcext:value-type="time">
            <text:p>01:07:00 PM</text:p>
          </table:table-cell>
          <table:table-cell table:number-columns-repeated="2"/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01S" calcext:value-type="time">
            <text:p>01:07:01 PM</text:p>
          </table:table-cell>
          <table:table-cell table:number-columns-repeated="2"/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01S" calcext:value-type="time">
            <text:p>01:07:01 PM</text:p>
          </table:table-cell>
          <table:table-cell table:number-columns-repeated="2"/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01S" calcext:value-type="time">
            <text:p>01:07:01 PM</text:p>
          </table:table-cell>
          <table:table-cell table:number-columns-repeated="2"/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02S" calcext:value-type="time">
            <text:p>01:07:02 PM</text:p>
          </table:table-cell>
          <table:table-cell table:number-columns-repeated="2"/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03S" calcext:value-type="time">
            <text:p>01:07:03 PM</text:p>
          </table:table-cell>
          <table:table-cell table:number-columns-repeated="2"/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03S" calcext:value-type="time">
            <text:p>01:07:03 PM</text:p>
          </table:table-cell>
          <table:table-cell table:number-columns-repeated="2"/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04S" calcext:value-type="time">
            <text:p>01:07:04 PM</text:p>
          </table:table-cell>
          <table:table-cell table:number-columns-repeated="2"/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04S" calcext:value-type="time">
            <text:p>01:07:04 PM</text:p>
          </table:table-cell>
          <table:table-cell table:number-columns-repeated="2"/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05S" calcext:value-type="time">
            <text:p>01:07:05 PM</text:p>
          </table:table-cell>
          <table:table-cell table:number-columns-repeated="2"/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06S" calcext:value-type="time">
            <text:p>01:07:06 PM</text:p>
          </table:table-cell>
          <table:table-cell table:number-columns-repeated="2"/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07S" calcext:value-type="time">
            <text:p>01:07:07 PM</text:p>
          </table:table-cell>
          <table:table-cell table:number-columns-repeated="2"/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08S" calcext:value-type="time">
            <text:p>01:07:08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40S" calcext:value-type="time">
            <text:p>01:07:40 PM</text:p>
          </table:table-cell>
          <table:table-cell table:number-columns-repeated="2"/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41S" calcext:value-type="time">
            <text:p>01:07:41 PM</text:p>
          </table:table-cell>
          <table:table-cell table:number-columns-repeated="2"/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42S" calcext:value-type="time">
            <text:p>01:07:42 PM</text:p>
          </table:table-cell>
          <table:table-cell table:number-columns-repeated="2"/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43S" calcext:value-type="time">
            <text:p>01:07:43 PM</text:p>
          </table:table-cell>
          <table:table-cell table:number-columns-repeated="2"/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44S" calcext:value-type="time">
            <text:p>01:07:44 PM</text:p>
          </table:table-cell>
          <table:table-cell table:number-columns-repeated="2"/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44S" calcext:value-type="time">
            <text:p>01:07:44 PM</text:p>
          </table:table-cell>
          <table:table-cell table:number-columns-repeated="2"/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44S" calcext:value-type="time">
            <text:p>01:07:44 PM</text:p>
          </table:table-cell>
          <table:table-cell table:number-columns-repeated="2"/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45S" calcext:value-type="time">
            <text:p>01:07:45 PM</text:p>
          </table:table-cell>
          <table:table-cell table:number-columns-repeated="2"/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45S" calcext:value-type="time">
            <text:p>01:07:45 PM</text:p>
          </table:table-cell>
          <table:table-cell table:number-columns-repeated="2"/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46S" calcext:value-type="time">
            <text:p>01:07:46 PM</text:p>
          </table:table-cell>
          <table:table-cell table:number-columns-repeated="2"/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46S" calcext:value-type="time">
            <text:p>01:07:46 PM</text:p>
          </table:table-cell>
          <table:table-cell table:number-columns-repeated="2"/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47S" calcext:value-type="time">
            <text:p>01:07:47 PM</text:p>
          </table:table-cell>
          <table:table-cell table:number-columns-repeated="2"/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47S" calcext:value-type="time">
            <text:p>01:07:47 PM</text:p>
          </table:table-cell>
          <table:table-cell table:number-columns-repeated="2"/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48S" calcext:value-type="time">
            <text:p>01:07:48 PM</text:p>
          </table:table-cell>
          <table:table-cell table:number-columns-repeated="2"/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48S" calcext:value-type="time">
            <text:p>01:07:48 PM</text:p>
          </table:table-cell>
          <table:table-cell table:number-columns-repeated="2"/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49S" calcext:value-type="time">
            <text:p>01:07:49 PM</text:p>
          </table:table-cell>
          <table:table-cell table:number-columns-repeated="2"/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49S" calcext:value-type="time">
            <text:p>01:07:49 PM</text:p>
          </table:table-cell>
          <table:table-cell table:number-columns-repeated="2"/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50S" calcext:value-type="time">
            <text:p>01:07:50 PM</text:p>
          </table:table-cell>
          <table:table-cell table:number-columns-repeated="2"/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50S" calcext:value-type="time">
            <text:p>01:07:50 PM</text:p>
          </table:table-cell>
          <table:table-cell table:number-columns-repeated="2"/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50S" calcext:value-type="time">
            <text:p>01:07:50 PM</text:p>
          </table:table-cell>
          <table:table-cell table:number-columns-repeated="2"/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51S" calcext:value-type="time">
            <text:p>01:07:51 PM</text:p>
          </table:table-cell>
          <table:table-cell table:number-columns-repeated="2"/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52S" calcext:value-type="time">
            <text:p>01:07:52 PM</text:p>
          </table:table-cell>
          <table:table-cell table:number-columns-repeated="2"/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53S" calcext:value-type="time">
            <text:p>01:07:53 PM</text:p>
          </table:table-cell>
          <table:table-cell table:number-columns-repeated="2"/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54S" calcext:value-type="time">
            <text:p>01:07:54 PM</text:p>
          </table:table-cell>
          <table:table-cell table:number-columns-repeated="2"/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55S" calcext:value-type="time">
            <text:p>01:07:55 PM</text:p>
          </table:table-cell>
          <table:table-cell table:number-columns-repeated="2"/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7M56S" calcext:value-type="time">
            <text:p>01:07:56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8M27S" calcext:value-type="time">
            <text:p>01:08:27 PM</text:p>
          </table:table-cell>
          <table:table-cell table:number-columns-repeated="2"/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8M28S" calcext:value-type="time">
            <text:p>01:08:28 PM</text:p>
          </table:table-cell>
          <table:table-cell table:number-columns-repeated="2"/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8M29S" calcext:value-type="time">
            <text:p>01:08:29 PM</text:p>
          </table:table-cell>
          <table:table-cell table:number-columns-repeated="2"/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8M30S" calcext:value-type="time">
            <text:p>01:08:30 PM</text:p>
          </table:table-cell>
          <table:table-cell table:number-columns-repeated="2"/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8M31S" calcext:value-type="time">
            <text:p>01:08:31 PM</text:p>
          </table:table-cell>
          <table:table-cell table:number-columns-repeated="2"/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8M32S" calcext:value-type="time">
            <text:p>01:08:32 PM</text:p>
          </table:table-cell>
          <table:table-cell table:number-columns-repeated="2"/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8M33S" calcext:value-type="time">
            <text:p>01:08:33 PM</text:p>
          </table:table-cell>
          <table:table-cell table:number-columns-repeated="2"/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8M34S" calcext:value-type="time">
            <text:p>01:08:34 PM</text:p>
          </table:table-cell>
          <table:table-cell table:number-columns-repeated="2"/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8M34S" calcext:value-type="time">
            <text:p>01:08:34 PM</text:p>
          </table:table-cell>
          <table:table-cell table:number-columns-repeated="2"/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8M34S" calcext:value-type="time">
            <text:p>01:08:34 PM</text:p>
          </table:table-cell>
          <table:table-cell table:number-columns-repeated="2"/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8M35S" calcext:value-type="time">
            <text:p>01:08:35 PM</text:p>
          </table:table-cell>
          <table:table-cell table:number-columns-repeated="2"/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8M35S" calcext:value-type="time">
            <text:p>01:08:35 PM</text:p>
          </table:table-cell>
          <table:table-cell table:number-columns-repeated="2"/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8M36S" calcext:value-type="time">
            <text:p>01:08:36 PM</text:p>
          </table:table-cell>
          <table:table-cell table:number-columns-repeated="2"/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8M36S" calcext:value-type="time">
            <text:p>01:08:36 PM</text:p>
          </table:table-cell>
          <table:table-cell table:number-columns-repeated="2"/>
        </table:table-row>
        <table:table-row table:style-name="ro1">
          <table:table-cell office:value-type="float" office:value="3958" calcext:value-type="float">
            <text:p>395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8M37S" calcext:value-type="time">
            <text:p>01:08:37 PM</text:p>
          </table:table-cell>
          <table:table-cell table:number-columns-repeated="2"/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8M37S" calcext:value-type="time">
            <text:p>01:08:37 PM</text:p>
          </table:table-cell>
          <table:table-cell table:number-columns-repeated="2"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8M38S" calcext:value-type="time">
            <text:p>01:08:38 PM</text:p>
          </table:table-cell>
          <table:table-cell table:number-columns-repeated="2"/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8M38S" calcext:value-type="time">
            <text:p>01:08:38 PM</text:p>
          </table:table-cell>
          <table:table-cell table:number-columns-repeated="2"/>
        </table:table-row>
        <table:table-row table:style-name="ro1">
          <table:table-cell office:value-type="float" office:value="3962" calcext:value-type="float">
            <text:p>396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8M38S" calcext:value-type="time">
            <text:p>01:08:38 PM</text:p>
          </table:table-cell>
          <table:table-cell table:number-columns-repeated="2"/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8M39S" calcext:value-type="time">
            <text:p>01:08:39 PM</text:p>
          </table:table-cell>
          <table:table-cell table:number-columns-repeated="2"/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8M39S" calcext:value-type="time">
            <text:p>01:08:39 PM</text:p>
          </table:table-cell>
          <table:table-cell table:number-columns-repeated="2"/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8M39S" calcext:value-type="time">
            <text:p>01:08:39 PM</text:p>
          </table:table-cell>
          <table:table-cell table:number-columns-repeated="2"/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8M40S" calcext:value-type="time">
            <text:p>01:08:40 PM</text:p>
          </table:table-cell>
          <table:table-cell table:number-columns-repeated="2"/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8M40S" calcext:value-type="time">
            <text:p>01:08:40 PM</text:p>
          </table:table-cell>
          <table:table-cell table:number-columns-repeated="2"/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8M41S" calcext:value-type="time">
            <text:p>01:08:41 PM</text:p>
          </table:table-cell>
          <table:table-cell table:number-columns-repeated="2"/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8M41S" calcext:value-type="time">
            <text:p>01:08:41 PM</text:p>
          </table:table-cell>
          <table:table-cell table:number-columns-repeated="2"/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8M44S" calcext:value-type="time">
            <text:p>01:08:44 PM</text:p>
          </table:table-cell>
          <table:table-cell table:number-columns-repeated="2"/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8M45S" calcext:value-type="time">
            <text:p>01:08:45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9M21S" calcext:value-type="time">
            <text:p>01:09:21 PM</text:p>
          </table:table-cell>
          <table:table-cell table:number-columns-repeated="2"/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9M22S" calcext:value-type="time">
            <text:p>01:09:22 PM</text:p>
          </table:table-cell>
          <table:table-cell table:number-columns-repeated="2"/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9M23S" calcext:value-type="time">
            <text:p>01:09:23 PM</text:p>
          </table:table-cell>
          <table:table-cell table:number-columns-repeated="2"/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9M24S" calcext:value-type="time">
            <text:p>01:09:24 PM</text:p>
          </table:table-cell>
          <table:table-cell table:number-columns-repeated="2"/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9M24S" calcext:value-type="time">
            <text:p>01:09:24 PM</text:p>
          </table:table-cell>
          <table:table-cell table:number-columns-repeated="2"/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9M25S" calcext:value-type="time">
            <text:p>01:09:25 PM</text:p>
          </table:table-cell>
          <table:table-cell table:number-columns-repeated="2"/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9M25S" calcext:value-type="time">
            <text:p>01:09:25 PM</text:p>
          </table:table-cell>
          <table:table-cell table:number-columns-repeated="2"/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9M26S" calcext:value-type="time">
            <text:p>01:09:26 PM</text:p>
          </table:table-cell>
          <table:table-cell table:number-columns-repeated="2"/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9M26S" calcext:value-type="time">
            <text:p>01:09:26 PM</text:p>
          </table:table-cell>
          <table:table-cell table:number-columns-repeated="2"/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9M27S" calcext:value-type="time">
            <text:p>01:09:27 PM</text:p>
          </table:table-cell>
          <table:table-cell table:number-columns-repeated="2"/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9M27S" calcext:value-type="time">
            <text:p>01:09:27 PM</text:p>
          </table:table-cell>
          <table:table-cell table:number-columns-repeated="2"/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9M28S" calcext:value-type="time">
            <text:p>01:09:28 PM</text:p>
          </table:table-cell>
          <table:table-cell table:number-columns-repeated="2"/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9M28S" calcext:value-type="time">
            <text:p>01:09:28 PM</text:p>
          </table:table-cell>
          <table:table-cell table:number-columns-repeated="2"/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9M28S" calcext:value-type="time">
            <text:p>01:09:28 PM</text:p>
          </table:table-cell>
          <table:table-cell table:number-columns-repeated="2"/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9M29S" calcext:value-type="time">
            <text:p>01:09:29 PM</text:p>
          </table:table-cell>
          <table:table-cell table:number-columns-repeated="2"/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9M29S" calcext:value-type="time">
            <text:p>01:09:29 PM</text:p>
          </table:table-cell>
          <table:table-cell table:number-columns-repeated="2"/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9M29S" calcext:value-type="time">
            <text:p>01:09:29 PM</text:p>
          </table:table-cell>
          <table:table-cell table:number-columns-repeated="2"/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9M30S" calcext:value-type="time">
            <text:p>01:09:30 PM</text:p>
          </table:table-cell>
          <table:table-cell table:number-columns-repeated="2"/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9M30S" calcext:value-type="time">
            <text:p>01:09:30 PM</text:p>
          </table:table-cell>
          <table:table-cell table:number-columns-repeated="2"/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9M31S" calcext:value-type="time">
            <text:p>01:09:31 PM</text:p>
          </table:table-cell>
          <table:table-cell table:number-columns-repeated="2"/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9M32S" calcext:value-type="time">
            <text:p>01:09:32 PM</text:p>
          </table:table-cell>
          <table:table-cell table:number-columns-repeated="2"/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9M33S" calcext:value-type="time">
            <text:p>01:09:33 PM</text:p>
          </table:table-cell>
          <table:table-cell table:number-columns-repeated="2"/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9M34S" calcext:value-type="time">
            <text:p>01:09:34 PM</text:p>
          </table:table-cell>
          <table:table-cell table:number-columns-repeated="2"/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9M35S" calcext:value-type="time">
            <text:p>01:09:35 PM</text:p>
          </table:table-cell>
          <table:table-cell table:number-columns-repeated="2"/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9M36S" calcext:value-type="time">
            <text:p>01:09:36 PM</text:p>
          </table:table-cell>
          <table:table-cell table:number-columns-repeated="2"/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09M37S" calcext:value-type="time">
            <text:p>01:09:37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10M03S" calcext:value-type="time">
            <text:p>01:10:03 PM</text:p>
          </table:table-cell>
          <table:table-cell table:number-columns-repeated="2"/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10M04S" calcext:value-type="time">
            <text:p>01:10:04 PM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10M05S" calcext:value-type="time">
            <text:p>01:10:05 PM</text:p>
          </table:table-cell>
          <table:table-cell table:number-columns-repeated="2"/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10M06S" calcext:value-type="time">
            <text:p>01:10:06 PM</text:p>
          </table:table-cell>
          <table:table-cell table:number-columns-repeated="2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10M07S" calcext:value-type="time">
            <text:p>01:10:07 PM</text:p>
          </table:table-cell>
          <table:table-cell table:number-columns-repeated="2"/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10M08S" calcext:value-type="time">
            <text:p>01:10:08 PM</text:p>
          </table:table-cell>
          <table:table-cell table:number-columns-repeated="2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10M09S" calcext:value-type="time">
            <text:p>01:10:09 PM</text:p>
          </table:table-cell>
          <table:table-cell table:number-columns-repeated="2"/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10M10S" calcext:value-type="time">
            <text:p>01:10:10 PM</text:p>
          </table:table-cell>
          <table:table-cell table:number-columns-repeated="2"/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10M10S" calcext:value-type="time">
            <text:p>01:10:10 PM</text:p>
          </table:table-cell>
          <table:table-cell table:number-columns-repeated="2"/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10M10S" calcext:value-type="time">
            <text:p>01:10:10 PM</text:p>
          </table:table-cell>
          <table:table-cell table:number-columns-repeated="2"/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10M11S" calcext:value-type="time">
            <text:p>01:10:11 PM</text:p>
          </table:table-cell>
          <table:table-cell table:number-columns-repeated="2"/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10M11S" calcext:value-type="time">
            <text:p>01:10:11 PM</text:p>
          </table:table-cell>
          <table:table-cell table:number-columns-repeated="2"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10M12S" calcext:value-type="time">
            <text:p>01:10:12 PM</text:p>
          </table:table-cell>
          <table:table-cell table:number-columns-repeated="2"/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10M12S" calcext:value-type="time">
            <text:p>01:10:12 PM</text:p>
          </table:table-cell>
          <table:table-cell table:number-columns-repeated="2"/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10M13S" calcext:value-type="time">
            <text:p>01:10:13 PM</text:p>
          </table:table-cell>
          <table:table-cell table:number-columns-repeated="2"/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10M13S" calcext:value-type="time">
            <text:p>01:10:13 PM</text:p>
          </table:table-cell>
          <table:table-cell table:number-columns-repeated="2"/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10M14S" calcext:value-type="time">
            <text:p>01:10:14 PM</text:p>
          </table:table-cell>
          <table:table-cell table:number-columns-repeated="2"/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10M14S" calcext:value-type="time">
            <text:p>01:10:14 PM</text:p>
          </table:table-cell>
          <table:table-cell table:number-columns-repeated="2"/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10M14S" calcext:value-type="time">
            <text:p>01:10:14 PM</text:p>
          </table:table-cell>
          <table:table-cell table:number-columns-repeated="2"/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10M15S" calcext:value-type="time">
            <text:p>01:10:15 PM</text:p>
          </table:table-cell>
          <table:table-cell table:number-columns-repeated="2"/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10M15S" calcext:value-type="time">
            <text:p>01:10:15 PM</text:p>
          </table:table-cell>
          <table:table-cell table:number-columns-repeated="2"/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10M15S" calcext:value-type="time">
            <text:p>01:10:15 PM</text:p>
          </table:table-cell>
          <table:table-cell table:number-columns-repeated="2"/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10M16S" calcext:value-type="time">
            <text:p>01:10:16 PM</text:p>
          </table:table-cell>
          <table:table-cell table:number-columns-repeated="2"/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10M16S" calcext:value-type="time">
            <text:p>01:10:16 PM</text:p>
          </table:table-cell>
          <table:table-cell table:number-columns-repeated="2"/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10M17S" calcext:value-type="time">
            <text:p>01:10:17 PM</text:p>
          </table:table-cell>
          <table:table-cell table:number-columns-repeated="2"/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10M17S" calcext:value-type="time">
            <text:p>01:10:17 PM</text:p>
          </table:table-cell>
          <table:table-cell table:number-columns-repeated="2"/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10M18S" calcext:value-type="time">
            <text:p>01:10:18 PM</text:p>
          </table:table-cell>
          <table:table-cell table:number-columns-repeated="2"/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10M18S" calcext:value-type="time">
            <text:p>01:10:18 PM</text:p>
          </table:table-cell>
          <table:table-cell table:number-columns-repeated="2"/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10M20S" calcext:value-type="time">
            <text:p>01:10:20 PM</text:p>
          </table:table-cell>
          <table:table-cell table:number-columns-repeated="2"/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10M21S" calcext:value-type="time">
            <text:p>01:10:21 PM</text:p>
          </table:table-cell>
          <table:table-cell table:number-columns-repeated="2"/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10M22S" calcext:value-type="time">
            <text:p>01:10:22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3M43S" calcext:value-type="time">
            <text:p>01:33:43 PM</text:p>
          </table:table-cell>
          <table:table-cell table:number-columns-repeated="2"/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3M44S" calcext:value-type="time">
            <text:p>01:33:44 PM</text:p>
          </table:table-cell>
          <table:table-cell table:number-columns-repeated="2"/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3M45S" calcext:value-type="time">
            <text:p>01:33:45 PM</text:p>
          </table:table-cell>
          <table:table-cell table:number-columns-repeated="2"/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3M46S" calcext:value-type="time">
            <text:p>01:33:46 PM</text:p>
          </table:table-cell>
          <table:table-cell table:number-columns-repeated="2"/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3M47S" calcext:value-type="time">
            <text:p>01:33:47 PM</text:p>
          </table:table-cell>
          <table:table-cell table:number-columns-repeated="2"/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3M48S" calcext:value-type="time">
            <text:p>01:33:48 PM</text:p>
          </table:table-cell>
          <table:table-cell table:number-columns-repeated="2"/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3M48S" calcext:value-type="time">
            <text:p>01:33:48 PM</text:p>
          </table:table-cell>
          <table:table-cell table:number-columns-repeated="2"/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3M48S" calcext:value-type="time">
            <text:p>01:33:48 PM</text:p>
          </table:table-cell>
          <table:table-cell table:number-columns-repeated="2"/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3M49S" calcext:value-type="time">
            <text:p>01:33:49 PM</text:p>
          </table:table-cell>
          <table:table-cell table:number-columns-repeated="2"/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3M49S" calcext:value-type="time">
            <text:p>01:33:49 PM</text:p>
          </table:table-cell>
          <table:table-cell table:number-columns-repeated="2"/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3M50S" calcext:value-type="time">
            <text:p>01:33:50 PM</text:p>
          </table:table-cell>
          <table:table-cell table:number-columns-repeated="2"/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3M50S" calcext:value-type="time">
            <text:p>01:33:50 PM</text:p>
          </table:table-cell>
          <table:table-cell table:number-columns-repeated="2"/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3M51S" calcext:value-type="time">
            <text:p>01:33:51 PM</text:p>
          </table:table-cell>
          <table:table-cell table:number-columns-repeated="2"/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3M51S" calcext:value-type="time">
            <text:p>01:33:51 PM</text:p>
          </table:table-cell>
          <table:table-cell table:number-columns-repeated="2"/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3M52S" calcext:value-type="time">
            <text:p>01:33:52 PM</text:p>
          </table:table-cell>
          <table:table-cell table:number-columns-repeated="2"/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3M52S" calcext:value-type="time">
            <text:p>01:33:52 PM</text:p>
          </table:table-cell>
          <table:table-cell table:number-columns-repeated="2"/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3M53S" calcext:value-type="time">
            <text:p>01:33:53 PM</text:p>
          </table:table-cell>
          <table:table-cell table:number-columns-repeated="2"/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3M53S" calcext:value-type="time">
            <text:p>01:33:53 PM</text:p>
          </table:table-cell>
          <table:table-cell table:number-columns-repeated="2"/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3M54S" calcext:value-type="time">
            <text:p>01:33:54 PM</text:p>
          </table:table-cell>
          <table:table-cell table:number-columns-repeated="2"/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3M54S" calcext:value-type="time">
            <text:p>01:33:54 PM</text:p>
          </table:table-cell>
          <table:table-cell table:number-columns-repeated="2"/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3M54S" calcext:value-type="time">
            <text:p>01:33:54 PM</text:p>
          </table:table-cell>
          <table:table-cell table:number-columns-repeated="2"/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3M55S" calcext:value-type="time">
            <text:p>01:33:55 PM</text:p>
          </table:table-cell>
          <table:table-cell table:number-columns-repeated="2"/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3M55S" calcext:value-type="time">
            <text:p>01:33:55 PM</text:p>
          </table:table-cell>
          <table:table-cell table:number-columns-repeated="2"/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3M56S" calcext:value-type="time">
            <text:p>01:33:56 PM</text:p>
          </table:table-cell>
          <table:table-cell table:number-columns-repeated="2"/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3M57S" calcext:value-type="time">
            <text:p>01:33:57 PM</text:p>
          </table:table-cell>
          <table:table-cell table:number-columns-repeated="2"/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3M58S" calcext:value-type="time">
            <text:p>01:33:58 PM</text:p>
          </table:table-cell>
          <table:table-cell table:number-columns-repeated="2"/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3M59S" calcext:value-type="time">
            <text:p>01:33:59 PM</text:p>
          </table:table-cell>
          <table:table-cell table:number-columns-repeated="2"/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4M00S" calcext:value-type="time">
            <text:p>01:34:00 PM</text:p>
          </table:table-cell>
          <table:table-cell table:number-columns-repeated="2"/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4M01S" calcext:value-type="time">
            <text:p>01:34:01 PM</text:p>
          </table:table-cell>
          <table:table-cell table:number-columns-repeated="2"/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4M02S" calcext:value-type="time">
            <text:p>01:34:02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4M29S" calcext:value-type="time">
            <text:p>01:34:29 PM</text:p>
          </table:table-cell>
          <table:table-cell table:number-columns-repeated="2"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4M30S" calcext:value-type="time">
            <text:p>01:34:30 PM</text:p>
          </table:table-cell>
          <table:table-cell table:number-columns-repeated="2"/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4M31S" calcext:value-type="time">
            <text:p>01:34:31 PM</text:p>
          </table:table-cell>
          <table:table-cell table:number-columns-repeated="2"/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4M32S" calcext:value-type="time">
            <text:p>01:34:32 PM</text:p>
          </table:table-cell>
          <table:table-cell table:number-columns-repeated="2"/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4M33S" calcext:value-type="time">
            <text:p>01:34:33 PM</text:p>
          </table:table-cell>
          <table:table-cell table:number-columns-repeated="2"/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4M34S" calcext:value-type="time">
            <text:p>01:34:34 PM</text:p>
          </table:table-cell>
          <table:table-cell table:number-columns-repeated="2"/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4M35S" calcext:value-type="time">
            <text:p>01:34:35 PM</text:p>
          </table:table-cell>
          <table:table-cell table:number-columns-repeated="2"/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4M35S" calcext:value-type="time">
            <text:p>01:34:35 PM</text:p>
          </table:table-cell>
          <table:table-cell table:number-columns-repeated="2"/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4M36S" calcext:value-type="time">
            <text:p>01:34:36 PM</text:p>
          </table:table-cell>
          <table:table-cell table:number-columns-repeated="2"/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4M36S" calcext:value-type="time">
            <text:p>01:34:36 PM</text:p>
          </table:table-cell>
          <table:table-cell table:number-columns-repeated="2"/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4M37S" calcext:value-type="time">
            <text:p>01:34:37 PM</text:p>
          </table:table-cell>
          <table:table-cell table:number-columns-repeated="2"/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4M37S" calcext:value-type="time">
            <text:p>01:34:37 PM</text:p>
          </table:table-cell>
          <table:table-cell table:number-columns-repeated="2"/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4M38S" calcext:value-type="time">
            <text:p>01:34:38 PM</text:p>
          </table:table-cell>
          <table:table-cell table:number-columns-repeated="2"/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4M38S" calcext:value-type="time">
            <text:p>01:34:38 PM</text:p>
          </table:table-cell>
          <table:table-cell table:number-columns-repeated="2"/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4M39S" calcext:value-type="time">
            <text:p>01:34:39 PM</text:p>
          </table:table-cell>
          <table:table-cell table:number-columns-repeated="2"/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4M39S" calcext:value-type="time">
            <text:p>01:34:39 PM</text:p>
          </table:table-cell>
          <table:table-cell table:number-columns-repeated="2"/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4M39S" calcext:value-type="time">
            <text:p>01:34:39 PM</text:p>
          </table:table-cell>
          <table:table-cell table:number-columns-repeated="2"/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4M40S" calcext:value-type="time">
            <text:p>01:34:40 PM</text:p>
          </table:table-cell>
          <table:table-cell table:number-columns-repeated="2"/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4M40S" calcext:value-type="time">
            <text:p>01:34:40 PM</text:p>
          </table:table-cell>
          <table:table-cell table:number-columns-repeated="2"/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4M40S" calcext:value-type="time">
            <text:p>01:34:40 PM</text:p>
          </table:table-cell>
          <table:table-cell table:number-columns-repeated="2"/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4M41S" calcext:value-type="time">
            <text:p>01:34:41 PM</text:p>
          </table:table-cell>
          <table:table-cell table:number-columns-repeated="2"/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4M41S" calcext:value-type="time">
            <text:p>01:34:41 PM</text:p>
          </table:table-cell>
          <table:table-cell table:number-columns-repeated="2"/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4M41S" calcext:value-type="time">
            <text:p>01:34:41 PM</text:p>
          </table:table-cell>
          <table:table-cell table:number-columns-repeated="2"/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4M42S" calcext:value-type="time">
            <text:p>01:34:42 PM</text:p>
          </table:table-cell>
          <table:table-cell table:number-columns-repeated="2"/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4M42S" calcext:value-type="time">
            <text:p>01:34:42 PM</text:p>
          </table:table-cell>
          <table:table-cell table:number-columns-repeated="2"/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4M43S" calcext:value-type="time">
            <text:p>01:34:43 PM</text:p>
          </table:table-cell>
          <table:table-cell table:number-columns-repeated="2"/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4M44S" calcext:value-type="time">
            <text:p>01:34:44 PM</text:p>
          </table:table-cell>
          <table:table-cell table:number-columns-repeated="2"/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4M45S" calcext:value-type="time">
            <text:p>01:34:45 PM</text:p>
          </table:table-cell>
          <table:table-cell table:number-columns-repeated="2"/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4M46S" calcext:value-type="time">
            <text:p>01:34:46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15S" calcext:value-type="time">
            <text:p>01:35:15 PM</text:p>
          </table:table-cell>
          <table:table-cell table:number-columns-repeated="2"/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16S" calcext:value-type="time">
            <text:p>01:35:16 PM</text:p>
          </table:table-cell>
          <table:table-cell table:number-columns-repeated="2"/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17S" calcext:value-type="time">
            <text:p>01:35:17 PM</text:p>
          </table:table-cell>
          <table:table-cell table:number-columns-repeated="2"/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17S" calcext:value-type="time">
            <text:p>01:35:17 PM</text:p>
          </table:table-cell>
          <table:table-cell table:number-columns-repeated="2"/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17S" calcext:value-type="time">
            <text:p>01:35:17 PM</text:p>
          </table:table-cell>
          <table:table-cell table:number-columns-repeated="2"/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18S" calcext:value-type="time">
            <text:p>01:35:18 PM</text:p>
          </table:table-cell>
          <table:table-cell table:number-columns-repeated="2"/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18S" calcext:value-type="time">
            <text:p>01:35:18 PM</text:p>
          </table:table-cell>
          <table:table-cell table:number-columns-repeated="2"/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19S" calcext:value-type="time">
            <text:p>01:35:19 PM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19S" calcext:value-type="time">
            <text:p>01:35:19 PM</text:p>
          </table:table-cell>
          <table:table-cell table:number-columns-repeated="2"/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20S" calcext:value-type="time">
            <text:p>01:35:20 PM</text:p>
          </table:table-cell>
          <table:table-cell table:number-columns-repeated="2"/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20S" calcext:value-type="time">
            <text:p>01:35:20 PM</text:p>
          </table:table-cell>
          <table:table-cell table:number-columns-repeated="2"/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21S" calcext:value-type="time">
            <text:p>01:35:21 PM</text:p>
          </table:table-cell>
          <table:table-cell table:number-columns-repeated="2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21S" calcext:value-type="time">
            <text:p>01:35:21 PM</text:p>
          </table:table-cell>
          <table:table-cell table:number-columns-repeated="2"/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21S" calcext:value-type="time">
            <text:p>01:35:21 PM</text:p>
          </table:table-cell>
          <table:table-cell table:number-columns-repeated="2"/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22S" calcext:value-type="time">
            <text:p>01:35:22 PM</text:p>
          </table:table-cell>
          <table:table-cell table:number-columns-repeated="2"/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22S" calcext:value-type="time">
            <text:p>01:35:22 PM</text:p>
          </table:table-cell>
          <table:table-cell table:number-columns-repeated="2"/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22S" calcext:value-type="time">
            <text:p>01:35:22 PM</text:p>
          </table:table-cell>
          <table:table-cell table:number-columns-repeated="2"/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23S" calcext:value-type="time">
            <text:p>01:35:23 PM</text:p>
          </table:table-cell>
          <table:table-cell table:number-columns-repeated="2"/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23S" calcext:value-type="time">
            <text:p>01:35:23 PM</text:p>
          </table:table-cell>
          <table:table-cell table:number-columns-repeated="2"/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24S" calcext:value-type="time">
            <text:p>01:35:24 PM</text:p>
          </table:table-cell>
          <table:table-cell table:number-columns-repeated="2"/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25S" calcext:value-type="time">
            <text:p>01:35:25 PM</text:p>
          </table:table-cell>
          <table:table-cell table:number-columns-repeated="2"/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26S" calcext:value-type="time">
            <text:p>01:35:26 PM</text:p>
          </table:table-cell>
          <table:table-cell table:number-columns-repeated="2"/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27S" calcext:value-type="time">
            <text:p>01:35:27 PM</text:p>
          </table:table-cell>
          <table:table-cell table:number-columns-repeated="2"/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28S" calcext:value-type="time">
            <text:p>01:35:28 PM</text:p>
          </table:table-cell>
          <table:table-cell table:number-columns-repeated="2"/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29S" calcext:value-type="time">
            <text:p>01:35:29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46S" calcext:value-type="time">
            <text:p>01:35:46 PM</text:p>
          </table:table-cell>
          <table:table-cell table:number-columns-repeated="2"/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47S" calcext:value-type="time">
            <text:p>01:35:47 PM</text:p>
          </table:table-cell>
          <table:table-cell table:number-columns-repeated="2"/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48S" calcext:value-type="time">
            <text:p>01:35:48 PM</text:p>
          </table:table-cell>
          <table:table-cell table:number-columns-repeated="2"/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49S" calcext:value-type="time">
            <text:p>01:35:49 PM</text:p>
          </table:table-cell>
          <table:table-cell table:number-columns-repeated="2"/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50S" calcext:value-type="time">
            <text:p>01:35:50 PM</text:p>
          </table:table-cell>
          <table:table-cell table:number-columns-repeated="2"/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51S" calcext:value-type="time">
            <text:p>01:35:51 PM</text:p>
          </table:table-cell>
          <table:table-cell table:number-columns-repeated="2"/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52S" calcext:value-type="time">
            <text:p>01:35:52 PM</text:p>
          </table:table-cell>
          <table:table-cell table:number-columns-repeated="2"/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53S" calcext:value-type="time">
            <text:p>01:35:53 PM</text:p>
          </table:table-cell>
          <table:table-cell table:number-columns-repeated="2"/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53S" calcext:value-type="time">
            <text:p>01:35:53 PM</text:p>
          </table:table-cell>
          <table:table-cell table:number-columns-repeated="2"/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53S" calcext:value-type="time">
            <text:p>01:35:53 PM</text:p>
          </table:table-cell>
          <table:table-cell table:number-columns-repeated="2"/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54S" calcext:value-type="time">
            <text:p>01:35:54 PM</text:p>
          </table:table-cell>
          <table:table-cell table:number-columns-repeated="2"/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54S" calcext:value-type="time">
            <text:p>01:35:54 PM</text:p>
          </table:table-cell>
          <table:table-cell table:number-columns-repeated="2"/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55S" calcext:value-type="time">
            <text:p>01:35:55 PM</text:p>
          </table:table-cell>
          <table:table-cell table:number-columns-repeated="2"/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55S" calcext:value-type="time">
            <text:p>01:35:55 PM</text:p>
          </table:table-cell>
          <table:table-cell table:number-columns-repeated="2"/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56S" calcext:value-type="time">
            <text:p>01:35:56 PM</text:p>
          </table:table-cell>
          <table:table-cell table:number-columns-repeated="2"/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56S" calcext:value-type="time">
            <text:p>01:35:56 PM</text:p>
          </table:table-cell>
          <table:table-cell table:number-columns-repeated="2"/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57S" calcext:value-type="time">
            <text:p>01:35:57 PM</text:p>
          </table:table-cell>
          <table:table-cell table:number-columns-repeated="2"/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57S" calcext:value-type="time">
            <text:p>01:35:57 PM</text:p>
          </table:table-cell>
          <table:table-cell table:number-columns-repeated="2"/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57S" calcext:value-type="time">
            <text:p>01:35:57 PM</text:p>
          </table:table-cell>
          <table:table-cell table:number-columns-repeated="2"/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58S" calcext:value-type="time">
            <text:p>01:35:58 PM</text:p>
          </table:table-cell>
          <table:table-cell table:number-columns-repeated="2"/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58S" calcext:value-type="time">
            <text:p>01:35:58 PM</text:p>
          </table:table-cell>
          <table:table-cell table:number-columns-repeated="2"/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58S" calcext:value-type="time">
            <text:p>01:35:58 PM</text:p>
          </table:table-cell>
          <table:table-cell table:number-columns-repeated="2"/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59S" calcext:value-type="time">
            <text:p>01:35:59 PM</text:p>
          </table:table-cell>
          <table:table-cell table:number-columns-repeated="2"/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5M59S" calcext:value-type="time">
            <text:p>01:35:59 PM</text:p>
          </table:table-cell>
          <table:table-cell table:number-columns-repeated="2"/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6M00S" calcext:value-type="time">
            <text:p>01:36:00 PM</text:p>
          </table:table-cell>
          <table:table-cell table:number-columns-repeated="2"/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6M00S" calcext:value-type="time">
            <text:p>01:36:00 PM</text:p>
          </table:table-cell>
          <table:table-cell table:number-columns-repeated="2"/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6M01S" calcext:value-type="time">
            <text:p>01:36:01 PM</text:p>
          </table:table-cell>
          <table:table-cell table:number-columns-repeated="2"/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6M02S" calcext:value-type="time">
            <text:p>01:36:02 PM</text:p>
          </table:table-cell>
          <table:table-cell table:number-columns-repeated="2"/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6M03S" calcext:value-type="time">
            <text:p>01:36:03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6M38S" calcext:value-type="time">
            <text:p>01:36:38 PM</text:p>
          </table:table-cell>
          <table:table-cell table:number-columns-repeated="2"/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6M39S" calcext:value-type="time">
            <text:p>01:36:39 PM</text:p>
          </table:table-cell>
          <table:table-cell table:number-columns-repeated="2"/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6M41S" calcext:value-type="time">
            <text:p>01:36:41 PM</text:p>
          </table:table-cell>
          <table:table-cell table:number-columns-repeated="2"/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6M41S" calcext:value-type="time">
            <text:p>01:36:41 PM</text:p>
          </table:table-cell>
          <table:table-cell table:number-columns-repeated="2"/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6M42S" calcext:value-type="time">
            <text:p>01:36:42 PM</text:p>
          </table:table-cell>
          <table:table-cell table:number-columns-repeated="2"/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6M42S" calcext:value-type="time">
            <text:p>01:36:42 PM</text:p>
          </table:table-cell>
          <table:table-cell table:number-columns-repeated="2"/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6M43S" calcext:value-type="time">
            <text:p>01:36:43 PM</text:p>
          </table:table-cell>
          <table:table-cell table:number-columns-repeated="2"/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6M43S" calcext:value-type="time">
            <text:p>01:36:43 PM</text:p>
          </table:table-cell>
          <table:table-cell table:number-columns-repeated="2"/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6M44S" calcext:value-type="time">
            <text:p>01:36:44 PM</text:p>
          </table:table-cell>
          <table:table-cell table:number-columns-repeated="2"/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6M45S" calcext:value-type="time">
            <text:p>01:36:45 PM</text:p>
          </table:table-cell>
          <table:table-cell table:number-columns-repeated="2"/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6M45S" calcext:value-type="time">
            <text:p>01:36:45 PM</text:p>
          </table:table-cell>
          <table:table-cell table:number-columns-repeated="2"/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6M45S" calcext:value-type="time">
            <text:p>01:36:45 PM</text:p>
          </table:table-cell>
          <table:table-cell table:number-columns-repeated="2"/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6M46S" calcext:value-type="time">
            <text:p>01:36:46 PM</text:p>
          </table:table-cell>
          <table:table-cell table:number-columns-repeated="2"/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6M46S" calcext:value-type="time">
            <text:p>01:36:46 PM</text:p>
          </table:table-cell>
          <table:table-cell table:number-columns-repeated="2"/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6M46S" calcext:value-type="time">
            <text:p>01:36:46 PM</text:p>
          </table:table-cell>
          <table:table-cell table:number-columns-repeated="2"/>
        </table:table-row>
        <table:table-row table:style-name="ro1">
          <table:table-cell office:value-type="float" office:value="4157" calcext:value-type="float">
            <text:p>415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6M47S" calcext:value-type="time">
            <text:p>01:36:47 PM</text:p>
          </table:table-cell>
          <table:table-cell table:number-columns-repeated="2"/>
        </table:table-row>
        <table:table-row table:style-name="ro1">
          <table:table-cell office:value-type="float" office:value="4158" calcext:value-type="float">
            <text:p>415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6M47S" calcext:value-type="time">
            <text:p>01:36:47 PM</text:p>
          </table:table-cell>
          <table:table-cell table:number-columns-repeated="2"/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6M48S" calcext:value-type="time">
            <text:p>01:36:48 PM</text:p>
          </table:table-cell>
          <table:table-cell table:number-columns-repeated="2"/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6M49S" calcext:value-type="time">
            <text:p>01:36:49 PM</text:p>
          </table:table-cell>
          <table:table-cell table:number-columns-repeated="2"/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6M50S" calcext:value-type="time">
            <text:p>01:36:50 PM</text:p>
          </table:table-cell>
          <table:table-cell table:number-columns-repeated="2"/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6M51S" calcext:value-type="time">
            <text:p>01:36:51 PM</text:p>
          </table:table-cell>
          <table:table-cell table:number-columns-repeated="2"/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6M52S" calcext:value-type="time">
            <text:p>01:36:52 PM</text:p>
          </table:table-cell>
          <table:table-cell table:number-columns-repeated="2"/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6M53S" calcext:value-type="time">
            <text:p>01:36:53 PM</text:p>
          </table:table-cell>
          <table:table-cell table:number-columns-repeated="2"/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6M54S" calcext:value-type="time">
            <text:p>01:36:54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00S" calcext:value-type="time">
            <text:p>01:38:00 PM</text:p>
          </table:table-cell>
          <table:table-cell table:number-columns-repeated="2"/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01S" calcext:value-type="time">
            <text:p>01:38:01 PM</text:p>
          </table:table-cell>
          <table:table-cell table:number-columns-repeated="2"/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02S" calcext:value-type="time">
            <text:p>01:38:02 PM</text:p>
          </table:table-cell>
          <table:table-cell table:number-columns-repeated="2"/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03S" calcext:value-type="time">
            <text:p>01:38:03 PM</text:p>
          </table:table-cell>
          <table:table-cell table:number-columns-repeated="2"/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04S" calcext:value-type="time">
            <text:p>01:38:04 PM</text:p>
          </table:table-cell>
          <table:table-cell table:number-columns-repeated="2"/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05S" calcext:value-type="time">
            <text:p>01:38:05 PM</text:p>
          </table:table-cell>
          <table:table-cell table:number-columns-repeated="2"/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06S" calcext:value-type="time">
            <text:p>01:38:06 PM</text:p>
          </table:table-cell>
          <table:table-cell table:number-columns-repeated="2"/>
        </table:table-row>
        <table:table-row table:style-name="ro1">
          <table:table-cell office:value-type="float" office:value="4173" calcext:value-type="float">
            <text:p>417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06S" calcext:value-type="time">
            <text:p>01:38:06 PM</text:p>
          </table:table-cell>
          <table:table-cell table:number-columns-repeated="2"/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06S" calcext:value-type="time">
            <text:p>01:38:06 PM</text:p>
          </table:table-cell>
          <table:table-cell table:number-columns-repeated="2"/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07S" calcext:value-type="time">
            <text:p>01:38:07 PM</text:p>
          </table:table-cell>
          <table:table-cell table:number-columns-repeated="2"/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07S" calcext:value-type="time">
            <text:p>01:38:07 PM</text:p>
          </table:table-cell>
          <table:table-cell table:number-columns-repeated="2"/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08S" calcext:value-type="time">
            <text:p>01:38:08 PM</text:p>
          </table:table-cell>
          <table:table-cell table:number-columns-repeated="2"/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08S" calcext:value-type="time">
            <text:p>01:38:08 PM</text:p>
          </table:table-cell>
          <table:table-cell table:number-columns-repeated="2"/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09S" calcext:value-type="time">
            <text:p>01:38:09 PM</text:p>
          </table:table-cell>
          <table:table-cell table:number-columns-repeated="2"/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09S" calcext:value-type="time">
            <text:p>01:38:09 PM</text:p>
          </table:table-cell>
          <table:table-cell table:number-columns-repeated="2"/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09S" calcext:value-type="time">
            <text:p>01:38:09 PM</text:p>
          </table:table-cell>
          <table:table-cell table:number-columns-repeated="2"/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10S" calcext:value-type="time">
            <text:p>01:38:10 PM</text:p>
          </table:table-cell>
          <table:table-cell table:number-columns-repeated="2"/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10S" calcext:value-type="time">
            <text:p>01:38:10 PM</text:p>
          </table:table-cell>
          <table:table-cell table:number-columns-repeated="2"/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10S" calcext:value-type="time">
            <text:p>01:38:10 PM</text:p>
          </table:table-cell>
          <table:table-cell table:number-columns-repeated="2"/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11S" calcext:value-type="time">
            <text:p>01:38:11 PM</text:p>
          </table:table-cell>
          <table:table-cell table:number-columns-repeated="2"/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11S" calcext:value-type="time">
            <text:p>01:38:11 PM</text:p>
          </table:table-cell>
          <table:table-cell table:number-columns-repeated="2"/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11S" calcext:value-type="time">
            <text:p>01:38:11 PM</text:p>
          </table:table-cell>
          <table:table-cell table:number-columns-repeated="2"/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12S" calcext:value-type="time">
            <text:p>01:38:12 PM</text:p>
          </table:table-cell>
          <table:table-cell table:number-columns-repeated="2"/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12S" calcext:value-type="time">
            <text:p>01:38:12 PM</text:p>
          </table:table-cell>
          <table:table-cell table:number-columns-repeated="2"/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13S" calcext:value-type="time">
            <text:p>01:38:13 PM</text:p>
          </table:table-cell>
          <table:table-cell table:number-columns-repeated="2"/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14S" calcext:value-type="time">
            <text:p>01:38:14 PM</text:p>
          </table:table-cell>
          <table:table-cell table:number-columns-repeated="2"/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15S" calcext:value-type="time">
            <text:p>01:38:15 PM</text:p>
          </table:table-cell>
          <table:table-cell table:number-columns-repeated="2"/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16S" calcext:value-type="time">
            <text:p>01:38:16 PM</text:p>
          </table:table-cell>
          <table:table-cell table:number-columns-repeated="2"/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17S" calcext:value-type="time">
            <text:p>01:38:17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46S" calcext:value-type="time">
            <text:p>01:38:46 PM</text:p>
          </table:table-cell>
          <table:table-cell table:number-columns-repeated="2"/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47S" calcext:value-type="time">
            <text:p>01:38:47 PM</text:p>
          </table:table-cell>
          <table:table-cell table:number-columns-repeated="2"/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48S" calcext:value-type="time">
            <text:p>01:38:48 PM</text:p>
          </table:table-cell>
          <table:table-cell table:number-columns-repeated="2"/>
        </table:table-row>
        <table:table-row table:style-name="ro1">
          <table:table-cell office:value-type="float" office:value="4198" calcext:value-type="float">
            <text:p>419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49S" calcext:value-type="time">
            <text:p>01:38:49 PM</text:p>
          </table:table-cell>
          <table:table-cell table:number-columns-repeated="2"/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50S" calcext:value-type="time">
            <text:p>01:38:50 PM</text:p>
          </table:table-cell>
          <table:table-cell table:number-columns-repeated="2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51S" calcext:value-type="time">
            <text:p>01:38:51 PM</text:p>
          </table:table-cell>
          <table:table-cell table:number-columns-repeated="2"/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52S" calcext:value-type="time">
            <text:p>01:38:52 PM</text:p>
          </table:table-cell>
          <table:table-cell table:number-columns-repeated="2"/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8M53S" calcext:value-type="time">
            <text:p>01:38:53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9M52S" calcext:value-type="time">
            <text:p>01:39:52 PM</text:p>
          </table:table-cell>
          <table:table-cell table:number-columns-repeated="2"/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9M53S" calcext:value-type="time">
            <text:p>01:39:53 PM</text:p>
          </table:table-cell>
          <table:table-cell table:number-columns-repeated="2"/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9M54S" calcext:value-type="time">
            <text:p>01:39:54 PM</text:p>
          </table:table-cell>
          <table:table-cell table:number-columns-repeated="2"/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9M55S" calcext:value-type="time">
            <text:p>01:39:55 PM</text:p>
          </table:table-cell>
          <table:table-cell table:number-columns-repeated="2"/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9M55S" calcext:value-type="time">
            <text:p>01:39:55 PM</text:p>
          </table:table-cell>
          <table:table-cell table:number-columns-repeated="2"/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9M56S" calcext:value-type="time">
            <text:p>01:39:56 PM</text:p>
          </table:table-cell>
          <table:table-cell table:number-columns-repeated="2"/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9M56S" calcext:value-type="time">
            <text:p>01:39:56 PM</text:p>
          </table:table-cell>
          <table:table-cell table:number-columns-repeated="2"/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9M57S" calcext:value-type="time">
            <text:p>01:39:57 PM</text:p>
          </table:table-cell>
          <table:table-cell table:number-columns-repeated="2"/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9M57S" calcext:value-type="time">
            <text:p>01:39:57 PM</text:p>
          </table:table-cell>
          <table:table-cell table:number-columns-repeated="2"/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9M58S" calcext:value-type="time">
            <text:p>01:39:58 PM</text:p>
          </table:table-cell>
          <table:table-cell table:number-columns-repeated="2"/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9M58S" calcext:value-type="time">
            <text:p>01:39:58 PM</text:p>
          </table:table-cell>
          <table:table-cell table:number-columns-repeated="2"/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9M59S" calcext:value-type="time">
            <text:p>01:39:59 PM</text:p>
          </table:table-cell>
          <table:table-cell table:number-columns-repeated="2"/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39M59S" calcext:value-type="time">
            <text:p>01:39:59 PM</text:p>
          </table:table-cell>
          <table:table-cell table:number-columns-repeated="2"/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00S" calcext:value-type="time">
            <text:p>01:40:00 PM</text:p>
          </table:table-cell>
          <table:table-cell table:number-columns-repeated="2"/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00S" calcext:value-type="time">
            <text:p>01:40:00 PM</text:p>
          </table:table-cell>
          <table:table-cell table:number-columns-repeated="2"/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01S" calcext:value-type="time">
            <text:p>01:40:01 PM</text:p>
          </table:table-cell>
          <table:table-cell table:number-columns-repeated="2"/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01S" calcext:value-type="time">
            <text:p>01:40:01 PM</text:p>
          </table:table-cell>
          <table:table-cell table:number-columns-repeated="2"/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02S" calcext:value-type="time">
            <text:p>01:40:02 PM</text:p>
          </table:table-cell>
          <table:table-cell table:number-columns-repeated="2"/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02S" calcext:value-type="time">
            <text:p>01:40:02 PM</text:p>
          </table:table-cell>
          <table:table-cell table:number-columns-repeated="2"/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03S" calcext:value-type="time">
            <text:p>01:40:03 PM</text:p>
          </table:table-cell>
          <table:table-cell table:number-columns-repeated="2"/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03S" calcext:value-type="time">
            <text:p>01:40:03 PM</text:p>
          </table:table-cell>
          <table:table-cell table:number-columns-repeated="2"/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04S" calcext:value-type="time">
            <text:p>01:40:04 PM</text:p>
          </table:table-cell>
          <table:table-cell table:number-columns-repeated="2"/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05S" calcext:value-type="time">
            <text:p>01:40:05 PM</text:p>
          </table:table-cell>
          <table:table-cell table:number-columns-repeated="2"/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06S" calcext:value-type="time">
            <text:p>01:40:06 PM</text:p>
          </table:table-cell>
          <table:table-cell table:number-columns-repeated="2"/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07S" calcext:value-type="time">
            <text:p>01:40:07 PM</text:p>
          </table:table-cell>
          <table:table-cell table:number-columns-repeated="2"/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08S" calcext:value-type="time">
            <text:p>01:40:08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28S" calcext:value-type="time">
            <text:p>01:40:28 PM</text:p>
          </table:table-cell>
          <table:table-cell table:number-columns-repeated="2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29S" calcext:value-type="time">
            <text:p>01:40:29 PM</text:p>
          </table:table-cell>
          <table:table-cell table:number-columns-repeated="2"/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30S" calcext:value-type="time">
            <text:p>01:40:30 PM</text:p>
          </table:table-cell>
          <table:table-cell table:number-columns-repeated="2"/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31S" calcext:value-type="time">
            <text:p>01:40:31 PM</text:p>
          </table:table-cell>
          <table:table-cell table:number-columns-repeated="2"/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32S" calcext:value-type="time">
            <text:p>01:40:32 PM</text:p>
          </table:table-cell>
          <table:table-cell table:number-columns-repeated="2"/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33S" calcext:value-type="time">
            <text:p>01:40:33 PM</text:p>
          </table:table-cell>
          <table:table-cell table:number-columns-repeated="2"/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34S" calcext:value-type="time">
            <text:p>01:40:34 PM</text:p>
          </table:table-cell>
          <table:table-cell table:number-columns-repeated="2"/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35S" calcext:value-type="time">
            <text:p>01:40:35 PM</text:p>
          </table:table-cell>
          <table:table-cell table:number-columns-repeated="2"/>
        </table:table-row>
        <table:table-row table:style-name="ro1">
          <table:table-cell office:value-type="float" office:value="4237" calcext:value-type="float">
            <text:p>423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35S" calcext:value-type="time">
            <text:p>01:40:35 PM</text:p>
          </table:table-cell>
          <table:table-cell table:number-columns-repeated="2"/>
        </table:table-row>
        <table:table-row table:style-name="ro1">
          <table:table-cell office:value-type="float" office:value="4238" calcext:value-type="float">
            <text:p>423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35S" calcext:value-type="time">
            <text:p>01:40:35 PM</text:p>
          </table:table-cell>
          <table:table-cell table:number-columns-repeated="2"/>
        </table:table-row>
        <table:table-row table:style-name="ro1">
          <table:table-cell office:value-type="float" office:value="4239" calcext:value-type="float">
            <text:p>423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36S" calcext:value-type="time">
            <text:p>01:40:36 PM</text:p>
          </table:table-cell>
          <table:table-cell table:number-columns-repeated="2"/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36S" calcext:value-type="time">
            <text:p>01:40:36 PM</text:p>
          </table:table-cell>
          <table:table-cell table:number-columns-repeated="2"/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37S" calcext:value-type="time">
            <text:p>01:40:37 PM</text:p>
          </table:table-cell>
          <table:table-cell table:number-columns-repeated="2"/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37S" calcext:value-type="time">
            <text:p>01:40:37 PM</text:p>
          </table:table-cell>
          <table:table-cell table:number-columns-repeated="2"/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38S" calcext:value-type="time">
            <text:p>01:40:38 PM</text:p>
          </table:table-cell>
          <table:table-cell table:number-columns-repeated="2"/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38S" calcext:value-type="time">
            <text:p>01:40:38 PM</text:p>
          </table:table-cell>
          <table:table-cell table:number-columns-repeated="2"/>
        </table:table-row>
        <table:table-row table:style-name="ro1">
          <table:table-cell office:value-type="float" office:value="4245" calcext:value-type="float">
            <text:p>424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39S" calcext:value-type="time">
            <text:p>01:40:39 PM</text:p>
          </table:table-cell>
          <table:table-cell table:number-columns-repeated="2"/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39S" calcext:value-type="time">
            <text:p>01:40:39 PM</text:p>
          </table:table-cell>
          <table:table-cell table:number-columns-repeated="2"/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39S" calcext:value-type="time">
            <text:p>01:40:39 PM</text:p>
          </table:table-cell>
          <table:table-cell table:number-columns-repeated="2"/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40S" calcext:value-type="time">
            <text:p>01:40:40 PM</text:p>
          </table:table-cell>
          <table:table-cell table:number-columns-repeated="2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40S" calcext:value-type="time">
            <text:p>01:40:40 PM</text:p>
          </table:table-cell>
          <table:table-cell table:number-columns-repeated="2"/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40S" calcext:value-type="time">
            <text:p>01:40:40 PM</text:p>
          </table:table-cell>
          <table:table-cell table:number-columns-repeated="2"/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41S" calcext:value-type="time">
            <text:p>01:40:41 PM</text:p>
          </table:table-cell>
          <table:table-cell table:number-columns-repeated="2"/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41S" calcext:value-type="time">
            <text:p>01:40:41 PM</text:p>
          </table:table-cell>
          <table:table-cell table:number-columns-repeated="2"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42S" calcext:value-type="time">
            <text:p>01:40:42 PM</text:p>
          </table:table-cell>
          <table:table-cell table:number-columns-repeated="2"/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42S" calcext:value-type="time">
            <text:p>01:40:42 PM</text:p>
          </table:table-cell>
          <table:table-cell table:number-columns-repeated="2"/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43S" calcext:value-type="time">
            <text:p>01:40:43 PM</text:p>
          </table:table-cell>
          <table:table-cell table:number-columns-repeated="2"/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44S" calcext:value-type="time">
            <text:p>01:40:44 PM</text:p>
          </table:table-cell>
          <table:table-cell table:number-columns-repeated="2"/>
        </table:table-row>
        <table:table-row table:style-name="ro1">
          <table:table-cell office:value-type="float" office:value="4257" calcext:value-type="float">
            <text:p>425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45S" calcext:value-type="time">
            <text:p>01:40:45 PM</text:p>
          </table:table-cell>
          <table:table-cell table:number-columns-repeated="2"/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46S" calcext:value-type="time">
            <text:p>01:40:46 PM</text:p>
          </table:table-cell>
          <table:table-cell table:number-columns-repeated="2"/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0M47S" calcext:value-type="time">
            <text:p>01:40:47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1M26S" calcext:value-type="time">
            <text:p>01:41:26 PM</text:p>
          </table:table-cell>
          <table:table-cell table:number-columns-repeated="2"/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1M27S" calcext:value-type="time">
            <text:p>01:41:27 PM</text:p>
          </table:table-cell>
          <table:table-cell table:number-columns-repeated="2"/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1M28S" calcext:value-type="time">
            <text:p>01:41:28 PM</text:p>
          </table:table-cell>
          <table:table-cell table:number-columns-repeated="2"/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1M29S" calcext:value-type="time">
            <text:p>01:41:29 PM</text:p>
          </table:table-cell>
          <table:table-cell table:number-columns-repeated="2"/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1M29S" calcext:value-type="time">
            <text:p>01:41:29 PM</text:p>
          </table:table-cell>
          <table:table-cell table:number-columns-repeated="2"/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1M30S" calcext:value-type="time">
            <text:p>01:41:30 PM</text:p>
          </table:table-cell>
          <table:table-cell table:number-columns-repeated="2"/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1M30S" calcext:value-type="time">
            <text:p>01:41:30 PM</text:p>
          </table:table-cell>
          <table:table-cell table:number-columns-repeated="2"/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1M31S" calcext:value-type="time">
            <text:p>01:41:31 PM</text:p>
          </table:table-cell>
          <table:table-cell table:number-columns-repeated="2"/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1M31S" calcext:value-type="time">
            <text:p>01:41:31 PM</text:p>
          </table:table-cell>
          <table:table-cell table:number-columns-repeated="2"/>
        </table:table-row>
        <table:table-row table:style-name="ro1">
          <table:table-cell office:value-type="float" office:value="4269" calcext:value-type="float">
            <text:p>426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1M32S" calcext:value-type="time">
            <text:p>01:41:32 PM</text:p>
          </table:table-cell>
          <table:table-cell table:number-columns-repeated="2"/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1M32S" calcext:value-type="time">
            <text:p>01:41:32 PM</text:p>
          </table:table-cell>
          <table:table-cell table:number-columns-repeated="2"/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1M33S" calcext:value-type="time">
            <text:p>01:41:33 PM</text:p>
          </table:table-cell>
          <table:table-cell table:number-columns-repeated="2"/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1M33S" calcext:value-type="time">
            <text:p>01:41:33 PM</text:p>
          </table:table-cell>
          <table:table-cell table:number-columns-repeated="2"/>
        </table:table-row>
        <table:table-row table:style-name="ro1">
          <table:table-cell office:value-type="float" office:value="4273" calcext:value-type="float">
            <text:p>427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1M34S" calcext:value-type="time">
            <text:p>01:41:34 PM</text:p>
          </table:table-cell>
          <table:table-cell table:number-columns-repeated="2"/>
        </table:table-row>
        <table:table-row table:style-name="ro1">
          <table:table-cell office:value-type="float" office:value="4274" calcext:value-type="float">
            <text:p>4274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1M34S" calcext:value-type="time">
            <text:p>01:41:34 PM</text:p>
          </table:table-cell>
          <table:table-cell table:number-columns-repeated="2"/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1M35S" calcext:value-type="time">
            <text:p>01:41:35 PM</text:p>
          </table:table-cell>
          <table:table-cell table:number-columns-repeated="2"/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1M35S" calcext:value-type="time">
            <text:p>01:41:35 PM</text:p>
          </table:table-cell>
          <table:table-cell table:number-columns-repeated="2"/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1M36S" calcext:value-type="time">
            <text:p>01:41:36 PM</text:p>
          </table:table-cell>
          <table:table-cell table:number-columns-repeated="2"/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1M36S" calcext:value-type="time">
            <text:p>01:41:36 PM</text:p>
          </table:table-cell>
          <table:table-cell table:number-columns-repeated="2"/>
        </table:table-row>
        <table:table-row table:style-name="ro1">
          <table:table-cell office:value-type="float" office:value="4279" calcext:value-type="float">
            <text:p>427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1M37S" calcext:value-type="time">
            <text:p>01:41:37 PM</text:p>
          </table:table-cell>
          <table:table-cell table:number-columns-repeated="2"/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1M37S" calcext:value-type="time">
            <text:p>01:41:37 PM</text:p>
          </table:table-cell>
          <table:table-cell table:number-columns-repeated="2"/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1M38S" calcext:value-type="time">
            <text:p>01:41:38 PM</text:p>
          </table:table-cell>
          <table:table-cell table:number-columns-repeated="2"/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1M39S" calcext:value-type="time">
            <text:p>01:41:39 PM</text:p>
          </table:table-cell>
          <table:table-cell table:number-columns-repeated="2"/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1M40S" calcext:value-type="time">
            <text:p>01:41:40 PM</text:p>
          </table:table-cell>
          <table:table-cell table:number-columns-repeated="2"/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1M41S" calcext:value-type="time">
            <text:p>01:41:41 PM</text:p>
          </table:table-cell>
          <table:table-cell table:number-columns-repeated="2"/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1M42S" calcext:value-type="time">
            <text:p>01:41:42 PM</text:p>
          </table:table-cell>
          <table:table-cell table:number-columns-repeated="2"/>
        </table:table-row>
        <table:table-row table:style-name="ro1">
          <table:table-cell office:value-type="float" office:value="4286" calcext:value-type="float">
            <text:p>428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1M43S" calcext:value-type="time">
            <text:p>01:41:43 PM</text:p>
          </table:table-cell>
          <table:table-cell table:number-columns-repeated="2"/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1M44S" calcext:value-type="time">
            <text:p>01:41:44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1M58S" calcext:value-type="time">
            <text:p>01:41:58 PM</text:p>
          </table:table-cell>
          <table:table-cell table:number-columns-repeated="2"/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1M59S" calcext:value-type="time">
            <text:p>01:41:59 PM</text:p>
          </table:table-cell>
          <table:table-cell table:number-columns-repeated="2"/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00S" calcext:value-type="time">
            <text:p>01:42:00 PM</text:p>
          </table:table-cell>
          <table:table-cell table:number-columns-repeated="2"/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01S" calcext:value-type="time">
            <text:p>01:42:01 PM</text:p>
          </table:table-cell>
          <table:table-cell table:number-columns-repeated="2"/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02S" calcext:value-type="time">
            <text:p>01:42:02 PM</text:p>
          </table:table-cell>
          <table:table-cell table:number-columns-repeated="2"/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03S" calcext:value-type="time">
            <text:p>01:42:03 PM</text:p>
          </table:table-cell>
          <table:table-cell table:number-columns-repeated="2"/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04S" calcext:value-type="time">
            <text:p>01:42:04 PM</text:p>
          </table:table-cell>
          <table:table-cell table:number-columns-repeated="2"/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05S" calcext:value-type="time">
            <text:p>01:42:05 PM</text:p>
          </table:table-cell>
          <table:table-cell table:number-columns-repeated="2"/>
        </table:table-row>
        <table:table-row table:style-name="ro1">
          <table:table-cell office:value-type="float" office:value="4296" calcext:value-type="float">
            <text:p>4296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05S" calcext:value-type="time">
            <text:p>01:42:05 PM</text:p>
          </table:table-cell>
          <table:table-cell table:number-columns-repeated="2"/>
        </table:table-row>
        <table:table-row table:style-name="ro1">
          <table:table-cell office:value-type="float" office:value="4297" calcext:value-type="float">
            <text:p>429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06S" calcext:value-type="time">
            <text:p>01:42:06 PM</text:p>
          </table:table-cell>
          <table:table-cell table:number-columns-repeated="2"/>
        </table:table-row>
        <table:table-row table:style-name="ro1">
          <table:table-cell office:value-type="float" office:value="4298" calcext:value-type="float">
            <text:p>429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06S" calcext:value-type="time">
            <text:p>01:42:06 PM</text:p>
          </table:table-cell>
          <table:table-cell table:number-columns-repeated="2"/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07S" calcext:value-type="time">
            <text:p>01:42:07 PM</text:p>
          </table:table-cell>
          <table:table-cell table:number-columns-repeated="2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07S" calcext:value-type="time">
            <text:p>01:42:07 PM</text:p>
          </table:table-cell>
          <table:table-cell table:number-columns-repeated="2"/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08S" calcext:value-type="time">
            <text:p>01:42:08 PM</text:p>
          </table:table-cell>
          <table:table-cell table:number-columns-repeated="2"/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08S" calcext:value-type="time">
            <text:p>01:42:08 PM</text:p>
          </table:table-cell>
          <table:table-cell table:number-columns-repeated="2"/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09S" calcext:value-type="time">
            <text:p>01:42:09 PM</text:p>
          </table:table-cell>
          <table:table-cell table:number-columns-repeated="2"/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09S" calcext:value-type="time">
            <text:p>01:42:09 PM</text:p>
          </table:table-cell>
          <table:table-cell table:number-columns-repeated="2"/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10S" calcext:value-type="time">
            <text:p>01:42:10 PM</text:p>
          </table:table-cell>
          <table:table-cell table:number-columns-repeated="2"/>
        </table:table-row>
        <table:table-row table:style-name="ro1">
          <table:table-cell office:value-type="float" office:value="4306" calcext:value-type="float">
            <text:p>430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10S" calcext:value-type="time">
            <text:p>01:42:10 PM</text:p>
          </table:table-cell>
          <table:table-cell table:number-columns-repeated="2"/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10S" calcext:value-type="time">
            <text:p>01:42:10 PM</text:p>
          </table:table-cell>
          <table:table-cell table:number-columns-repeated="2"/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11S" calcext:value-type="time">
            <text:p>01:42:11 PM</text:p>
          </table:table-cell>
          <table:table-cell table:number-columns-repeated="2"/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11S" calcext:value-type="time">
            <text:p>01:42:11 PM</text:p>
          </table:table-cell>
          <table:table-cell table:number-columns-repeated="2"/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11S" calcext:value-type="time">
            <text:p>01:42:11 PM</text:p>
          </table:table-cell>
          <table:table-cell table:number-columns-repeated="2"/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12S" calcext:value-type="time">
            <text:p>01:42:12 PM</text:p>
          </table:table-cell>
          <table:table-cell table:number-columns-repeated="2"/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12S" calcext:value-type="time">
            <text:p>01:42:12 PM</text:p>
          </table:table-cell>
          <table:table-cell table:number-columns-repeated="2"/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13S" calcext:value-type="time">
            <text:p>01:42:13 PM</text:p>
          </table:table-cell>
          <table:table-cell table:number-columns-repeated="2"/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13S" calcext:value-type="time">
            <text:p>01:42:13 PM</text:p>
          </table:table-cell>
          <table:table-cell table:number-columns-repeated="2"/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14S" calcext:value-type="time">
            <text:p>01:42:14 PM</text:p>
          </table:table-cell>
          <table:table-cell table:number-columns-repeated="2"/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18S" calcext:value-type="time">
            <text:p>01:42:18 PM</text:p>
          </table:table-cell>
          <table:table-cell table:number-columns-repeated="2"/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19S" calcext:value-type="time">
            <text:p>01:42:19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55S" calcext:value-type="time">
            <text:p>01:42:55 PM</text:p>
          </table:table-cell>
          <table:table-cell table:number-columns-repeated="2"/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56S" calcext:value-type="time">
            <text:p>01:42:56 PM</text:p>
          </table:table-cell>
          <table:table-cell table:number-columns-repeated="2"/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57S" calcext:value-type="time">
            <text:p>01:42:57 PM</text:p>
          </table:table-cell>
          <table:table-cell table:number-columns-repeated="2"/>
        </table:table-row>
        <table:table-row table:style-name="ro1">
          <table:table-cell office:value-type="float" office:value="4321" calcext:value-type="float">
            <text:p>4321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57S" calcext:value-type="time">
            <text:p>01:42:57 PM</text:p>
          </table:table-cell>
          <table:table-cell table:number-columns-repeated="2"/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58S" calcext:value-type="time">
            <text:p>01:42:58 PM</text:p>
          </table:table-cell>
          <table:table-cell table:number-columns-repeated="2"/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58S" calcext:value-type="time">
            <text:p>01:42:58 PM</text:p>
          </table:table-cell>
          <table:table-cell table:number-columns-repeated="2"/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59S" calcext:value-type="time">
            <text:p>01:42:59 PM</text:p>
          </table:table-cell>
          <table:table-cell table:number-columns-repeated="2"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2M59S" calcext:value-type="time">
            <text:p>01:42:59 PM</text:p>
          </table:table-cell>
          <table:table-cell table:number-columns-repeated="2"/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00S" calcext:value-type="time">
            <text:p>01:43:00 PM</text:p>
          </table:table-cell>
          <table:table-cell table:number-columns-repeated="2"/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00S" calcext:value-type="time">
            <text:p>01:43:00 PM</text:p>
          </table:table-cell>
          <table:table-cell table:number-columns-repeated="2"/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01S" calcext:value-type="time">
            <text:p>01:43:01 PM</text:p>
          </table:table-cell>
          <table:table-cell table:number-columns-repeated="2"/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01S" calcext:value-type="time">
            <text:p>01:43:01 PM</text:p>
          </table:table-cell>
          <table:table-cell table:number-columns-repeated="2"/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01S" calcext:value-type="time">
            <text:p>01:43:01 PM</text:p>
          </table:table-cell>
          <table:table-cell table:number-columns-repeated="2"/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02S" calcext:value-type="time">
            <text:p>01:43:02 PM</text:p>
          </table:table-cell>
          <table:table-cell table:number-columns-repeated="2"/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02S" calcext:value-type="time">
            <text:p>01:43:02 PM</text:p>
          </table:table-cell>
          <table:table-cell table:number-columns-repeated="2"/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02S" calcext:value-type="time">
            <text:p>01:43:02 PM</text:p>
          </table:table-cell>
          <table:table-cell table:number-columns-repeated="2"/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03S" calcext:value-type="time">
            <text:p>01:43:03 PM</text:p>
          </table:table-cell>
          <table:table-cell table:number-columns-repeated="2"/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03S" calcext:value-type="time">
            <text:p>01:43:03 PM</text:p>
          </table:table-cell>
          <table:table-cell table:number-columns-repeated="2"/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04S" calcext:value-type="time">
            <text:p>01:43:04 PM</text:p>
          </table:table-cell>
          <table:table-cell table:number-columns-repeated="2"/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05S" calcext:value-type="time">
            <text:p>01:43:05 PM</text:p>
          </table:table-cell>
          <table:table-cell table:number-columns-repeated="2"/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07S" calcext:value-type="time">
            <text:p>01:43:07 PM</text:p>
          </table:table-cell>
          <table:table-cell table:number-columns-repeated="2"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08S" calcext:value-type="time">
            <text:p>01:43:08 PM</text:p>
          </table:table-cell>
          <table:table-cell table:number-columns-repeated="2"/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09S" calcext:value-type="time">
            <text:p>01:43:09 PM</text:p>
          </table:table-cell>
          <table:table-cell table:number-columns-repeated="2"/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10S" calcext:value-type="time">
            <text:p>01:43:10 PM</text:p>
          </table:table-cell>
          <table:table-cell table:number-columns-repeated="2"/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11S" calcext:value-type="time">
            <text:p>01:43:11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28S" calcext:value-type="time">
            <text:p>01:43:28 PM</text:p>
          </table:table-cell>
          <table:table-cell table:number-columns-repeated="2"/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29S" calcext:value-type="time">
            <text:p>01:43:29 PM</text:p>
          </table:table-cell>
          <table:table-cell table:number-columns-repeated="2"/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30S" calcext:value-type="time">
            <text:p>01:43:30 PM</text:p>
          </table:table-cell>
          <table:table-cell table:number-columns-repeated="2"/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31S" calcext:value-type="time">
            <text:p>01:43:31 PM</text:p>
          </table:table-cell>
          <table:table-cell table:number-columns-repeated="2"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32S" calcext:value-type="time">
            <text:p>01:43:32 PM</text:p>
          </table:table-cell>
          <table:table-cell table:number-columns-repeated="2"/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33S" calcext:value-type="time">
            <text:p>01:43:33 PM</text:p>
          </table:table-cell>
          <table:table-cell table:number-columns-repeated="2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34S" calcext:value-type="time">
            <text:p>01:43:34 PM</text:p>
          </table:table-cell>
          <table:table-cell table:number-columns-repeated="2"/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35S" calcext:value-type="time">
            <text:p>01:43:35 PM</text:p>
          </table:table-cell>
          <table:table-cell table:number-columns-repeated="2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35S" calcext:value-type="time">
            <text:p>01:43:35 PM</text:p>
          </table:table-cell>
          <table:table-cell table:number-columns-repeated="2"/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35S" calcext:value-type="time">
            <text:p>01:43:35 PM</text:p>
          </table:table-cell>
          <table:table-cell table:number-columns-repeated="2"/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36S" calcext:value-type="time">
            <text:p>01:43:36 PM</text:p>
          </table:table-cell>
          <table:table-cell table:number-columns-repeated="2"/>
        </table:table-row>
        <table:table-row table:style-name="ro1">
          <table:table-cell office:value-type="float" office:value="4354" calcext:value-type="float">
            <text:p>4354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36S" calcext:value-type="time">
            <text:p>01:43:36 PM</text:p>
          </table:table-cell>
          <table:table-cell table:number-columns-repeated="2"/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37S" calcext:value-type="time">
            <text:p>01:43:37 PM</text:p>
          </table:table-cell>
          <table:table-cell table:number-columns-repeated="2"/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37S" calcext:value-type="time">
            <text:p>01:43:37 PM</text:p>
          </table:table-cell>
          <table:table-cell table:number-columns-repeated="2"/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38S" calcext:value-type="time">
            <text:p>01:43:38 PM</text:p>
          </table:table-cell>
          <table:table-cell table:number-columns-repeated="2"/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38S" calcext:value-type="time">
            <text:p>01:43:38 PM</text:p>
          </table:table-cell>
          <table:table-cell table:number-columns-repeated="2"/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38S" calcext:value-type="time">
            <text:p>01:43:38 PM</text:p>
          </table:table-cell>
          <table:table-cell table:number-columns-repeated="2"/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39S" calcext:value-type="time">
            <text:p>01:43:39 PM</text:p>
          </table:table-cell>
          <table:table-cell table:number-columns-repeated="2"/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39S" calcext:value-type="time">
            <text:p>01:43:39 PM</text:p>
          </table:table-cell>
          <table:table-cell table:number-columns-repeated="2"/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39S" calcext:value-type="time">
            <text:p>01:43:39 PM</text:p>
          </table:table-cell>
          <table:table-cell table:number-columns-repeated="2"/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40S" calcext:value-type="time">
            <text:p>01:43:40 PM</text:p>
          </table:table-cell>
          <table:table-cell table:number-columns-repeated="2"/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40S" calcext:value-type="time">
            <text:p>01:43:40 PM</text:p>
          </table:table-cell>
          <table:table-cell table:number-columns-repeated="2"/>
        </table:table-row>
        <table:table-row table:style-name="ro1">
          <table:table-cell office:value-type="float" office:value="4365" calcext:value-type="float">
            <text:p>436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41S" calcext:value-type="time">
            <text:p>01:43:41 PM</text:p>
          </table:table-cell>
          <table:table-cell table:number-columns-repeated="2"/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41S" calcext:value-type="time">
            <text:p>01:43:41 PM</text:p>
          </table:table-cell>
          <table:table-cell table:number-columns-repeated="2"/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42S" calcext:value-type="time">
            <text:p>01:43:42 PM</text:p>
          </table:table-cell>
          <table:table-cell table:number-columns-repeated="2"/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44S" calcext:value-type="time">
            <text:p>01:43:44 PM</text:p>
          </table:table-cell>
          <table:table-cell table:number-columns-repeated="2"/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3M45S" calcext:value-type="time">
            <text:p>01:43:45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20S" calcext:value-type="time">
            <text:p>01:44:20 PM</text:p>
          </table:table-cell>
          <table:table-cell table:number-columns-repeated="2"/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21S" calcext:value-type="time">
            <text:p>01:44:21 PM</text:p>
          </table:table-cell>
          <table:table-cell table:number-columns-repeated="2"/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22S" calcext:value-type="time">
            <text:p>01:44:22 PM</text:p>
          </table:table-cell>
          <table:table-cell table:number-columns-repeated="2"/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23S" calcext:value-type="time">
            <text:p>01:44:23 PM</text:p>
          </table:table-cell>
          <table:table-cell table:number-columns-repeated="2"/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23S" calcext:value-type="time">
            <text:p>01:44:23 PM</text:p>
          </table:table-cell>
          <table:table-cell table:number-columns-repeated="2"/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23S" calcext:value-type="time">
            <text:p>01:44:23 PM</text:p>
          </table:table-cell>
          <table:table-cell table:number-columns-repeated="2"/>
        </table:table-row>
        <table:table-row table:style-name="ro1">
          <table:table-cell office:value-type="float" office:value="4376" calcext:value-type="float">
            <text:p>437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24S" calcext:value-type="time">
            <text:p>01:44:24 PM</text:p>
          </table:table-cell>
          <table:table-cell table:number-columns-repeated="2"/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24S" calcext:value-type="time">
            <text:p>01:44:24 PM</text:p>
          </table:table-cell>
          <table:table-cell table:number-columns-repeated="2"/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25S" calcext:value-type="time">
            <text:p>01:44:25 PM</text:p>
          </table:table-cell>
          <table:table-cell table:number-columns-repeated="2"/>
        </table:table-row>
        <table:table-row table:style-name="ro1">
          <table:table-cell office:value-type="float" office:value="4379" calcext:value-type="float">
            <text:p>4379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25S" calcext:value-type="time">
            <text:p>01:44:25 PM</text:p>
          </table:table-cell>
          <table:table-cell table:number-columns-repeated="2"/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26S" calcext:value-type="time">
            <text:p>01:44:26 PM</text:p>
          </table:table-cell>
          <table:table-cell table:number-columns-repeated="2"/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26S" calcext:value-type="time">
            <text:p>01:44:26 PM</text:p>
          </table:table-cell>
          <table:table-cell table:number-columns-repeated="2"/>
        </table:table-row>
        <table:table-row table:style-name="ro1">
          <table:table-cell office:value-type="float" office:value="4382" calcext:value-type="float">
            <text:p>438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27S" calcext:value-type="time">
            <text:p>01:44:27 PM</text:p>
          </table:table-cell>
          <table:table-cell table:number-columns-repeated="2"/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27S" calcext:value-type="time">
            <text:p>01:44:27 PM</text:p>
          </table:table-cell>
          <table:table-cell table:number-columns-repeated="2"/>
        </table:table-row>
        <table:table-row table:style-name="ro1">
          <table:table-cell office:value-type="float" office:value="4384" calcext:value-type="float">
            <text:p>438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28S" calcext:value-type="time">
            <text:p>01:44:28 PM</text:p>
          </table:table-cell>
          <table:table-cell table:number-columns-repeated="2"/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28S" calcext:value-type="time">
            <text:p>01:44:28 PM</text:p>
          </table:table-cell>
          <table:table-cell table:number-columns-repeated="2"/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29S" calcext:value-type="time">
            <text:p>01:44:29 PM</text:p>
          </table:table-cell>
          <table:table-cell table:number-columns-repeated="2"/>
        </table:table-row>
        <table:table-row table:style-name="ro1">
          <table:table-cell office:value-type="float" office:value="4387" calcext:value-type="float">
            <text:p>438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29S" calcext:value-type="time">
            <text:p>01:44:29 PM</text:p>
          </table:table-cell>
          <table:table-cell table:number-columns-repeated="2"/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30S" calcext:value-type="time">
            <text:p>01:44:30 PM</text:p>
          </table:table-cell>
          <table:table-cell table:number-columns-repeated="2"/>
        </table:table-row>
        <table:table-row table:style-name="ro1">
          <table:table-cell office:value-type="float" office:value="4389" calcext:value-type="float">
            <text:p>438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30S" calcext:value-type="time">
            <text:p>01:44:30 PM</text:p>
          </table:table-cell>
          <table:table-cell table:number-columns-repeated="2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31S" calcext:value-type="time">
            <text:p>01:44:31 PM</text:p>
          </table:table-cell>
          <table:table-cell table:number-columns-repeated="2"/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31S" calcext:value-type="time">
            <text:p>01:44:31 PM</text:p>
          </table:table-cell>
          <table:table-cell table:number-columns-repeated="2"/>
        </table:table-row>
        <table:table-row table:style-name="ro1">
          <table:table-cell office:value-type="float" office:value="4392" calcext:value-type="float">
            <text:p>439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32S" calcext:value-type="time">
            <text:p>01:44:32 PM</text:p>
          </table:table-cell>
          <table:table-cell table:number-columns-repeated="2"/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33S" calcext:value-type="time">
            <text:p>01:44:33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1">
          <table:table-cell office:value-type="float" office:value="4394" calcext:value-type="float">
            <text:p>439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52S" calcext:value-type="time">
            <text:p>01:44:52 PM</text:p>
          </table:table-cell>
          <table:table-cell table:number-columns-repeated="2"/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53S" calcext:value-type="time">
            <text:p>01:44:53 PM</text:p>
          </table:table-cell>
          <table:table-cell table:number-columns-repeated="2"/>
        </table:table-row>
        <table:table-row table:style-name="ro1">
          <table:table-cell office:value-type="float" office:value="4396" calcext:value-type="float">
            <text:p>439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54S" calcext:value-type="time">
            <text:p>01:44:54 PM</text:p>
          </table:table-cell>
          <table:table-cell table:number-columns-repeated="2"/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55S" calcext:value-type="time">
            <text:p>01:44:55 PM</text:p>
          </table:table-cell>
          <table:table-cell table:number-columns-repeated="2"/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56S" calcext:value-type="time">
            <text:p>01:44:56 PM</text:p>
          </table:table-cell>
          <table:table-cell table:number-columns-repeated="2"/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57S" calcext:value-type="time">
            <text:p>01:44:57 PM</text:p>
          </table:table-cell>
          <table:table-cell table:number-columns-repeated="2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58S" calcext:value-type="time">
            <text:p>01:44:58 PM</text:p>
          </table:table-cell>
          <table:table-cell table:number-columns-repeated="2"/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59S" calcext:value-type="time">
            <text:p>01:44:59 PM</text:p>
          </table:table-cell>
          <table:table-cell table:number-columns-repeated="2"/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59S" calcext:value-type="time">
            <text:p>01:44:59 PM</text:p>
          </table:table-cell>
          <table:table-cell table:number-columns-repeated="2"/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4M59S" calcext:value-type="time">
            <text:p>01:44:59 PM</text:p>
          </table:table-cell>
          <table:table-cell table:number-columns-repeated="2"/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00S" calcext:value-type="time">
            <text:p>01:45:00 PM</text:p>
          </table:table-cell>
          <table:table-cell table:number-columns-repeated="2"/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00S" calcext:value-type="time">
            <text:p>01:45:00 PM</text:p>
          </table:table-cell>
          <table:table-cell table:number-columns-repeated="2"/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01S" calcext:value-type="time">
            <text:p>01:45:01 PM</text:p>
          </table:table-cell>
          <table:table-cell table:number-columns-repeated="2"/>
        </table:table-row>
        <table:table-row table:style-name="ro1">
          <table:table-cell office:value-type="float" office:value="4407" calcext:value-type="float">
            <text:p>4407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01S" calcext:value-type="time">
            <text:p>01:45:01 PM</text:p>
          </table:table-cell>
          <table:table-cell table:number-columns-repeated="2"/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02S" calcext:value-type="time">
            <text:p>01:45:02 PM</text:p>
          </table:table-cell>
          <table:table-cell table:number-columns-repeated="2"/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02S" calcext:value-type="time">
            <text:p>01:45:02 PM</text:p>
          </table:table-cell>
          <table:table-cell table:number-columns-repeated="2"/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02S" calcext:value-type="time">
            <text:p>01:45:02 PM</text:p>
          </table:table-cell>
          <table:table-cell table:number-columns-repeated="2"/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03S" calcext:value-type="time">
            <text:p>01:45:03 PM</text:p>
          </table:table-cell>
          <table:table-cell table:number-columns-repeated="2"/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03S" calcext:value-type="time">
            <text:p>01:45:03 PM</text:p>
          </table:table-cell>
          <table:table-cell table:number-columns-repeated="2"/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03S" calcext:value-type="time">
            <text:p>01:45:03 PM</text:p>
          </table:table-cell>
          <table:table-cell table:number-columns-repeated="2"/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04S" calcext:value-type="time">
            <text:p>01:45:04 PM</text:p>
          </table:table-cell>
          <table:table-cell table:number-columns-repeated="2"/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04S" calcext:value-type="time">
            <text:p>01:45:04 PM</text:p>
          </table:table-cell>
          <table:table-cell table:number-columns-repeated="2"/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04S" calcext:value-type="time">
            <text:p>01:45:04 PM</text:p>
          </table:table-cell>
          <table:table-cell table:number-columns-repeated="2"/>
        </table:table-row>
        <table:table-row table:style-name="ro1">
          <table:table-cell office:value-type="float" office:value="4417" calcext:value-type="float">
            <text:p>441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05S" calcext:value-type="time">
            <text:p>01:45:05 PM</text:p>
          </table:table-cell>
          <table:table-cell table:number-columns-repeated="2"/>
        </table:table-row>
        <table:table-row table:style-name="ro1">
          <table:table-cell office:value-type="float" office:value="4418" calcext:value-type="float">
            <text:p>441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05S" calcext:value-type="time">
            <text:p>01:45:05 PM</text:p>
          </table:table-cell>
          <table:table-cell table:number-columns-repeated="2"/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06S" calcext:value-type="time">
            <text:p>01:45:06 PM</text:p>
          </table:table-cell>
          <table:table-cell table:number-columns-repeated="2"/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08S" calcext:value-type="time">
            <text:p>01:45:08 PM</text:p>
          </table:table-cell>
          <table:table-cell table:number-columns-repeated="2"/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09S" calcext:value-type="time">
            <text:p>01:45:09 PM</text:p>
          </table:table-cell>
          <table:table-cell table:number-columns-repeated="2"/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10S" calcext:value-type="time">
            <text:p>01:45:10 PM</text:p>
          </table:table-cell>
          <table:table-cell table:number-columns-repeated="2"/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11S" calcext:value-type="time">
            <text:p>01:45:11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47S" calcext:value-type="time">
            <text:p>01:45:47 PM</text:p>
          </table:table-cell>
          <table:table-cell table:number-columns-repeated="2"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48S" calcext:value-type="time">
            <text:p>01:45:48 PM</text:p>
          </table:table-cell>
          <table:table-cell table:number-columns-repeated="2"/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49S" calcext:value-type="time">
            <text:p>01:45:49 PM</text:p>
          </table:table-cell>
          <table:table-cell table:number-columns-repeated="2"/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50S" calcext:value-type="time">
            <text:p>01:45:50 PM</text:p>
          </table:table-cell>
          <table:table-cell table:number-columns-repeated="2"/>
        </table:table-row>
        <table:table-row table:style-name="ro1">
          <table:table-cell office:value-type="float" office:value="4428" calcext:value-type="float">
            <text:p>442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50S" calcext:value-type="time">
            <text:p>01:45:50 PM</text:p>
          </table:table-cell>
          <table:table-cell table:number-columns-repeated="2"/>
        </table:table-row>
        <table:table-row table:style-name="ro1">
          <table:table-cell office:value-type="float" office:value="4429" calcext:value-type="float">
            <text:p>4429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50S" calcext:value-type="time">
            <text:p>01:45:50 PM</text:p>
          </table:table-cell>
          <table:table-cell table:number-columns-repeated="2"/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51S" calcext:value-type="time">
            <text:p>01:45:51 PM</text:p>
          </table:table-cell>
          <table:table-cell table:number-columns-repeated="2"/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51S" calcext:value-type="time">
            <text:p>01:45:51 PM</text:p>
          </table:table-cell>
          <table:table-cell table:number-columns-repeated="2"/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52S" calcext:value-type="time">
            <text:p>01:45:52 PM</text:p>
          </table:table-cell>
          <table:table-cell table:number-columns-repeated="2"/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52S" calcext:value-type="time">
            <text:p>01:45:52 PM</text:p>
          </table:table-cell>
          <table:table-cell table:number-columns-repeated="2"/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53S" calcext:value-type="time">
            <text:p>01:45:53 PM</text:p>
          </table:table-cell>
          <table:table-cell table:number-columns-repeated="2"/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53S" calcext:value-type="time">
            <text:p>01:45:53 PM</text:p>
          </table:table-cell>
          <table:table-cell table:number-columns-repeated="2"/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54S" calcext:value-type="time">
            <text:p>01:45:54 PM</text:p>
          </table:table-cell>
          <table:table-cell table:number-columns-repeated="2"/>
        </table:table-row>
        <table:table-row table:style-name="ro1">
          <table:table-cell office:value-type="float" office:value="4437" calcext:value-type="float">
            <text:p>443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54S" calcext:value-type="time">
            <text:p>01:45:54 PM</text:p>
          </table:table-cell>
          <table:table-cell table:number-columns-repeated="2"/>
        </table:table-row>
        <table:table-row table:style-name="ro1">
          <table:table-cell office:value-type="float" office:value="4438" calcext:value-type="float">
            <text:p>443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54S" calcext:value-type="time">
            <text:p>01:45:54 PM</text:p>
          </table:table-cell>
          <table:table-cell table:number-columns-repeated="2"/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55S" calcext:value-type="time">
            <text:p>01:45:55 PM</text:p>
          </table:table-cell>
          <table:table-cell table:number-columns-repeated="2"/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55S" calcext:value-type="time">
            <text:p>01:45:55 PM</text:p>
          </table:table-cell>
          <table:table-cell table:number-columns-repeated="2"/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55S" calcext:value-type="time">
            <text:p>01:45:55 PM</text:p>
          </table:table-cell>
          <table:table-cell table:number-columns-repeated="2"/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56S" calcext:value-type="time">
            <text:p>01:45:56 PM</text:p>
          </table:table-cell>
          <table:table-cell table:number-columns-repeated="2"/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57S" calcext:value-type="time">
            <text:p>01:45:57 PM</text:p>
          </table:table-cell>
          <table:table-cell table:number-columns-repeated="2"/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58S" calcext:value-type="time">
            <text:p>01:45:58 PM</text:p>
          </table:table-cell>
          <table:table-cell table:number-columns-repeated="2"/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5M59S" calcext:value-type="time">
            <text:p>01:45:59 PM</text:p>
          </table:table-cell>
          <table:table-cell table:number-columns-repeated="2"/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00S" calcext:value-type="time">
            <text:p>01:46:00 PM</text:p>
          </table:table-cell>
          <table:table-cell table:number-columns-repeated="2"/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01S" calcext:value-type="time">
            <text:p>01:46:01 PM</text:p>
          </table:table-cell>
          <table:table-cell table:number-columns-repeated="2"/>
        </table:table-row>
        <table:table-row table:style-name="ro1">
          <table:table-cell office:value-type="float" office:value="4448" calcext:value-type="float">
            <text:p>444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02S" calcext:value-type="time">
            <text:p>01:46:02 PM</text:p>
          </table:table-cell>
          <table:table-cell table:number-columns-repeated="2"/>
        </table:table-row>
        <table:table-row table:style-name="ro1">
          <table:table-cell office:value-type="float" office:value="4449" calcext:value-type="float">
            <text:p>444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03S" calcext:value-type="time">
            <text:p>01:46:03 PM</text:p>
          </table:table-cell>
          <table:table-cell table:number-columns-repeated="2"/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04S" calcext:value-type="time">
            <text:p>01:46:04 PM</text:p>
          </table:table-cell>
          <table:table-cell table:number-columns-repeated="2"/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05S" calcext:value-type="time">
            <text:p>01:46:05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19S" calcext:value-type="time">
            <text:p>01:46:19 PM</text:p>
          </table:table-cell>
          <table:table-cell table:number-columns-repeated="2"/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20S" calcext:value-type="time">
            <text:p>01:46:20 PM</text:p>
          </table:table-cell>
          <table:table-cell table:number-columns-repeated="2"/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21S" calcext:value-type="time">
            <text:p>01:46:21 PM</text:p>
          </table:table-cell>
          <table:table-cell table:number-columns-repeated="2"/>
        </table:table-row>
        <table:table-row table:style-name="ro1">
          <table:table-cell office:value-type="float" office:value="4455" calcext:value-type="float">
            <text:p>445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22S" calcext:value-type="time">
            <text:p>01:46:22 PM</text:p>
          </table:table-cell>
          <table:table-cell table:number-columns-repeated="2"/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23S" calcext:value-type="time">
            <text:p>01:46:23 PM</text:p>
          </table:table-cell>
          <table:table-cell table:number-columns-repeated="2"/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24S" calcext:value-type="time">
            <text:p>01:46:24 PM</text:p>
          </table:table-cell>
          <table:table-cell table:number-columns-repeated="2"/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25S" calcext:value-type="time">
            <text:p>01:46:25 PM</text:p>
          </table:table-cell>
          <table:table-cell table:number-columns-repeated="2"/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26S" calcext:value-type="time">
            <text:p>01:46:26 PM</text:p>
          </table:table-cell>
          <table:table-cell table:number-columns-repeated="2"/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26S" calcext:value-type="time">
            <text:p>01:46:26 PM</text:p>
          </table:table-cell>
          <table:table-cell table:number-columns-repeated="2"/>
        </table:table-row>
        <table:table-row table:style-name="ro1">
          <table:table-cell office:value-type="float" office:value="4461" calcext:value-type="float">
            <text:p>446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27S" calcext:value-type="time">
            <text:p>01:46:27 PM</text:p>
          </table:table-cell>
          <table:table-cell table:number-columns-repeated="2"/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27S" calcext:value-type="time">
            <text:p>01:46:27 PM</text:p>
          </table:table-cell>
          <table:table-cell table:number-columns-repeated="2"/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28S" calcext:value-type="time">
            <text:p>01:46:28 PM</text:p>
          </table:table-cell>
          <table:table-cell table:number-columns-repeated="2"/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28S" calcext:value-type="time">
            <text:p>01:46:28 PM</text:p>
          </table:table-cell>
          <table:table-cell table:number-columns-repeated="2"/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29S" calcext:value-type="time">
            <text:p>01:46:29 PM</text:p>
          </table:table-cell>
          <table:table-cell table:number-columns-repeated="2"/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29S" calcext:value-type="time">
            <text:p>01:46:29 PM</text:p>
          </table:table-cell>
          <table:table-cell table:number-columns-repeated="2"/>
        </table:table-row>
        <table:table-row table:style-name="ro1">
          <table:table-cell office:value-type="float" office:value="4467" calcext:value-type="float">
            <text:p>446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30S" calcext:value-type="time">
            <text:p>01:46:30 PM</text:p>
          </table:table-cell>
          <table:table-cell table:number-columns-repeated="2"/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30S" calcext:value-type="time">
            <text:p>01:46:30 PM</text:p>
          </table:table-cell>
          <table:table-cell table:number-columns-repeated="2"/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31S" calcext:value-type="time">
            <text:p>01:46:31 PM</text:p>
          </table:table-cell>
          <table:table-cell table:number-columns-repeated="2"/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31S" calcext:value-type="time">
            <text:p>01:46:31 PM</text:p>
          </table:table-cell>
          <table:table-cell table:number-columns-repeated="2"/>
        </table:table-row>
        <table:table-row table:style-name="ro1">
          <table:table-cell office:value-type="float" office:value="4471" calcext:value-type="float">
            <text:p>4471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31S" calcext:value-type="time">
            <text:p>01:46:31 PM</text:p>
          </table:table-cell>
          <table:table-cell table:number-columns-repeated="2"/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32S" calcext:value-type="time">
            <text:p>01:46:32 PM</text:p>
          </table:table-cell>
          <table:table-cell table:number-columns-repeated="2"/>
        </table:table-row>
        <table:table-row table:style-name="ro1">
          <table:table-cell office:value-type="float" office:value="4473" calcext:value-type="float">
            <text:p>4473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32S" calcext:value-type="time">
            <text:p>01:46:32 PM</text:p>
          </table:table-cell>
          <table:table-cell table:number-columns-repeated="2"/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33S" calcext:value-type="time">
            <text:p>01:46:33 PM</text:p>
          </table:table-cell>
          <table:table-cell table:number-columns-repeated="2"/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34S" calcext:value-type="time">
            <text:p>01:46:34 PM</text:p>
          </table:table-cell>
          <table:table-cell table:number-columns-repeated="2"/>
        </table:table-row>
        <table:table-row table:style-name="ro1">
          <table:table-cell office:value-type="float" office:value="4476" calcext:value-type="float">
            <text:p>447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35S" calcext:value-type="time">
            <text:p>01:46:35 PM</text:p>
          </table:table-cell>
          <table:table-cell table:number-columns-repeated="2"/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36S" calcext:value-type="time">
            <text:p>01:46:36 PM</text:p>
          </table:table-cell>
          <table:table-cell table:number-columns-repeated="2"/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37S" calcext:value-type="time">
            <text:p>01:46:37 PM</text:p>
          </table:table-cell>
          <table:table-cell table:number-columns-repeated="2"/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38S" calcext:value-type="time">
            <text:p>01:46:38 PM</text:p>
          </table:table-cell>
          <table:table-cell table:number-columns-repeated="2"/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6M39S" calcext:value-type="time">
            <text:p>01:46:39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16S" calcext:value-type="time">
            <text:p>01:47:16 PM</text:p>
          </table:table-cell>
          <table:table-cell table:number-columns-repeated="2"/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17S" calcext:value-type="time">
            <text:p>01:47:17 PM</text:p>
          </table:table-cell>
          <table:table-cell table:number-columns-repeated="2"/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18S" calcext:value-type="time">
            <text:p>01:47:18 PM</text:p>
          </table:table-cell>
          <table:table-cell table:number-columns-repeated="2"/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18S" calcext:value-type="time">
            <text:p>01:47:18 PM</text:p>
          </table:table-cell>
          <table:table-cell table:number-columns-repeated="2"/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19S" calcext:value-type="time">
            <text:p>01:47:19 PM</text:p>
          </table:table-cell>
          <table:table-cell table:number-columns-repeated="2"/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19S" calcext:value-type="time">
            <text:p>01:47:19 PM</text:p>
          </table:table-cell>
          <table:table-cell table:number-columns-repeated="2"/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20S" calcext:value-type="time">
            <text:p>01:47:20 PM</text:p>
          </table:table-cell>
          <table:table-cell table:number-columns-repeated="2"/>
        </table:table-row>
        <table:table-row table:style-name="ro1">
          <table:table-cell office:value-type="float" office:value="4488" calcext:value-type="float">
            <text:p>448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20S" calcext:value-type="time">
            <text:p>01:47:20 PM</text:p>
          </table:table-cell>
          <table:table-cell table:number-columns-repeated="2"/>
        </table:table-row>
        <table:table-row table:style-name="ro1">
          <table:table-cell office:value-type="float" office:value="4489" calcext:value-type="float">
            <text:p>4489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21S" calcext:value-type="time">
            <text:p>01:47:21 PM</text:p>
          </table:table-cell>
          <table:table-cell table:number-columns-repeated="2"/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22S" calcext:value-type="time">
            <text:p>01:47:22 PM</text:p>
          </table:table-cell>
          <table:table-cell table:number-columns-repeated="2"/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22S" calcext:value-type="time">
            <text:p>01:47:22 PM</text:p>
          </table:table-cell>
          <table:table-cell table:number-columns-repeated="2"/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23S" calcext:value-type="time">
            <text:p>01:47:23 PM</text:p>
          </table:table-cell>
          <table:table-cell table:number-columns-repeated="2"/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23S" calcext:value-type="time">
            <text:p>01:47:23 PM</text:p>
          </table:table-cell>
          <table:table-cell table:number-columns-repeated="2"/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24S" calcext:value-type="time">
            <text:p>01:47:24 PM</text:p>
          </table:table-cell>
          <table:table-cell table:number-columns-repeated="2"/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24S" calcext:value-type="time">
            <text:p>01:47:24 PM</text:p>
          </table:table-cell>
          <table:table-cell table:number-columns-repeated="2"/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25S" calcext:value-type="time">
            <text:p>01:47:25 PM</text:p>
          </table:table-cell>
          <table:table-cell table:number-columns-repeated="2"/>
        </table:table-row>
        <table:table-row table:style-name="ro1">
          <table:table-cell office:value-type="float" office:value="4497" calcext:value-type="float">
            <text:p>449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25S" calcext:value-type="time">
            <text:p>01:47:25 PM</text:p>
          </table:table-cell>
          <table:table-cell table:number-columns-repeated="2"/>
        </table:table-row>
        <table:table-row table:style-name="ro1">
          <table:table-cell office:value-type="float" office:value="4498" calcext:value-type="float">
            <text:p>449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26S" calcext:value-type="time">
            <text:p>01:47:26 PM</text:p>
          </table:table-cell>
          <table:table-cell table:number-columns-repeated="2"/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26S" calcext:value-type="time">
            <text:p>01:47:26 PM</text:p>
          </table:table-cell>
          <table:table-cell table:number-columns-repeated="2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27S" calcext:value-type="time">
            <text:p>01:47:27 PM</text:p>
          </table:table-cell>
          <table:table-cell table:number-columns-repeated="2"/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28S" calcext:value-type="time">
            <text:p>01:47:28 PM</text:p>
          </table:table-cell>
          <table:table-cell table:number-columns-repeated="2"/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29S" calcext:value-type="time">
            <text:p>01:47:29 PM</text:p>
          </table:table-cell>
          <table:table-cell table:number-columns-repeated="2"/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30S" calcext:value-type="time">
            <text:p>01:47:30 PM</text:p>
          </table:table-cell>
          <table:table-cell table:number-columns-repeated="2"/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31S" calcext:value-type="time">
            <text:p>01:47:31 PM</text:p>
          </table:table-cell>
          <table:table-cell table:number-columns-repeated="2"/>
        </table:table-row>
        <table:table-row table:style-name="ro1">
          <table:table-cell office:value-type="float" office:value="4505" calcext:value-type="float">
            <text:p>450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32S" calcext:value-type="time">
            <text:p>01:47:32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1">
          <table:table-cell office:value-type="float" office:value="4506" calcext:value-type="float">
            <text:p>450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41S" calcext:value-type="time">
            <text:p>01:47:41 PM</text:p>
          </table:table-cell>
          <table:table-cell table:number-columns-repeated="2"/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42S" calcext:value-type="time">
            <text:p>01:47:42 PM</text:p>
          </table:table-cell>
          <table:table-cell table:number-columns-repeated="2"/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43S" calcext:value-type="time">
            <text:p>01:47:43 PM</text:p>
          </table:table-cell>
          <table:table-cell table:number-columns-repeated="2"/>
        </table:table-row>
        <table:table-row table:style-name="ro1">
          <table:table-cell office:value-type="float" office:value="4509" calcext:value-type="float">
            <text:p>450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44S" calcext:value-type="time">
            <text:p>01:47:44 PM</text:p>
          </table:table-cell>
          <table:table-cell table:number-columns-repeated="2"/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45S" calcext:value-type="time">
            <text:p>01:47:45 PM</text:p>
          </table:table-cell>
          <table:table-cell table:number-columns-repeated="2"/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46S" calcext:value-type="time">
            <text:p>01:47:46 PM</text:p>
          </table:table-cell>
          <table:table-cell table:number-columns-repeated="2"/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47S" calcext:value-type="time">
            <text:p>01:47:47 PM</text:p>
          </table:table-cell>
          <table:table-cell table:number-columns-repeated="2"/>
        </table:table-row>
        <table:table-row table:style-name="ro1">
          <table:table-cell office:value-type="float" office:value="4513" calcext:value-type="float">
            <text:p>4513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48S" calcext:value-type="time">
            <text:p>01:47:48 PM</text:p>
          </table:table-cell>
          <table:table-cell table:number-columns-repeated="2"/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48S" calcext:value-type="time">
            <text:p>01:47:48 PM</text:p>
          </table:table-cell>
          <table:table-cell table:number-columns-repeated="2"/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48S" calcext:value-type="time">
            <text:p>01:47:48 PM</text:p>
          </table:table-cell>
          <table:table-cell table:number-columns-repeated="2"/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49S" calcext:value-type="time">
            <text:p>01:47:49 PM</text:p>
          </table:table-cell>
          <table:table-cell table:number-columns-repeated="2"/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49S" calcext:value-type="time">
            <text:p>01:47:49 PM</text:p>
          </table:table-cell>
          <table:table-cell table:number-columns-repeated="2"/>
        </table:table-row>
        <table:table-row table:style-name="ro1">
          <table:table-cell office:value-type="float" office:value="4518" calcext:value-type="float">
            <text:p>451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50S" calcext:value-type="time">
            <text:p>01:47:50 PM</text:p>
          </table:table-cell>
          <table:table-cell table:number-columns-repeated="2"/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50S" calcext:value-type="time">
            <text:p>01:47:50 PM</text:p>
          </table:table-cell>
          <table:table-cell table:number-columns-repeated="2"/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51S" calcext:value-type="time">
            <text:p>01:47:51 PM</text:p>
          </table:table-cell>
          <table:table-cell table:number-columns-repeated="2"/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51S" calcext:value-type="time">
            <text:p>01:47:51 PM</text:p>
          </table:table-cell>
          <table:table-cell table:number-columns-repeated="2"/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51S" calcext:value-type="time">
            <text:p>01:47:51 PM</text:p>
          </table:table-cell>
          <table:table-cell table:number-columns-repeated="2"/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52S" calcext:value-type="time">
            <text:p>01:47:52 PM</text:p>
          </table:table-cell>
          <table:table-cell table:number-columns-repeated="2"/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52S" calcext:value-type="time">
            <text:p>01:47:52 PM</text:p>
          </table:table-cell>
          <table:table-cell table:number-columns-repeated="2"/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52S" calcext:value-type="time">
            <text:p>01:47:52 PM</text:p>
          </table:table-cell>
          <table:table-cell table:number-columns-repeated="2"/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53S" calcext:value-type="time">
            <text:p>01:47:53 PM</text:p>
          </table:table-cell>
          <table:table-cell table:number-columns-repeated="2"/>
        </table:table-row>
        <table:table-row table:style-name="ro1">
          <table:table-cell office:value-type="float" office:value="4527" calcext:value-type="float">
            <text:p>452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53S" calcext:value-type="time">
            <text:p>01:47:53 PM</text:p>
          </table:table-cell>
          <table:table-cell table:number-columns-repeated="2"/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53S" calcext:value-type="time">
            <text:p>01:47:53 PM</text:p>
          </table:table-cell>
          <table:table-cell table:number-columns-repeated="2"/>
        </table:table-row>
        <table:table-row table:style-name="ro1">
          <table:table-cell office:value-type="float" office:value="4529" calcext:value-type="float">
            <text:p>452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54S" calcext:value-type="time">
            <text:p>01:47:54 PM</text:p>
          </table:table-cell>
          <table:table-cell table:number-columns-repeated="2"/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54S" calcext:value-type="time">
            <text:p>01:47:54 PM</text:p>
          </table:table-cell>
          <table:table-cell table:number-columns-repeated="2"/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55S" calcext:value-type="time">
            <text:p>01:47:55 PM</text:p>
          </table:table-cell>
          <table:table-cell table:number-columns-repeated="2"/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57S" calcext:value-type="time">
            <text:p>01:47:57 PM</text:p>
          </table:table-cell>
          <table:table-cell table:number-columns-repeated="2"/>
        </table:table-row>
        <table:table-row table:style-name="ro1">
          <table:table-cell office:value-type="float" office:value="4533" calcext:value-type="float">
            <text:p>4533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58S" calcext:value-type="time">
            <text:p>01:47:58 PM</text:p>
          </table:table-cell>
          <table:table-cell table:number-columns-repeated="2"/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7M59S" calcext:value-type="time">
            <text:p>01:47:59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8M30S" calcext:value-type="time">
            <text:p>01:48:30 PM</text:p>
          </table:table-cell>
          <table:table-cell table:number-columns-repeated="2"/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8M31S" calcext:value-type="time">
            <text:p>01:48:31 PM</text:p>
          </table:table-cell>
          <table:table-cell table:number-columns-repeated="2"/>
        </table:table-row>
        <table:table-row table:style-name="ro1">
          <table:table-cell office:value-type="float" office:value="4537" calcext:value-type="float">
            <text:p>453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8M32S" calcext:value-type="time">
            <text:p>01:48:32 PM</text:p>
          </table:table-cell>
          <table:table-cell table:number-columns-repeated="2"/>
        </table:table-row>
        <table:table-row table:style-name="ro1">
          <table:table-cell office:value-type="float" office:value="4538" calcext:value-type="float">
            <text:p>453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8M33S" calcext:value-type="time">
            <text:p>01:48:33 PM</text:p>
          </table:table-cell>
          <table:table-cell table:number-columns-repeated="2"/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8M33S" calcext:value-type="time">
            <text:p>01:48:33 PM</text:p>
          </table:table-cell>
          <table:table-cell table:number-columns-repeated="2"/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8M33S" calcext:value-type="time">
            <text:p>01:48:33 PM</text:p>
          </table:table-cell>
          <table:table-cell table:number-columns-repeated="2"/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8M34S" calcext:value-type="time">
            <text:p>01:48:34 PM</text:p>
          </table:table-cell>
          <table:table-cell table:number-columns-repeated="2"/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8M34S" calcext:value-type="time">
            <text:p>01:48:34 PM</text:p>
          </table:table-cell>
          <table:table-cell table:number-columns-repeated="2"/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8M35S" calcext:value-type="time">
            <text:p>01:48:35 PM</text:p>
          </table:table-cell>
          <table:table-cell table:number-columns-repeated="2"/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8M35S" calcext:value-type="time">
            <text:p>01:48:35 PM</text:p>
          </table:table-cell>
          <table:table-cell table:number-columns-repeated="2"/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8M36S" calcext:value-type="time">
            <text:p>01:48:36 PM</text:p>
          </table:table-cell>
          <table:table-cell table:number-columns-repeated="2"/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8M36S" calcext:value-type="time">
            <text:p>01:48:36 PM</text:p>
          </table:table-cell>
          <table:table-cell table:number-columns-repeated="2"/>
        </table:table-row>
        <table:table-row table:style-name="ro1">
          <table:table-cell office:value-type="float" office:value="4547" calcext:value-type="float">
            <text:p>454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8M37S" calcext:value-type="time">
            <text:p>01:48:37 PM</text:p>
          </table:table-cell>
          <table:table-cell table:number-columns-repeated="2"/>
        </table:table-row>
        <table:table-row table:style-name="ro1">
          <table:table-cell office:value-type="float" office:value="4548" calcext:value-type="float">
            <text:p>454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8M37S" calcext:value-type="time">
            <text:p>01:48:37 PM</text:p>
          </table:table-cell>
          <table:table-cell table:number-columns-repeated="2"/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8M37S" calcext:value-type="time">
            <text:p>01:48:37 PM</text:p>
          </table:table-cell>
          <table:table-cell table:number-columns-repeated="2"/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8M38S" calcext:value-type="time">
            <text:p>01:48:38 PM</text:p>
          </table:table-cell>
          <table:table-cell table:number-columns-repeated="2"/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8M38S" calcext:value-type="time">
            <text:p>01:48:38 PM</text:p>
          </table:table-cell>
          <table:table-cell table:number-columns-repeated="2"/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8M38S" calcext:value-type="time">
            <text:p>01:48:38 PM</text:p>
          </table:table-cell>
          <table:table-cell table:number-columns-repeated="2"/>
        </table:table-row>
        <table:table-row table:style-name="ro1">
          <table:table-cell office:value-type="float" office:value="4553" calcext:value-type="float">
            <text:p>455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8M39S" calcext:value-type="time">
            <text:p>01:48:39 PM</text:p>
          </table:table-cell>
          <table:table-cell table:number-columns-repeated="2"/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8M39S" calcext:value-type="time">
            <text:p>01:48:39 PM</text:p>
          </table:table-cell>
          <table:table-cell table:number-columns-repeated="2"/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8M40S" calcext:value-type="time">
            <text:p>01:48:40 PM</text:p>
          </table:table-cell>
          <table:table-cell table:number-columns-repeated="2"/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8M40S" calcext:value-type="time">
            <text:p>01:48:40 PM</text:p>
          </table:table-cell>
          <table:table-cell table:number-columns-repeated="2"/>
        </table:table-row>
        <table:table-row table:style-name="ro1">
          <table:table-cell office:value-type="float" office:value="4557" calcext:value-type="float">
            <text:p>455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8M41S" calcext:value-type="time">
            <text:p>01:48:41 PM</text:p>
          </table:table-cell>
          <table:table-cell table:number-columns-repeated="2"/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8M42S" calcext:value-type="time">
            <text:p>01:48:42 PM</text:p>
          </table:table-cell>
          <table:table-cell table:number-columns-repeated="2"/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8M43S" calcext:value-type="time">
            <text:p>01:48:43 PM</text:p>
          </table:table-cell>
          <table:table-cell table:number-columns-repeated="2"/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8M44S" calcext:value-type="time">
            <text:p>01:48:44 PM</text:p>
          </table:table-cell>
          <table:table-cell table:number-columns-repeated="2"/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8M45S" calcext:value-type="time">
            <text:p>01:48:45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1">
          <table:table-cell office:value-type="float" office:value="4562" calcext:value-type="float">
            <text:p>456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02S" calcext:value-type="time">
            <text:p>01:49:02 PM</text:p>
          </table:table-cell>
          <table:table-cell table:number-columns-repeated="2"/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03S" calcext:value-type="time">
            <text:p>01:49:03 PM</text:p>
          </table:table-cell>
          <table:table-cell table:number-columns-repeated="2"/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04S" calcext:value-type="time">
            <text:p>01:49:04 PM</text:p>
          </table:table-cell>
          <table:table-cell table:number-columns-repeated="2"/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05S" calcext:value-type="time">
            <text:p>01:49:05 PM</text:p>
          </table:table-cell>
          <table:table-cell table:number-columns-repeated="2"/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06S" calcext:value-type="time">
            <text:p>01:49:06 PM</text:p>
          </table:table-cell>
          <table:table-cell table:number-columns-repeated="2"/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07S" calcext:value-type="time">
            <text:p>01:49:07 PM</text:p>
          </table:table-cell>
          <table:table-cell table:number-columns-repeated="2"/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08S" calcext:value-type="time">
            <text:p>01:49:08 PM</text:p>
          </table:table-cell>
          <table:table-cell table:number-columns-repeated="2"/>
        </table:table-row>
        <table:table-row table:style-name="ro1">
          <table:table-cell office:value-type="float" office:value="4569" calcext:value-type="float">
            <text:p>456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09S" calcext:value-type="time">
            <text:p>01:49:09 PM</text:p>
          </table:table-cell>
          <table:table-cell table:number-columns-repeated="2"/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09S" calcext:value-type="time">
            <text:p>01:49:09 PM</text:p>
          </table:table-cell>
          <table:table-cell table:number-columns-repeated="2"/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10S" calcext:value-type="time">
            <text:p>01:49:10 PM</text:p>
          </table:table-cell>
          <table:table-cell table:number-columns-repeated="2"/>
        </table:table-row>
        <table:table-row table:style-name="ro1">
          <table:table-cell office:value-type="float" office:value="4572" calcext:value-type="float">
            <text:p>457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10S" calcext:value-type="time">
            <text:p>01:49:10 PM</text:p>
          </table:table-cell>
          <table:table-cell table:number-columns-repeated="2"/>
        </table:table-row>
        <table:table-row table:style-name="ro1">
          <table:table-cell office:value-type="float" office:value="4573" calcext:value-type="float">
            <text:p>457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11S" calcext:value-type="time">
            <text:p>01:49:11 PM</text:p>
          </table:table-cell>
          <table:table-cell table:number-columns-repeated="2"/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11S" calcext:value-type="time">
            <text:p>01:49:11 PM</text:p>
          </table:table-cell>
          <table:table-cell table:number-columns-repeated="2"/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12S" calcext:value-type="time">
            <text:p>01:49:12 PM</text:p>
          </table:table-cell>
          <table:table-cell table:number-columns-repeated="2"/>
        </table:table-row>
        <table:table-row table:style-name="ro1">
          <table:table-cell office:value-type="float" office:value="4576" calcext:value-type="float">
            <text:p>4576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12S" calcext:value-type="time">
            <text:p>01:49:12 PM</text:p>
          </table:table-cell>
          <table:table-cell table:number-columns-repeated="2"/>
        </table:table-row>
        <table:table-row table:style-name="ro1">
          <table:table-cell office:value-type="float" office:value="4577" calcext:value-type="float">
            <text:p>457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13S" calcext:value-type="time">
            <text:p>01:49:13 PM</text:p>
          </table:table-cell>
          <table:table-cell table:number-columns-repeated="2"/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13S" calcext:value-type="time">
            <text:p>01:49:13 PM</text:p>
          </table:table-cell>
          <table:table-cell table:number-columns-repeated="2"/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13S" calcext:value-type="time">
            <text:p>01:49:13 PM</text:p>
          </table:table-cell>
          <table:table-cell table:number-columns-repeated="2"/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14S" calcext:value-type="time">
            <text:p>01:49:14 PM</text:p>
          </table:table-cell>
          <table:table-cell table:number-columns-repeated="2"/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14S" calcext:value-type="time">
            <text:p>01:49:14 PM</text:p>
          </table:table-cell>
          <table:table-cell table:number-columns-repeated="2"/>
        </table:table-row>
        <table:table-row table:style-name="ro1">
          <table:table-cell office:value-type="float" office:value="4582" calcext:value-type="float">
            <text:p>458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14S" calcext:value-type="time">
            <text:p>01:49:14 PM</text:p>
          </table:table-cell>
          <table:table-cell table:number-columns-repeated="2"/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15S" calcext:value-type="time">
            <text:p>01:49:15 PM</text:p>
          </table:table-cell>
          <table:table-cell table:number-columns-repeated="2"/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15S" calcext:value-type="time">
            <text:p>01:49:15 PM</text:p>
          </table:table-cell>
          <table:table-cell table:number-columns-repeated="2"/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16S" calcext:value-type="time">
            <text:p>01:49:16 PM</text:p>
          </table:table-cell>
          <table:table-cell table:number-columns-repeated="2"/>
        </table:table-row>
        <table:table-row table:style-name="ro1">
          <table:table-cell office:value-type="float" office:value="4586" calcext:value-type="float">
            <text:p>458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16S" calcext:value-type="time">
            <text:p>01:49:16 PM</text:p>
          </table:table-cell>
          <table:table-cell table:number-columns-repeated="2"/>
        </table:table-row>
        <table:table-row table:style-name="ro1">
          <table:table-cell office:value-type="float" office:value="4587" calcext:value-type="float">
            <text:p>458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17S" calcext:value-type="time">
            <text:p>01:49:17 PM</text:p>
          </table:table-cell>
          <table:table-cell table:number-columns-repeated="2"/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17S" calcext:value-type="time">
            <text:p>01:49:17 PM</text:p>
          </table:table-cell>
          <table:table-cell table:number-columns-repeated="2"/>
        </table:table-row>
        <table:table-row table:style-name="ro1">
          <table:table-cell office:value-type="float" office:value="4589" calcext:value-type="float">
            <text:p>458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18S" calcext:value-type="time">
            <text:p>01:49:18 PM</text:p>
          </table:table-cell>
          <table:table-cell table:number-columns-repeated="2"/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19S" calcext:value-type="time">
            <text:p>01:49:19 PM</text:p>
          </table:table-cell>
          <table:table-cell table:number-columns-repeated="2"/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20S" calcext:value-type="time">
            <text:p>01:49:20 PM</text:p>
          </table:table-cell>
          <table:table-cell table:number-columns-repeated="2"/>
        </table:table-row>
        <table:table-row table:style-name="ro1">
          <table:table-cell office:value-type="float" office:value="4592" calcext:value-type="float">
            <text:p>459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21S" calcext:value-type="time">
            <text:p>01:49:21 PM</text:p>
          </table:table-cell>
          <table:table-cell table:number-columns-repeated="2"/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22S" calcext:value-type="time">
            <text:p>01:49:22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1">
          <table:table-cell office:value-type="float" office:value="4594" calcext:value-type="float">
            <text:p>459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57S" calcext:value-type="time">
            <text:p>01:49:57 PM</text:p>
          </table:table-cell>
          <table:table-cell table:number-columns-repeated="2"/>
        </table:table-row>
        <table:table-row table:style-name="ro1">
          <table:table-cell office:value-type="float" office:value="4595" calcext:value-type="float">
            <text:p>4595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58S" calcext:value-type="time">
            <text:p>01:49:58 PM</text:p>
          </table:table-cell>
          <table:table-cell table:number-columns-repeated="2"/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58S" calcext:value-type="time">
            <text:p>01:49:58 PM</text:p>
          </table:table-cell>
          <table:table-cell table:number-columns-repeated="2"/>
        </table:table-row>
        <table:table-row table:style-name="ro1">
          <table:table-cell office:value-type="float" office:value="4597" calcext:value-type="float">
            <text:p>459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59S" calcext:value-type="time">
            <text:p>01:49:59 PM</text:p>
          </table:table-cell>
          <table:table-cell table:number-columns-repeated="2"/>
        </table:table-row>
        <table:table-row table:style-name="ro1">
          <table:table-cell office:value-type="float" office:value="4598" calcext:value-type="float">
            <text:p>459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49M59S" calcext:value-type="time">
            <text:p>01:49:59 PM</text:p>
          </table:table-cell>
          <table:table-cell table:number-columns-repeated="2"/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00S" calcext:value-type="time">
            <text:p>01:50:00 PM</text:p>
          </table:table-cell>
          <table:table-cell table:number-columns-repeated="2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00S" calcext:value-type="time">
            <text:p>01:50:00 PM</text:p>
          </table:table-cell>
          <table:table-cell table:number-columns-repeated="2"/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01S" calcext:value-type="time">
            <text:p>01:50:01 PM</text:p>
          </table:table-cell>
          <table:table-cell table:number-columns-repeated="2"/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01S" calcext:value-type="time">
            <text:p>01:50:01 PM</text:p>
          </table:table-cell>
          <table:table-cell table:number-columns-repeated="2"/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02S" calcext:value-type="time">
            <text:p>01:50:02 PM</text:p>
          </table:table-cell>
          <table:table-cell table:number-columns-repeated="2"/>
        </table:table-row>
        <table:table-row table:style-name="ro1">
          <table:table-cell office:value-type="float" office:value="4604" calcext:value-type="float">
            <text:p>460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02S" calcext:value-type="time">
            <text:p>01:50:02 PM</text:p>
          </table:table-cell>
          <table:table-cell table:number-columns-repeated="2"/>
        </table:table-row>
        <table:table-row table:style-name="ro1">
          <table:table-cell office:value-type="float" office:value="4605" calcext:value-type="float">
            <text:p>4605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02S" calcext:value-type="time">
            <text:p>01:50:02 PM</text:p>
          </table:table-cell>
          <table:table-cell table:number-columns-repeated="2"/>
        </table:table-row>
        <table:table-row table:style-name="ro1">
          <table:table-cell office:value-type="float" office:value="4606" calcext:value-type="float">
            <text:p>460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03S" calcext:value-type="time">
            <text:p>01:50:03 PM</text:p>
          </table:table-cell>
          <table:table-cell table:number-columns-repeated="2"/>
        </table:table-row>
        <table:table-row table:style-name="ro1">
          <table:table-cell office:value-type="float" office:value="4607" calcext:value-type="float">
            <text:p>460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03S" calcext:value-type="time">
            <text:p>01:50:03 PM</text:p>
          </table:table-cell>
          <table:table-cell table:number-columns-repeated="2"/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03S" calcext:value-type="time">
            <text:p>01:50:03 PM</text:p>
          </table:table-cell>
          <table:table-cell table:number-columns-repeated="2"/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04S" calcext:value-type="time">
            <text:p>01:50:04 PM</text:p>
          </table:table-cell>
          <table:table-cell table:number-columns-repeated="2"/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04S" calcext:value-type="time">
            <text:p>01:50:04 PM</text:p>
          </table:table-cell>
          <table:table-cell table:number-columns-repeated="2"/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05S" calcext:value-type="time">
            <text:p>01:50:05 PM</text:p>
          </table:table-cell>
          <table:table-cell table:number-columns-repeated="2"/>
        </table:table-row>
        <table:table-row table:style-name="ro1">
          <table:table-cell office:value-type="float" office:value="4612" calcext:value-type="float">
            <text:p>4612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05S" calcext:value-type="time">
            <text:p>01:50:05 PM</text:p>
          </table:table-cell>
          <table:table-cell table:number-columns-repeated="2"/>
        </table:table-row>
        <table:table-row table:style-name="ro1">
          <table:table-cell office:value-type="float" office:value="4613" calcext:value-type="float">
            <text:p>461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06S" calcext:value-type="time">
            <text:p>01:50:06 PM</text:p>
          </table:table-cell>
          <table:table-cell table:number-columns-repeated="2"/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06S" calcext:value-type="time">
            <text:p>01:50:06 PM</text:p>
          </table:table-cell>
          <table:table-cell table:number-columns-repeated="2"/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07S" calcext:value-type="time">
            <text:p>01:50:07 PM</text:p>
          </table:table-cell>
          <table:table-cell table:number-columns-repeated="2"/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07S" calcext:value-type="time">
            <text:p>01:50:07 PM</text:p>
          </table:table-cell>
          <table:table-cell table:number-columns-repeated="2"/>
        </table:table-row>
        <table:table-row table:style-name="ro1">
          <table:table-cell office:value-type="float" office:value="4617" calcext:value-type="float">
            <text:p>461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08S" calcext:value-type="time">
            <text:p>01:50:08 PM</text:p>
          </table:table-cell>
          <table:table-cell table:number-columns-repeated="2"/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09S" calcext:value-type="time">
            <text:p>01:50:09 PM</text:p>
          </table:table-cell>
          <table:table-cell table:number-columns-repeated="2"/>
        </table:table-row>
        <table:table-row table:style-name="ro1">
          <table:table-cell office:value-type="float" office:value="4619" calcext:value-type="float">
            <text:p>461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10S" calcext:value-type="time">
            <text:p>01:50:10 PM</text:p>
          </table:table-cell>
          <table:table-cell table:number-columns-repeated="2"/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11S" calcext:value-type="time">
            <text:p>01:50:11 PM</text:p>
          </table:table-cell>
          <table:table-cell table:number-columns-repeated="2"/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12S" calcext:value-type="time">
            <text:p>01:50:12 PM</text:p>
          </table:table-cell>
          <table:table-cell table:number-columns-repeated="2"/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13S" calcext:value-type="time">
            <text:p>01:50:13 PM</text:p>
          </table:table-cell>
          <table:table-cell table:number-columns-repeated="2"/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14S" calcext:value-type="time">
            <text:p>01:50:14 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5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24S" calcext:value-type="time">
            <text:p>01:50:24 PM</text:p>
          </table:table-cell>
          <table:table-cell table:number-columns-repeated="2"/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25S" calcext:value-type="time">
            <text:p>01:50:25 PM</text:p>
          </table:table-cell>
          <table:table-cell table:number-columns-repeated="2"/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26S" calcext:value-type="time">
            <text:p>01:50:26 PM</text:p>
          </table:table-cell>
          <table:table-cell table:number-columns-repeated="2"/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27S" calcext:value-type="time">
            <text:p>01:50:27 PM</text:p>
          </table:table-cell>
          <table:table-cell table:number-columns-repeated="2"/>
        </table:table-row>
        <table:table-row table:style-name="ro1">
          <table:table-cell office:value-type="float" office:value="4628" calcext:value-type="float">
            <text:p>462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28S" calcext:value-type="time">
            <text:p>01:50:28 PM</text:p>
          </table:table-cell>
          <table:table-cell table:number-columns-repeated="2"/>
        </table:table-row>
        <table:table-row table:style-name="ro1">
          <table:table-cell office:value-type="float" office:value="4629" calcext:value-type="float">
            <text:p>4629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30S" calcext:value-type="time">
            <text:p>01:50:30 PM</text:p>
          </table:table-cell>
          <table:table-cell table:number-columns-repeated="2"/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30S" calcext:value-type="time">
            <text:p>01:50:30 PM</text:p>
          </table:table-cell>
          <table:table-cell table:number-columns-repeated="2"/>
        </table:table-row>
        <table:table-row table:style-name="ro1">
          <table:table-cell office:value-type="float" office:value="4631" calcext:value-type="float">
            <text:p>4631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31S" calcext:value-type="time">
            <text:p>01:50:31 PM</text:p>
          </table:table-cell>
          <table:table-cell table:number-columns-repeated="2"/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31S" calcext:value-type="time">
            <text:p>01:50:31 PM</text:p>
          </table:table-cell>
          <table:table-cell table:number-columns-repeated="2"/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32S" calcext:value-type="time">
            <text:p>01:50:32 PM</text:p>
          </table:table-cell>
          <table:table-cell table:number-columns-repeated="2"/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32S" calcext:value-type="time">
            <text:p>01:50:32 PM</text:p>
          </table:table-cell>
          <table:table-cell table:number-columns-repeated="2"/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33S" calcext:value-type="time">
            <text:p>01:50:33 PM</text:p>
          </table:table-cell>
          <table:table-cell table:number-columns-repeated="2"/>
        </table:table-row>
        <table:table-row table:style-name="ro1">
          <table:table-cell office:value-type="float" office:value="4636" calcext:value-type="float">
            <text:p>4636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33S" calcext:value-type="time">
            <text:p>01:50:33 PM</text:p>
          </table:table-cell>
          <table:table-cell table:number-columns-repeated="2"/>
        </table:table-row>
        <table:table-row table:style-name="ro1">
          <table:table-cell office:value-type="float" office:value="4637" calcext:value-type="float">
            <text:p>4637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34S" calcext:value-type="time">
            <text:p>01:50:34 PM</text:p>
          </table:table-cell>
          <table:table-cell table:number-columns-repeated="2"/>
        </table:table-row>
        <table:table-row table:style-name="ro1">
          <table:table-cell office:value-type="float" office:value="4638" calcext:value-type="float">
            <text:p>4638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34S" calcext:value-type="time">
            <text:p>01:50:34 PM</text:p>
          </table:table-cell>
          <table:table-cell table:number-columns-repeated="2"/>
        </table:table-row>
        <table:table-row table:style-name="ro1">
          <table:table-cell office:value-type="float" office:value="4639" calcext:value-type="float">
            <text:p>4639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34S" calcext:value-type="time">
            <text:p>01:50:34 PM</text:p>
          </table:table-cell>
          <table:table-cell table:number-columns-repeated="2"/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35S" calcext:value-type="time">
            <text:p>01:50:35 PM</text:p>
          </table:table-cell>
          <table:table-cell table:number-columns-repeated="2"/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35S" calcext:value-type="time">
            <text:p>01:50:35 PM</text:p>
          </table:table-cell>
          <table:table-cell table:number-columns-repeated="2"/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35S" calcext:value-type="time">
            <text:p>01:50:35 PM</text:p>
          </table:table-cell>
          <table:table-cell table:number-columns-repeated="2"/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36S" calcext:value-type="time">
            <text:p>01:50:36 PM</text:p>
          </table:table-cell>
          <table:table-cell table:number-columns-repeated="2"/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36S" calcext:value-type="time">
            <text:p>01:50:36 PM</text:p>
          </table:table-cell>
          <table:table-cell table:number-columns-repeated="2"/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float" office:value="703" calcext:value-type="float">
            <text:p>703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36S" calcext:value-type="time">
            <text:p>01:50:36 PM</text:p>
          </table:table-cell>
          <table:table-cell table:number-columns-repeated="2"/>
        </table:table-row>
        <table:table-row table:style-name="ro1">
          <table:table-cell office:value-type="float" office:value="4646" calcext:value-type="float">
            <text:p>4646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37S" calcext:value-type="time">
            <text:p>01:50:37 PM</text:p>
          </table:table-cell>
          <table:table-cell table:number-columns-repeated="2"/>
        </table:table-row>
        <table:table-row table:style-name="ro1">
          <table:table-cell office:value-type="float" office:value="4647" calcext:value-type="float">
            <text:p>4647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37S" calcext:value-type="time">
            <text:p>01:50:37 PM</text:p>
          </table:table-cell>
          <table:table-cell table:number-columns-repeated="2"/>
        </table:table-row>
        <table:table-row table:style-name="ro1">
          <table:table-cell office:value-type="float" office:value="4648" calcext:value-type="float">
            <text:p>4648</text:p>
          </table:table-cell>
          <table:table-cell office:value-type="float" office:value="702" calcext:value-type="float">
            <text:p>702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38S" calcext:value-type="time">
            <text:p>01:50:38 PM</text:p>
          </table:table-cell>
          <table:table-cell table:number-columns-repeated="2"/>
        </table:table-row>
        <table:table-row table:style-name="ro1">
          <table:table-cell office:value-type="float" office:value="4649" calcext:value-type="float">
            <text:p>4649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38S" calcext:value-type="time">
            <text:p>01:50:38 PM</text:p>
          </table:table-cell>
          <table:table-cell table:number-columns-repeated="2"/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39S" calcext:value-type="time">
            <text:p>01:50:39 PM</text:p>
          </table:table-cell>
          <table:table-cell table:number-columns-repeated="2"/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701" calcext:value-type="float">
            <text:p>701</text:p>
          </table:table-cell>
          <table:table-cell table:style-name="ce4" office:value-type="date" office:date-value="2012-04-15" calcext:value-type="date">
            <text:p>2012-04-15</text:p>
          </table:table-cell>
          <table:table-cell table:style-name="ce5" office:value-type="time" office:time-value="PT13H50M40S" calcext:value-type="time">
            <text:p>01:50:40 PM</text:p>
          </table:table-cell>
          <table:table-cell table:number-columns-repeated="2"/>
        </table:table-row>
        <table:table-row table:style-name="ro2" table:number-rows-repeated="1047285">
          <table:table-cell table:number-columns-repeated="6"/>
        </table:table-row>
        <table:table-row table:style-name="ro2">
          <table:table-cell table:number-columns-repeated="6"/>
        </table:table-row>
        <calcext:conditional-formats>
          <calcext:conditional-format calcext:target-range-address="Sheet1.B2:Sheet1.B1048576">
            <calcext:condition calcext:apply-style-name="Pirometro1" calcext:value="=701" calcext:base-cell-address="Sheet1.B2"/>
            <calcext:condition calcext:apply-style-name="Pirometro2" calcext:value="=702" calcext:base-cell-address="Sheet1.B2"/>
            <calcext:condition calcext:apply-style-name="Vacio" calcext:value="=0" calcext:base-cell-address="Sheet1.B2"/>
            <calcext:condition calcext:apply-style-name="Magnetometro" calcext:value="=703" calcext:base-cell-address="Sheet1.B2"/>
          </calcext:conditional-format>
          <calcext:conditional-format calcext:target-range-address="Sheet1.B1:Sheet1.B1">
            <calcext:condition calcext:apply-style-name="Pirometro1" calcext:value="=701" calcext:base-cell-address="Sheet1.B1"/>
            <calcext:condition calcext:apply-style-name="Pirometro2" calcext:value="=702" calcext:base-cell-address="Sheet1.B1"/>
            <calcext:condition calcext:apply-style-name="Vacio" calcext:value="=0" calcext:base-cell-address="Sheet1.B1"/>
            <calcext:condition calcext:apply-style-name="Magnetometro" calcext:value="=703" calcext:base-cell-address="Sheet1.B1"/>
          </calcext:conditional-format>
          <calcext:conditional-format calcext:target-range-address="Sheet1.C1:Sheet1.C1048576">
            <calcext:condition calcext:apply-style-name="Magnetometro" calcext:value="not-contains-text('Entrada')" calcext:base-cell-address="Sheet1.C1"/>
            <calcext:condition calcext:apply-style-name="Magnetometro" calcext:value="not-contains-text('Salida')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rometro1" style:family="table-cell" style:parent-style-name="Default">
      <style:table-cell-properties fo:background-color="transparent" style:vertical-justify="auto"/>
      <style:paragraph-properties css3t:text-justify="auto"/>
      <style:text-properties fo:color="#000080"/>
    </style:style>
    <style:style style:name="Pirometro2" style:family="table-cell" style:parent-style-name="Default">
      <style:text-properties fo:color="#800000"/>
    </style:style>
    <style:style style:name="Vacio" style:family="table-cell" style:parent-style-name="Default">
      <style:table-cell-properties fo:background-color="#000000" style:vertical-justify="auto"/>
      <style:paragraph-properties css3t:text-justify="auto"/>
      <style:text-properties fo:color="#ffffff"/>
    </style:style>
    <style:style style:name="Magnetometro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ro </meta:initial-creator>
    <meta:creation-date>2014-04-21T18:55:19.215827192</meta:creation-date>
    <dc:date>2014-04-21T19:26:09.732516263</dc:date>
    <dc:creator>zero </dc:creator>
    <meta:editing-duration>PT3M4S</meta:editing-duration>
    <meta:editing-cycles>1</meta:editing-cycles>
    <meta:document-statistic meta:table-count="1" meta:cell-count="5217" meta:object-count="0"/>
    <meta:generator>LibreOffice/4.1.3.2$Linux_X86_64 LibreOffice_project/410m0$Build-2</meta:generator>
  </office:meta>
</office:document-meta>
</file>